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EE0000037A803B8C8A483C48C9.png" manifest:media-type="image/png"/>
  <manifest:file-entry manifest:full-path="Pictures/1000020100000DF20000032608D0F491559922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65cm" fo:min-width="3.633cm"/>
    </style:style>
    <style:style style:name="gr4" style:family="graphic" style:parent-style-name="Default_5f_1_5f_2">
      <style:graphic-properties draw:fill-color="#ffffa6" draw:textarea-horizontal-align="justify" draw:textarea-vertical-align="middle" draw:auto-grow-height="false" fo:min-height="0.654cm" fo:min-width="2.604cm"/>
    </style:style>
    <style:style style:name="gr5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6" style:family="graphic" style:parent-style-name="Default_5f_1_5f_2">
      <style:graphic-properties draw:fill-color="#eeeeee" draw:textarea-horizontal-align="justify" draw:textarea-vertical-align="middle" draw:auto-grow-height="false" fo:min-height="0.55cm" fo:min-width="1.3cm"/>
    </style:style>
    <style:style style:name="gr7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true" fo:min-height="0.581cm" fo:min-width="0.629cm"/>
    </style:style>
    <style:style style:name="gr9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true" fo:min-height="0.581cm" fo:min-width="0.315cm"/>
    </style:style>
    <style:style style:name="gr10" style:family="graphic" style:parent-style-name="Default_5f_5">
      <style:graphic-properties draw:fill-color="#ffffa6" draw:textarea-horizontal-align="justify" draw:textarea-vertical-align="middle" draw:auto-grow-height="false" fo:min-height="0.654cm" fo:min-width="2.604cm"/>
    </style:style>
    <style:style style:name="gr11" style:family="graphic" style:parent-style-name="Default_5f_5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2" style:family="graphic" style:parent-style-name="Default_5f_5">
      <style:graphic-properties draw:fill-color="#eeeeee" draw:textarea-horizontal-align="justify" draw:textarea-vertical-align="middle" draw:auto-grow-height="false" fo:min-height="0.55cm" fo:min-width="1.3cm"/>
    </style:style>
    <style:style style:name="gr13" style:family="graphic" style:parent-style-name="Default_5f_5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4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.581cm" fo:min-width="0.629cm"/>
    </style:style>
    <style:style style:name="gr15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.581cm" fo:min-width="0.315cm"/>
    </style:style>
    <style:style style:name="gr16" style:family="graphic" style:parent-style-name="standard">
      <style:graphic-properties svg:stroke-width="0.081cm" svg:stroke-color="#000000" draw:marker-start-width="0.32cm" draw:marker-end-width="0.32cm" draw:fill-color="#ffffff" draw:textarea-horizontal-align="justify" draw:textarea-vertical-align="middle" draw:auto-grow-height="false" fo:min-height="0.38cm" fo:min-width="0.13cm" fo:padding-top="0.164cm" fo:padding-bottom="0.164cm" fo:padding-left="0.289cm" fo:padding-right="0.289cm"/>
    </style:style>
    <style:style style:name="gr1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6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21" style:family="graphic" style:parent-style-name="Default_5f_5">
      <style:graphic-properties draw:fill-color="#ffff6d" draw:textarea-horizontal-align="justify" draw:textarea-vertical-align="middle" draw:auto-grow-height="false" fo:min-height="0.455cm" fo:min-width="0.166cm"/>
    </style:style>
    <style:style style:name="gr22" style:family="graphic" style:parent-style-name="Default_5f_5">
      <style:graphic-properties svg:stroke-width="0.081cm" svg:stroke-color="#000000" draw:marker-start-width="0.32cm" draw:marker-end-width="0.32cm" draw:fill-color="#ffffff" draw:textarea-horizontal-align="justify" draw:textarea-vertical-align="middle" draw:auto-grow-height="false" fo:min-height="0.38cm" fo:min-width="0.13cm" fo:padding-top="0.164cm" fo:padding-bottom="0.164cm" fo:padding-left="0.289cm" fo:padding-right="0.289cm"/>
    </style:style>
    <style:style style:name="gr23" style:family="graphic" style:parent-style-name="Object_20_without_20_fill_5f_1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25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.581cm" fo:min-width="0.786cm"/>
    </style:style>
    <style:style style:name="gr26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161cm" fo:min-width="0.715cm"/>
    </style:style>
    <style:style style:name="gr27" style:family="graphic" style:parent-style-name="Object_20_without_20_fill_5f_1">
      <style:graphic-properties draw:marker-end="Arrow" draw:marker-end-width="0.3cm" draw:fill="solid" draw:textarea-vertical-align="middle"/>
    </style:style>
    <style:style style:name="gr28" style:family="graphic" style:parent-style-name="Object_20_without_20_fill_5f_1">
      <style:graphic-properties draw:fill="solid" draw:textarea-vertical-align="middle"/>
    </style:style>
    <style:style style:name="gr29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.581cm" fo:min-width="0.542cm"/>
    </style:style>
    <style:style style:name="gr30" style:family="graphic" style:parent-style-name="Object_20_without_20_fill_5f_1">
      <style:graphic-properties draw:stroke="dash" draw:stroke-dash="Long_20_Dash" svg:stroke-width="0.1cm" svg:stroke-color="#ff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1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.581cm" fo:min-width="0.715cm"/>
    </style:style>
    <style:style style:name="gr32" style:family="graphic" style:parent-style-name="standard">
      <style:graphic-properties draw:fill-color="#ffffa6" draw:textarea-horizontal-align="justify" draw:textarea-vertical-align="middle" draw:auto-grow-height="false" fo:min-height="0.654cm" fo:min-width="2.60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34" style:family="graphic" style:parent-style-name="standard">
      <style:graphic-properties draw:fill-color="#ffff6d" draw:textarea-horizontal-align="justify" draw:textarea-vertical-align="middle" draw:auto-grow-height="false" fo:min-height="0.455cm" fo:min-width="0.16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542cm"/>
    </style:style>
    <style:style style:name="gr36" style:family="graphic" style:parent-style-name="standard">
      <style:graphic-properties draw:fill-color="#eeeeee" draw:textarea-horizontal-align="justify" draw:textarea-vertical-align="middle" draw:auto-grow-height="false" fo:min-height="0.55cm" fo:min-width="1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715cm"/>
    </style:style>
    <style:style style:name="gr39" style:family="graphic" style:parent-style-name="objectwithoutfill">
      <style:graphic-properties draw:stroke="dash" draw:stroke-dash="Long_20_Dash" svg:stroke-width="0.1cm" svg:stroke-color="#ff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40" style:family="graphic" style:parent-style-name="objectwithoutfill">
      <style:graphic-properties draw:marker-end="Arrow" draw:marker-end-width="0.3cm" draw:fill="solid" draw:textarea-vertical-align="middle"/>
    </style:style>
    <style:style style:name="gr41" style:family="graphic" style:parent-style-name="objectwithoutfill">
      <style:graphic-properties draw:fill="solid" draw:textarea-vertical-align="middle"/>
    </style:style>
    <style:style style:name="gr42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43" style:family="graphic" style:parent-style-name="Default_5f_1_5f_2">
      <style:graphic-properties draw:fill-color="#ffffff" draw:textarea-horizontal-align="justify" draw:textarea-vertical-align="middle" draw:auto-grow-height="false" fo:min-height="2.743cm" fo:min-width="8.1cm"/>
    </style:style>
    <style:style style:name="gr44" style:family="graphic" style:parent-style-name="Default_5f_1_5f_2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45" style:family="graphic" style:parent-style-name="Default_5f_1_5f_2">
      <style:graphic-properties draw:fill-color="#ffffff" draw:textarea-horizontal-align="justify" draw:textarea-vertical-align="middle" draw:auto-grow-height="false" fo:min-height="3.544cm" fo:min-width="8.3cm"/>
    </style:style>
    <style:style style:name="gr46" style:family="graphic" style:parent-style-name="Default_5f_1_5f_2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47" style:family="graphic" style:parent-style-name="Default_5f_1_5f_2">
      <style:graphic-properties draw:stroke="none" draw:fill="none" fo:min-height="0.739cm"/>
    </style:style>
    <style:style style:name="gr48" style:family="graphic" style:parent-style-name="Default_5f_1_5f_2">
      <style:graphic-properties draw:fill-color="#ffffff" draw:textarea-horizontal-align="justify" draw:textarea-vertical-align="middle" draw:auto-grow-height="false" fo:min-height="7.161cm" fo:min-width="8.7cm"/>
    </style:style>
    <style:style style:name="gr49" style:family="graphic" style:parent-style-name="Default_5f_1_5f_2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50" style:family="graphic" style:parent-style-name="standard">
      <style:graphic-properties draw:stroke="none" draw:fill="none" fo:min-height="1.14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21.028cm"/>
    </style:style>
    <style:style style:name="gr52" style:family="graphic" style:parent-style-name="standard">
      <style:graphic-properties draw:stroke="none" draw:fill="none" fo:min-height="0.738cm"/>
    </style:style>
    <style:style style:name="gr53" style:family="graphic" style:parent-style-name="standard">
      <style:graphic-properties draw:stroke="none" draw:fill="none" fo:min-height="1.48cm"/>
    </style:style>
    <style:style style:name="pr1" style:family="presentation" style:parent-style-name="header-title">
      <style:graphic-properties draw:auto-grow-height="true" fo:min-height="3.079cm"/>
    </style:style>
    <style:style style:name="pr2" style:family="presentation" style:parent-style-name="header-notes">
      <style:graphic-properties draw:fill-color="#ffffff" draw:auto-grow-height="true" fo:min-height="13.364cm"/>
    </style:style>
    <style:style style:name="pr3" style:family="presentation" style:parent-style-name="sub_5f_header_5f_-title">
      <style:graphic-properties draw:auto-grow-height="true" fo:min-height="2.629cm"/>
    </style:style>
    <style:style style:name="pr4" style:family="presentation" style:parent-style-name="sub_5f_header_5f_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auto-grow-height="true" fo:min-height="2.597cm"/>
    </style:style>
    <style:style style:name="pr6" style:family="presentation" style:parent-style-name="conten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loext:graphic-properties draw:fill="none" draw:fill-color="#ffffff"/>
      <style:paragraph-properties style:writing-mode="lr-tb"/>
      <style:text-properties style:font-name="Open Sans" fo:font-size="18pt"/>
    </style:style>
    <style:style style:name="P7" style:family="paragraph">
      <loext:graphic-properties draw:fill-color="#ffffa6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OpenSans" fo:font-size="1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c9211e" fo:font-size="14pt" style:font-size-asian="14pt" style:font-size-complex="14pt"/>
    </style:style>
    <style:style style:name="P15" style:family="paragraph">
      <loext:graphic-properties draw:fill-color="#ffff6d"/>
      <style:paragraph-properties fo:text-align="center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style:font-name="OpenSans" fo:font-weight="bold"/>
    </style:style>
    <style:style style:name="P18" style:family="paragraph">
      <style:paragraph-properties fo:margin-left="0cm" fo:margin-right="0cm" fo:margin-top="0.1cm" fo:margin-bottom="0.1cm" fo:line-height="100%" fo:text-indent="0cm"/>
      <style:text-properties fo:hyphenate="false"/>
    </style:style>
    <style:style style:name="P19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 fo:hyphenate="false"/>
    </style:style>
    <style:style style:name="P20" style:family="paragraph">
      <loext:graphic-properties draw:fill="none" draw:fill-color="#ffffff"/>
      <style:paragraph-properties style:writing-mode="lr-tb"/>
      <style:text-properties style:font-name="OpenSans" fo:font-size="18pt" fo:font-weight="bold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 fo:hyphenate="false"/>
    </style:style>
    <style:style style:name="P23" style:family="paragraph">
      <loext:graphic-properties draw:fill="none"/>
      <style:paragraph-properties style:writing-mode="lr-tb"/>
      <style:text-properties style:font-name="OpenSans" fo:font-size="28pt" style:font-size-asian="28pt" style:font-size-complex="28pt"/>
    </style:style>
    <style:style style:name="P24" style:family="paragraph">
      <style:paragraph-properties fo:line-height="150%"/>
    </style:style>
    <style:style style:name="P25" style:family="paragraph">
      <loext:graphic-properties draw:fill="none" draw:fill-color="#ffffff"/>
      <style:paragraph-properties fo:line-height="150%" style:writing-mode="lr-tb"/>
      <style:text-properties style:font-name="OpenSans"/>
    </style:style>
    <style:style style:name="P26" style:family="paragraph">
      <loext:graphic-properties draw:fill-color="#ffffff"/>
      <style:paragraph-properties style:writing-mode="lr-tb"/>
    </style:style>
    <style:style style:name="P27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28" style:family="paragraph">
      <style:paragraph-properties fo:margin-top="0.42cm" fo:margin-bottom="0.35cm"/>
    </style:style>
    <style:style style:name="P29" style:family="paragraph">
      <loext:graphic-properties draw:fill="none"/>
      <style:paragraph-properties fo:margin-top="0.42cm" fo:margin-bottom="0.35cm" style:writing-mode="lr-tb"/>
      <style:text-properties style:font-name="OpenSans" fo:font-size="18pt" style:font-size-asian="10pt" style:font-size-complex="10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 Sans" fo:font-size="18pt"/>
    </style:style>
    <style:style style:name="T7" style:family="text">
      <style:text-properties style:font-name="OpenSans" fo:font-size="14pt" style:font-size-asian="14pt" style:font-size-complex="14pt"/>
    </style:style>
    <style:style style:name="T8" style:family="text">
      <style:text-properties style:font-name="OpenSans" fo:font-size="14pt"/>
    </style:style>
    <style:style style:name="T9" style:family="text">
      <style:text-properties fo:color="#c9211e" fo:font-size="14pt" style:font-size-asian="14pt" style:font-size-complex="14pt"/>
    </style:style>
    <style:style style:name="T10" style:family="text">
      <style:text-properties style:font-name="OpenSans" fo:font-weight="bold"/>
    </style:style>
    <style:style style:name="T11" style:family="text">
      <style:text-properties style:use-window-font-color="true" style:text-outline="false" style:text-line-through-style="none" style:text-line-through-type="none" style:font-name="Open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2" style:family="text">
      <style:text-properties style:font-name="OpenSans" fo:font-size="18pt" fo:font-weight="bold"/>
    </style:style>
    <style:style style:name="T13" style:family="text"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OpenSans" fo:font-size="28pt" fo:language="en" fo:country="US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15" style:family="text">
      <style:text-properties style:font-name="OpenSans"/>
    </style:style>
    <style:style style:name="T16" style:family="text">
      <style:text-properties fo:color="#000000" style:text-outline="false" style:text-line-through-style="none" style:text-line-through-type="none" style:font-name="Open Sans" fo:font-size="28pt" fo:language="en" fo:country="US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17" style:family="text">
      <style:text-properties style:font-name="OpenSans" fo:font-size="1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Sorting Technique</text:span><text:span text:style-name="T1"> – Heap Sor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Heap Sor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xml:id="id1" draw:id="id1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 xml:id="id2" draw:id="id2">
          <draw:custom-shape draw:style-name="gr4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4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g>
          <draw:g>
            <draw:custom-shape draw:style-name="gr6" draw:text-style-name="P9" draw:layer="layout" svg:width="1.8cm" svg:height="0.8cm" svg:x="1.0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17.2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15.4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13.6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11.8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10.0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8.2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6.4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4.6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2.893cm" svg:y="7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7" draw:text-style-name="P10" draw:layer="layout" svg:width="2.184cm" svg:height="1cm" draw:transform="rotate (0.515919326889524) translate (0.6cm 8.777cm)">
            <draw:text-box>
              <text:p><text:span text:style-name="T8">arr[0]</text:span></text:p>
            </draw:text-box>
          </draw:frame>
          <draw:frame draw:style-name="gr7" draw:text-style-name="P10" draw:layer="layout" svg:width="2.184cm" svg:height="1cm" draw:transform="rotate (0.515919326889524) translate (2.593cm 8.777cm)">
            <draw:text-box>
              <text:p><text:span text:style-name="T8">arr[1]</text:span></text:p>
            </draw:text-box>
          </draw:frame>
          <draw:frame draw:style-name="gr7" draw:text-style-name="P10" draw:layer="layout" svg:width="2.184cm" svg:height="1cm" draw:transform="rotate (0.515919326889524) translate (4.293cm 8.777cm)">
            <draw:text-box>
              <text:p><text:span text:style-name="T8">arr[2]</text:span></text:p>
            </draw:text-box>
          </draw:frame>
          <draw:frame draw:style-name="gr7" draw:text-style-name="P10" draw:layer="layout" svg:width="2.184cm" svg:height="1cm" draw:transform="rotate (0.515919326889524) translate (15.1cm 8.777cm)">
            <draw:text-box>
              <text:p><text:span text:style-name="T8">arr[8]</text:span></text:p>
            </draw:text-box>
          </draw:frame>
          <draw:frame draw:style-name="gr7" draw:text-style-name="P10" draw:layer="layout" svg:width="2.184cm" svg:height="1cm" draw:transform="rotate (0.515919326889524) translate (13.3cm 8.777cm)">
            <draw:text-box>
              <text:p><text:span text:style-name="T8">arr[7]</text:span></text:p>
            </draw:text-box>
          </draw:frame>
          <draw:frame draw:style-name="gr7" draw:text-style-name="P10" draw:layer="layout" svg:width="2.184cm" svg:height="1cm" draw:transform="rotate (0.515919326889524) translate (11.4cm 8.777cm)">
            <draw:text-box>
              <text:p><text:span text:style-name="T8">arr[6]</text:span></text:p>
            </draw:text-box>
          </draw:frame>
          <draw:frame draw:style-name="gr7" draw:text-style-name="P10" draw:layer="layout" svg:width="2.184cm" svg:height="1cm" draw:transform="rotate (0.515919326889524) translate (9.693cm 8.83cm)">
            <draw:text-box>
              <text:p><text:span text:style-name="T8">arr[5]</text:span></text:p>
            </draw:text-box>
          </draw:frame>
          <draw:frame draw:style-name="gr7" draw:text-style-name="P10" draw:layer="layout" svg:width="2.184cm" svg:height="1cm" draw:transform="rotate (0.515919326889524) translate (7.8cm 8.777cm)">
            <draw:text-box>
              <text:p><text:span text:style-name="T8">arr[4]</text:span></text:p>
            </draw:text-box>
          </draw:frame>
          <draw:frame draw:style-name="gr7" draw:text-style-name="P10" draw:layer="layout" svg:width="2.184cm" svg:height="1cm" draw:transform="rotate (0.515919326889524) translate (6cm 8.777cm)">
            <draw:text-box>
              <text:p><text:span text:style-name="T8">arr[3]</text:span></text:p>
            </draw:text-box>
          </draw:frame>
          <draw:frame draw:style-name="gr7" draw:text-style-name="P10" draw:layer="layout" svg:width="2.184cm" svg:height="1cm" draw:transform="rotate (0.515919326889524) translate (16.9cm 8.777cm)">
            <draw:text-box>
              <text:p><text:span text:style-name="T8">arr[9]</text:span></text:p>
            </draw:text-box>
          </draw:frame>
        </draw:g>
        <draw:frame draw:style-name="gr8" draw:text-style-name="P10" draw:layer="layout" svg:width="1.129cm" svg:height="0.831cm" svg:x="3.478cm" svg:y="7.3cm">
          <draw:text-box>
            <text:p><text:span text:style-name="T8">14</text:span></text:p>
          </draw:text-box>
        </draw:frame>
        <draw:frame draw:style-name="gr9" draw:text-style-name="P10" draw:layer="layout" svg:width="0.815cm" svg:height="0.831cm" svg:x="1.678cm" svg:y="7.3cm">
          <draw:text-box>
            <text:p><text:span text:style-name="T8">1</text:span></text:p>
          </draw:text-box>
        </draw:frame>
        <draw:frame draw:style-name="gr8" draw:text-style-name="P10" draw:layer="layout" svg:width="1.129cm" svg:height="0.831cm" svg:x="5.093cm" svg:y="7.269cm">
          <draw:text-box>
            <text:p><text:span text:style-name="T8">10</text:span></text:p>
          </draw:text-box>
        </draw:frame>
        <draw:frame draw:style-name="gr8" draw:text-style-name="P10" draw:layer="layout" svg:width="1.129cm" svg:height="0.831cm" svg:x="14.093cm" svg:y="7.269cm">
          <draw:text-box>
            <text:p><text:span text:style-name="T8">2</text:span></text:p>
          </draw:text-box>
        </draw:frame>
        <draw:frame draw:style-name="gr8" draw:text-style-name="P10" draw:layer="layout" svg:width="1.129cm" svg:height="0.831cm" svg:x="15.764cm" svg:y="7.269cm">
          <draw:text-box>
            <text:p><text:span text:style-name="T8">4</text:span></text:p>
          </draw:text-box>
        </draw:frame>
        <draw:frame draw:style-name="gr8" draw:text-style-name="P10" draw:layer="layout" svg:width="1.129cm" svg:height="0.831cm" svg:x="6.878cm" svg:y="7.269cm">
          <draw:text-box>
            <text:p><text:span text:style-name="T8">8</text:span></text:p>
          </draw:text-box>
        </draw:frame>
        <draw:frame draw:style-name="gr5" draw:text-style-name="P10" draw:layer="layout" svg:width="0.815cm" svg:height="0.831cm" svg:x="8.878cm" svg:y="7.269cm">
          <draw:text-box>
            <text:p><text:span text:style-name="T8">7</text:span></text:p>
          </draw:text-box>
        </draw:frame>
        <draw:frame draw:style-name="gr9" draw:text-style-name="P10" draw:layer="layout" svg:width="0.815cm" svg:height="0.831cm" svg:x="10.678cm" svg:y="7.269cm">
          <draw:text-box>
            <text:p><text:span text:style-name="T8">9</text:span></text:p>
          </draw:text-box>
        </draw:frame>
        <draw:frame draw:style-name="gr9" draw:text-style-name="P10" draw:layer="layout" svg:width="0.815cm" svg:height="0.831cm" svg:x="12.378cm" svg:y="7.269cm">
          <draw:text-box>
            <text:p><text:span text:style-name="T8">3</text:span></text:p>
          </draw:text-box>
        </draw:frame>
        <draw:frame draw:style-name="gr8" draw:text-style-name="P10" draw:layer="layout" svg:width="1.129cm" svg:height="0.831cm" svg:x="17.693cm" svg:y="7.269cm">
          <draw:text-box>
            <text:p><text:span text:style-name="T8">6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10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g>
          <draw:g>
            <draw:custom-shape draw:style-name="gr12" draw:text-style-name="P9" draw:layer="layout" svg:width="1.8cm" svg:height="0.8cm" svg:x="1.0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7.2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5.4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3.6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1.8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0.0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8.2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6.4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4.6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.893cm" svg:y="7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0" draw:layer="layout" svg:width="2.184cm" svg:height="1cm" draw:transform="rotate (0.515919326889524) translate (0.6cm 8.777cm)">
            <draw:text-box>
              <text:p><text:span text:style-name="T8">arr[0]</text:span></text:p>
            </draw:text-box>
          </draw:frame>
          <draw:frame draw:style-name="gr13" draw:text-style-name="P10" draw:layer="layout" svg:width="2.184cm" svg:height="1cm" draw:transform="rotate (0.515919326889524) translate (2.593cm 8.777cm)">
            <draw:text-box>
              <text:p><text:span text:style-name="T8">arr[1]</text:span></text:p>
            </draw:text-box>
          </draw:frame>
          <draw:frame draw:style-name="gr13" draw:text-style-name="P10" draw:layer="layout" svg:width="2.184cm" svg:height="1cm" draw:transform="rotate (0.515919326889524) translate (4.293cm 8.777cm)">
            <draw:text-box>
              <text:p><text:span text:style-name="T8">arr[2]</text:span></text:p>
            </draw:text-box>
          </draw:frame>
          <draw:frame draw:style-name="gr13" draw:text-style-name="P10" draw:layer="layout" svg:width="2.184cm" svg:height="1cm" draw:transform="rotate (0.515919326889524) translate (15.1cm 8.777cm)">
            <draw:text-box>
              <text:p><text:span text:style-name="T8">arr[8]</text:span></text:p>
            </draw:text-box>
          </draw:frame>
          <draw:frame draw:style-name="gr13" draw:text-style-name="P10" draw:layer="layout" svg:width="2.184cm" svg:height="1cm" draw:transform="rotate (0.515919326889524) translate (13.3cm 8.777cm)">
            <draw:text-box>
              <text:p><text:span text:style-name="T8">arr[7]</text:span></text:p>
            </draw:text-box>
          </draw:frame>
          <draw:frame draw:style-name="gr13" draw:text-style-name="P10" draw:layer="layout" svg:width="2.184cm" svg:height="1cm" draw:transform="rotate (0.515919326889524) translate (11.4cm 8.777cm)">
            <draw:text-box>
              <text:p><text:span text:style-name="T8">arr[6]</text:span></text:p>
            </draw:text-box>
          </draw:frame>
          <draw:frame draw:style-name="gr13" draw:text-style-name="P10" draw:layer="layout" svg:width="2.184cm" svg:height="1cm" draw:transform="rotate (0.515919326889524) translate (9.693cm 8.83cm)">
            <draw:text-box>
              <text:p><text:span text:style-name="T8">arr[5]</text:span></text:p>
            </draw:text-box>
          </draw:frame>
          <draw:frame draw:style-name="gr13" draw:text-style-name="P10" draw:layer="layout" svg:width="2.184cm" svg:height="1cm" draw:transform="rotate (0.515919326889524) translate (7.8cm 8.777cm)">
            <draw:text-box>
              <text:p><text:span text:style-name="T8">arr[4]</text:span></text:p>
            </draw:text-box>
          </draw:frame>
          <draw:frame draw:style-name="gr13" draw:text-style-name="P10" draw:layer="layout" svg:width="2.184cm" svg:height="1cm" draw:transform="rotate (0.515919326889524) translate (6cm 8.777cm)">
            <draw:text-box>
              <text:p><text:span text:style-name="T8">arr[3]</text:span></text:p>
            </draw:text-box>
          </draw:frame>
          <draw:frame draw:style-name="gr13" draw:text-style-name="P10" draw:layer="layout" svg:width="2.184cm" svg:height="1cm" draw:transform="rotate (0.515919326889524) translate (16.9cm 8.777cm)">
            <draw:text-box>
              <text:p><text:span text:style-name="T8">arr[9]</text:span></text:p>
            </draw:text-box>
          </draw:frame>
        </draw:g>
        <draw:frame draw:style-name="gr14" draw:text-style-name="P10" draw:layer="layout" svg:width="1.129cm" svg:height="0.831cm" svg:x="3.478cm" svg:y="7.3cm">
          <draw:text-box>
            <text:p><text:span text:style-name="T8">14</text:span></text:p>
          </draw:text-box>
        </draw:frame>
        <draw:frame draw:style-name="gr15" draw:text-style-name="P10" draw:layer="layout" svg:width="0.815cm" svg:height="0.831cm" svg:x="1.678cm" svg:y="7.3cm">
          <draw:text-box>
            <text:p><text:span text:style-name="T8">1</text:span></text:p>
          </draw:text-box>
        </draw:frame>
        <draw:frame draw:style-name="gr14" draw:text-style-name="P10" draw:layer="layout" svg:width="1.129cm" svg:height="0.831cm" svg:x="5.093cm" svg:y="7.269cm">
          <draw:text-box>
            <text:p><text:span text:style-name="T8">10</text:span></text:p>
          </draw:text-box>
        </draw:frame>
        <draw:frame draw:style-name="gr14" draw:text-style-name="P10" draw:layer="layout" svg:width="1.129cm" svg:height="0.831cm" svg:x="14.093cm" svg:y="7.269cm">
          <draw:text-box>
            <text:p><text:span text:style-name="T8">2</text:span></text:p>
          </draw:text-box>
        </draw:frame>
        <draw:frame draw:style-name="gr14" draw:text-style-name="P10" draw:layer="layout" svg:width="1.129cm" svg:height="0.831cm" svg:x="15.764cm" svg:y="7.269cm">
          <draw:text-box>
            <text:p><text:span text:style-name="T8">4</text:span></text:p>
          </draw:text-box>
        </draw:frame>
        <draw:frame draw:style-name="gr14" draw:text-style-name="P10" draw:layer="layout" svg:width="1.129cm" svg:height="0.831cm" svg:x="6.878cm" svg:y="7.269cm">
          <draw:text-box>
            <text:p><text:span text:style-name="T8">8</text:span></text:p>
          </draw:text-box>
        </draw:frame>
        <draw:frame draw:style-name="gr11" draw:text-style-name="P10" draw:layer="layout" svg:width="0.815cm" svg:height="0.831cm" svg:x="8.878cm" svg:y="7.269cm">
          <draw:text-box>
            <text:p><text:span text:style-name="T8">7</text:span></text:p>
          </draw:text-box>
        </draw:frame>
        <draw:frame draw:style-name="gr15" draw:text-style-name="P10" draw:layer="layout" svg:width="0.815cm" svg:height="0.831cm" svg:x="10.678cm" svg:y="7.269cm">
          <draw:text-box>
            <text:p><text:span text:style-name="T8">9</text:span></text:p>
          </draw:text-box>
        </draw:frame>
        <draw:frame draw:style-name="gr15" draw:text-style-name="P10" draw:layer="layout" svg:width="0.815cm" svg:height="0.831cm" svg:x="12.378cm" svg:y="7.269cm">
          <draw:text-box>
            <text:p><text:span text:style-name="T8">3</text:span></text:p>
          </draw:text-box>
        </draw:frame>
        <draw:frame draw:style-name="gr14" draw:text-style-name="P10" draw:layer="layout" svg:width="1.129cm" svg:height="0.831cm" svg:x="17.693cm" svg:y="7.269cm">
          <draw:text-box>
            <text:p><text:span text:style-name="T8">6</text:span></text:p>
          </draw:text-box>
        </draw:frame>
        <draw:g>
          <draw:custom-shape draw:style-name="gr16" draw:text-style-name="P11" draw:layer="layout" svg:width="1cm" svg:height="1cm" svg:x="23.201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1cm" svg:height="1cm" svg:x="25.001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2" draw:layer="layout" svg:x1="23.301cm" svg:y1="5.5cm" svg:x2="22.301cm" svg:y2="6.4cm">
            <text:p/>
          </draw:line>
          <draw:line draw:style-name="gr17" draw:text-style-name="P13" draw:layer="layout" svg:x1="24.201cm" svg:y1="5.5cm" svg:x2="25.201cm" svg:y2="6.4cm">
            <text:p/>
          </draw:line>
          <draw:custom-shape draw:style-name="gr16" draw:text-style-name="P11" draw:layer="layout" svg:width="1cm" svg:height="1cm" svg:x="24.001cm" svg:y="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1cm" svg:height="1cm" svg:x="26.101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2" draw:layer="layout" svg:x1="25.201cm" svg:y1="7.2cm" svg:x2="24.501cm" svg:y2="7.9cm">
            <text:p/>
          </draw:line>
          <draw:line draw:style-name="gr17" draw:text-style-name="P12" draw:layer="layout" svg:x1="25.801cm" svg:y1="7.3cm" svg:x2="26.501cm" svg:y2="8cm">
            <text:p/>
          </draw:line>
          <draw:custom-shape draw:style-name="gr16" draw:text-style-name="P11" draw:layer="layout" svg:width="1cm" svg:height="1cm" svg:x="21.701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1cm" svg:height="1cm" svg:x="20.401cm" svg:y="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1cm" svg:height="1cm" svg:x="22.801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2" draw:layer="layout" svg:x1="21.901cm" svg:y1="7.2cm" svg:x2="21.201cm" svg:y2="7.9cm">
            <text:p/>
          </draw:line>
          <draw:line draw:style-name="gr17" draw:text-style-name="P12" draw:layer="layout" svg:x1="22.501cm" svg:y1="7.3cm" svg:x2="23.201cm" svg:y2="8cm">
            <text:p/>
          </draw:line>
          <draw:frame draw:style-name="gr18" draw:text-style-name="P8" draw:layer="layout" svg:width="1.129cm" svg:height="0.831cm" svg:x="23.159cm" svg:y="4.969cm">
            <draw:text-box>
              <text:p><text:span text:style-name="T7"><text:s/></text:span><text:span text:style-name="T7">1</text:span></text:p>
            </draw:text-box>
          </draw:frame>
          <draw:frame draw:style-name="gr18" draw:text-style-name="P8" draw:layer="layout" svg:width="1.129cm" svg:height="0.831cm" svg:x="21.672cm" svg:y="6.469cm">
            <draw:text-box>
              <text:p><text:span text:style-name="T7">14</text:span></text:p>
            </draw:text-box>
          </draw:frame>
          <draw:frame draw:style-name="gr18" draw:text-style-name="P8" draw:layer="layout" svg:width="1.129cm" svg:height="0.831cm" svg:x="25.001cm" svg:y="6.469cm">
            <draw:text-box>
              <text:p><text:span text:style-name="T7">10</text:span></text:p>
            </draw:text-box>
          </draw:frame>
          <draw:frame draw:style-name="gr19" draw:text-style-name="P8" draw:layer="layout" svg:width="0.815cm" svg:height="0.831cm" svg:x="20.472cm" svg:y="7.969cm">
            <draw:text-box>
              <text:p><text:span text:style-name="T7">8</text:span></text:p>
            </draw:text-box>
          </draw:frame>
          <draw:frame draw:style-name="gr19" draw:text-style-name="P8" draw:layer="layout" svg:width="0.815cm" svg:height="0.831cm" svg:x="22.872cm" svg:y="8.1cm">
            <draw:text-box>
              <text:p><text:span text:style-name="T7">7</text:span></text:p>
            </draw:text-box>
          </draw:frame>
          <draw:frame draw:style-name="gr19" draw:text-style-name="P8" draw:layer="layout" svg:width="0.815cm" svg:height="0.831cm" svg:x="24.101cm" svg:y="8.069cm">
            <draw:text-box>
              <text:p><text:span text:style-name="T7">9</text:span></text:p>
            </draw:text-box>
          </draw:frame>
          <draw:frame draw:style-name="gr19" draw:text-style-name="P8" draw:layer="layout" svg:width="0.815cm" svg:height="0.831cm" svg:x="26.201cm" svg:y="8.1cm">
            <draw:text-box>
              <text:p><text:span text:style-name="T7">3</text:span></text:p>
            </draw:text-box>
          </draw:frame>
          <draw:frame draw:style-name="gr20" draw:text-style-name="P14" draw:layer="layout" svg:width="0.777cm" svg:height="0.806cm" svg:x="23.324cm" svg:y="5.693cm">
            <draw:text-box>
              <text:p><text:span text:style-name="T9">0</text:span></text:p>
            </draw:text-box>
          </draw:frame>
          <draw:frame draw:style-name="gr20" draw:text-style-name="P14" draw:layer="layout" svg:width="0.777cm" svg:height="0.806cm" svg:x="21.81cm" svg:y="7.3cm">
            <draw:text-box>
              <text:p><text:span text:style-name="T9">1</text:span></text:p>
            </draw:text-box>
          </draw:frame>
          <draw:frame draw:style-name="gr20" draw:text-style-name="P14" draw:layer="layout" svg:width="0.777cm" svg:height="0.806cm" svg:x="25.139cm" svg:y="7.3cm">
            <draw:text-box>
              <text:p><text:span text:style-name="T9">2</text:span></text:p>
            </draw:text-box>
          </draw:frame>
          <draw:frame draw:style-name="gr20" draw:text-style-name="P14" draw:layer="layout" svg:width="0.777cm" svg:height="0.806cm" svg:x="20.272cm" svg:y="8.711cm">
            <draw:text-box>
              <text:p><text:span text:style-name="T9">3</text:span></text:p>
            </draw:text-box>
          </draw:frame>
          <draw:frame draw:style-name="gr20" draw:text-style-name="P14" draw:layer="layout" svg:width="0.777cm" svg:height="0.806cm" svg:x="22.4cm" svg:y="8.693cm">
            <draw:text-box>
              <text:p><text:span text:style-name="T9">4</text:span></text:p>
            </draw:text-box>
          </draw:frame>
          <draw:frame draw:style-name="gr20" draw:text-style-name="P14" draw:layer="layout" svg:width="0.777cm" svg:height="0.806cm" svg:x="24.224cm" svg:y="8.793cm">
            <draw:text-box>
              <text:p><text:span text:style-name="T9">5</text:span></text:p>
            </draw:text-box>
          </draw:frame>
          <draw:frame draw:style-name="gr20" draw:text-style-name="P14" draw:layer="layout" svg:width="0.777cm" svg:height="0.806cm" svg:x="26.623cm" svg:y="8.793cm">
            <draw:text-box>
              <text:p><text:span text:style-name="T9">6</text:span></text:p>
            </draw:text-box>
          </draw:frame>
          <draw:custom-shape draw:style-name="gr16" draw:text-style-name="P11" draw:layer="layout" svg:width="1cm" svg:height="1cm" svg:x="19.201cm" svg:y="9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1cm" svg:height="1cm" svg:x="21.201cm" svg:y="9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2" draw:layer="layout" svg:x1="20.501cm" svg:y1="8.599cm" svg:x2="19.9cm" svg:y2="9.511cm">
            <text:p/>
          </draw:line>
          <draw:line draw:style-name="gr17" draw:text-style-name="P12" draw:layer="layout" svg:x1="21.049cm" svg:y1="8.8cm" svg:x2="21.5cm" svg:y2="9.611cm">
            <text:p/>
          </draw:line>
          <draw:frame draw:style-name="gr19" draw:text-style-name="P8" draw:layer="layout" svg:width="0.815cm" svg:height="0.831cm" svg:x="19.272cm" svg:y="9.68cm">
            <draw:text-box>
              <text:p><text:span text:style-name="T7">2</text:span></text:p>
            </draw:text-box>
          </draw:frame>
          <draw:frame draw:style-name="gr19" draw:text-style-name="P8" draw:layer="layout" svg:width="0.815cm" svg:height="0.831cm" svg:x="21.272cm" svg:y="9.611cm">
            <draw:text-box>
              <text:p><text:span text:style-name="T7">4</text:span></text:p>
            </draw:text-box>
          </draw:frame>
          <draw:frame draw:style-name="gr20" draw:text-style-name="P14" draw:layer="layout" svg:width="0.777cm" svg:height="0.806cm" svg:x="23.2cm" svg:y="10.599cm">
            <draw:text-box>
              <text:p><text:span text:style-name="T9">9</text:span></text:p>
            </draw:text-box>
          </draw:frame>
          <draw:frame draw:style-name="gr20" draw:text-style-name="P14" draw:layer="layout" svg:width="0.777cm" svg:height="0.806cm" svg:x="18.8cm" svg:y="10.31cm">
            <draw:text-box>
              <text:p><text:span text:style-name="T9">7</text:span></text:p>
            </draw:text-box>
          </draw:frame>
          <draw:frame draw:style-name="gr20" draw:text-style-name="P14" draw:layer="layout" svg:width="0.777cm" svg:height="0.806cm" svg:x="20.9cm" svg:y="10.304cm">
            <draw:text-box>
              <text:p><text:span text:style-name="T9">8</text:span></text:p>
            </draw:text-box>
          </draw:frame>
          <draw:custom-shape draw:style-name="gr16" draw:text-style-name="P11" draw:layer="layout" svg:width="1cm" svg:height="1cm" svg:x="22.5cm" svg:y="9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2" draw:layer="layout" svg:x1="23.201cm" svg:y1="8.999cm" svg:x2="23cm" svg:y2="9.999cm">
            <text:p/>
          </draw:line>
          <draw:frame draw:style-name="gr19" draw:text-style-name="P8" draw:layer="layout" svg:width="0.815cm" svg:height="0.831cm" svg:x="22.6cm" svg:y="10.068cm">
            <draw:text-box>
              <text:p><text:span text:style-name="T7">6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10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21" draw:text-style-name="P15" draw:layer="layout" svg:width="0.942cm" svg:height="0.995cm" svg:x="4.432cm" svg:y="5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4.401cm" svg:y="5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6.201cm" svg:y="7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4.501cm" svg:y1="6.495cm" svg:x2="3.501cm" svg:y2="7.395cm">
          <text:p/>
        </draw:line>
        <draw:line draw:style-name="gr23" draw:text-style-name="P13" draw:layer="layout" svg:x1="5.401cm" svg:y1="6.495cm" svg:x2="6.401cm" svg:y2="7.395cm">
          <text:p/>
        </draw:line>
        <draw:custom-shape draw:style-name="gr22" draw:text-style-name="P11" draw:layer="layout" svg:width="1cm" svg:height="1cm" svg:x="5.201cm" svg:y="8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7.301cm" svg:y="8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6.401cm" svg:y1="8.195cm" svg:x2="5.701cm" svg:y2="8.895cm">
          <text:p/>
        </draw:line>
        <draw:line draw:style-name="gr23" draw:text-style-name="P12" draw:layer="layout" svg:x1="7.001cm" svg:y1="8.295cm" svg:x2="7.701cm" svg:y2="8.995cm">
          <text:p/>
        </draw:line>
        <draw:custom-shape draw:style-name="gr22" draw:text-style-name="P11" draw:layer="layout" svg:width="1cm" svg:height="1cm" svg:x="2.901cm" svg:y="7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1.601cm" svg:y="8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4.001cm" svg:y="8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3.101cm" svg:y1="8.195cm" svg:x2="2.401cm" svg:y2="8.895cm">
          <text:p/>
        </draw:line>
        <draw:line draw:style-name="gr23" draw:text-style-name="P12" draw:layer="layout" svg:x1="3.701cm" svg:y1="8.295cm" svg:x2="4.401cm" svg:y2="8.995cm">
          <text:p/>
        </draw:line>
        <draw:frame draw:style-name="gr14" draw:text-style-name="P8" draw:layer="layout" svg:width="1.129cm" svg:height="0.831cm" svg:x="4.359cm" svg:y="5.964cm">
          <draw:text-box>
            <text:p><text:span text:style-name="T7"><text:s/></text:span><text:span text:style-name="T7">1</text:span></text:p>
          </draw:text-box>
        </draw:frame>
        <draw:frame draw:style-name="gr14" draw:text-style-name="P8" draw:layer="layout" svg:width="1.129cm" svg:height="0.831cm" svg:x="2.872cm" svg:y="7.464cm">
          <draw:text-box>
            <text:p><text:span text:style-name="T7">14</text:span></text:p>
          </draw:text-box>
        </draw:frame>
        <draw:frame draw:style-name="gr14" draw:text-style-name="P8" draw:layer="layout" svg:width="1.129cm" svg:height="0.831cm" svg:x="6.201cm" svg:y="7.464cm">
          <draw:text-box>
            <text:p><text:span text:style-name="T7">10</text:span></text:p>
          </draw:text-box>
        </draw:frame>
        <draw:frame draw:style-name="gr15" draw:text-style-name="P8" draw:layer="layout" svg:width="0.815cm" svg:height="0.831cm" svg:x="1.672cm" svg:y="8.964cm">
          <draw:text-box>
            <text:p><text:span text:style-name="T7">8</text:span></text:p>
          </draw:text-box>
        </draw:frame>
        <draw:frame draw:style-name="gr15" draw:text-style-name="P8" draw:layer="layout" svg:width="0.815cm" svg:height="0.831cm" svg:x="4.072cm" svg:y="9.095cm">
          <draw:text-box>
            <text:p><text:span text:style-name="T7">7</text:span></text:p>
          </draw:text-box>
        </draw:frame>
        <draw:frame draw:style-name="gr15" draw:text-style-name="P8" draw:layer="layout" svg:width="0.815cm" svg:height="0.831cm" svg:x="5.301cm" svg:y="9.064cm">
          <draw:text-box>
            <text:p><text:span text:style-name="T7">9</text:span></text:p>
          </draw:text-box>
        </draw:frame>
        <draw:frame draw:style-name="gr15" draw:text-style-name="P8" draw:layer="layout" svg:width="0.815cm" svg:height="0.831cm" svg:x="7.401cm" svg:y="9.095cm">
          <draw:text-box>
            <text:p><text:span text:style-name="T7">3</text:span></text:p>
          </draw:text-box>
        </draw:frame>
        <draw:frame draw:style-name="gr24" draw:text-style-name="P14" draw:layer="layout" svg:width="0.777cm" svg:height="0.806cm" svg:x="4.524cm" svg:y="6.688cm">
          <draw:text-box>
            <text:p><text:span text:style-name="T9">0</text:span></text:p>
          </draw:text-box>
        </draw:frame>
        <draw:frame draw:style-name="gr24" draw:text-style-name="P14" draw:layer="layout" svg:width="0.777cm" svg:height="0.806cm" svg:x="3.01cm" svg:y="8.295cm">
          <draw:text-box>
            <text:p><text:span text:style-name="T9">1</text:span></text:p>
          </draw:text-box>
        </draw:frame>
        <draw:frame draw:style-name="gr24" draw:text-style-name="P14" draw:layer="layout" svg:width="0.777cm" svg:height="0.806cm" svg:x="6.339cm" svg:y="8.295cm">
          <draw:text-box>
            <text:p><text:span text:style-name="T9">2</text:span></text:p>
          </draw:text-box>
        </draw:frame>
        <draw:frame draw:style-name="gr24" draw:text-style-name="P14" draw:layer="layout" svg:width="0.777cm" svg:height="0.806cm" svg:x="1.472cm" svg:y="9.706cm">
          <draw:text-box>
            <text:p><text:span text:style-name="T9">3</text:span></text:p>
          </draw:text-box>
        </draw:frame>
        <draw:frame draw:style-name="gr24" draw:text-style-name="P14" draw:layer="layout" svg:width="0.777cm" svg:height="0.806cm" svg:x="3.6cm" svg:y="9.688cm">
          <draw:text-box>
            <text:p><text:span text:style-name="T9">4</text:span></text:p>
          </draw:text-box>
        </draw:frame>
        <draw:frame draw:style-name="gr24" draw:text-style-name="P14" draw:layer="layout" svg:width="0.777cm" svg:height="0.806cm" svg:x="5.424cm" svg:y="9.788cm">
          <draw:text-box>
            <text:p><text:span text:style-name="T9">5</text:span></text:p>
          </draw:text-box>
        </draw:frame>
        <draw:frame draw:style-name="gr24" draw:text-style-name="P14" draw:layer="layout" svg:width="0.777cm" svg:height="0.806cm" svg:x="7.823cm" svg:y="9.788cm">
          <draw:text-box>
            <text:p><text:span text:style-name="T9">6</text:span></text:p>
          </draw:text-box>
        </draw:frame>
        <draw:custom-shape draw:style-name="gr22" draw:text-style-name="P11" draw:layer="layout" svg:width="1cm" svg:height="1cm" svg:x="0.401cm" svg:y="10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2.401cm" svg:y="10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1.701cm" svg:y1="9.594cm" svg:x2="1.1cm" svg:y2="10.506cm">
          <text:p/>
        </draw:line>
        <draw:line draw:style-name="gr23" draw:text-style-name="P12" draw:layer="layout" svg:x1="2.249cm" svg:y1="9.795cm" svg:x2="2.7cm" svg:y2="10.606cm">
          <text:p/>
        </draw:line>
        <draw:frame draw:style-name="gr15" draw:text-style-name="P8" draw:layer="layout" svg:width="0.815cm" svg:height="0.831cm" svg:x="0.472cm" svg:y="10.675cm">
          <draw:text-box>
            <text:p><text:span text:style-name="T7">2</text:span></text:p>
          </draw:text-box>
        </draw:frame>
        <draw:frame draw:style-name="gr15" draw:text-style-name="P8" draw:layer="layout" svg:width="0.815cm" svg:height="0.831cm" svg:x="2.472cm" svg:y="10.606cm">
          <draw:text-box>
            <text:p><text:span text:style-name="T7">4</text:span></text:p>
          </draw:text-box>
        </draw:frame>
        <draw:frame draw:style-name="gr24" draw:text-style-name="P14" draw:layer="layout" svg:width="0.777cm" svg:height="0.806cm" svg:x="4.4cm" svg:y="11.594cm">
          <draw:text-box>
            <text:p><text:span text:style-name="T9">9</text:span></text:p>
          </draw:text-box>
        </draw:frame>
        <draw:frame draw:style-name="gr24" draw:text-style-name="P14" draw:layer="layout" svg:width="0.777cm" svg:height="0.806cm" svg:x="0cm" svg:y="11.305cm">
          <draw:text-box>
            <text:p><text:span text:style-name="T9">7</text:span></text:p>
          </draw:text-box>
        </draw:frame>
        <draw:frame draw:style-name="gr24" draw:text-style-name="P14" draw:layer="layout" svg:width="0.777cm" svg:height="0.806cm" svg:x="2.1cm" svg:y="11.299cm">
          <draw:text-box>
            <text:p><text:span text:style-name="T9">8</text:span></text:p>
          </draw:text-box>
        </draw:frame>
        <draw:custom-shape draw:style-name="gr22" draw:text-style-name="P11" draw:layer="layout" svg:width="1cm" svg:height="1cm" svg:x="3.7cm" svg:y="10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4.401cm" svg:y1="9.994cm" svg:x2="4.2cm" svg:y2="10.994cm">
          <text:p/>
        </draw:line>
        <draw:frame draw:style-name="gr15" draw:text-style-name="P8" draw:layer="layout" svg:width="0.815cm" svg:height="0.831cm" svg:x="3.8cm" svg:y="11.063cm">
          <draw:text-box>
            <text:p><text:span text:style-name="T7">6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10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21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4.901cm" svg:y1="6.4cm" svg:x2="3.901cm" svg:y2="7.3cm">
          <text:p/>
        </draw:line>
        <draw:line draw:style-name="gr23" draw:text-style-name="P13" draw:layer="layout" svg:x1="5.801cm" svg:y1="6.4cm" svg:x2="6.801cm" svg:y2="7.3cm">
          <text:p/>
        </draw:line>
        <draw:custom-shape draw:style-name="gr22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6.801cm" svg:y1="8.1cm" svg:x2="6.101cm" svg:y2="8.8cm">
          <text:p/>
        </draw:line>
        <draw:line draw:style-name="gr23" draw:text-style-name="P12" draw:layer="layout" svg:x1="7.401cm" svg:y1="8.2cm" svg:x2="8.101cm" svg:y2="8.9cm">
          <text:p/>
        </draw:line>
        <draw:custom-shape draw:style-name="gr22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3.501cm" svg:y1="8.1cm" svg:x2="2.801cm" svg:y2="8.8cm">
          <text:p/>
        </draw:line>
        <draw:line draw:style-name="gr23" draw:text-style-name="P12" draw:layer="layout" svg:x1="4.101cm" svg:y1="8.2cm" svg:x2="4.801cm" svg:y2="8.9cm">
          <text:p/>
        </draw:line>
        <draw:frame draw:style-name="gr25" draw:text-style-name="P8" draw:layer="layout" svg:width="1.286cm" svg:height="0.831cm" svg:x="4.559cm" svg:y="5.869cm">
          <draw:text-box>
            <text:p><text:span text:style-name="T7"><text:s/></text:span><text:span text:style-name="T7">14</text:span></text:p>
          </draw:text-box>
        </draw:frame>
        <draw:frame draw:style-name="gr14" draw:text-style-name="P8" draw:layer="layout" svg:width="1.129cm" svg:height="0.831cm" svg:x="3.372cm" svg:y="7.369cm">
          <draw:text-box>
            <text:p><text:span text:style-name="T7">8</text:span></text:p>
          </draw:text-box>
        </draw:frame>
        <draw:frame draw:style-name="gr14" draw:text-style-name="P8" draw:layer="layout" svg:width="1.129cm" svg:height="0.831cm" svg:x="6.601cm" svg:y="7.369cm">
          <draw:text-box>
            <text:p><text:span text:style-name="T7">10</text:span></text:p>
          </draw:text-box>
        </draw:frame>
        <draw:frame draw:style-name="gr15" draw:text-style-name="P8" draw:layer="layout" svg:width="0.815cm" svg:height="0.831cm" svg:x="2.072cm" svg:y="8.869cm">
          <draw:text-box>
            <text:p><text:span text:style-name="T7">4</text:span></text:p>
          </draw:text-box>
        </draw:frame>
        <draw:frame draw:style-name="gr15" draw:text-style-name="P8" draw:layer="layout" svg:width="0.815cm" svg:height="0.831cm" svg:x="4.472cm" svg:y="9cm">
          <draw:text-box>
            <text:p><text:span text:style-name="T7">7</text:span></text:p>
          </draw:text-box>
        </draw:frame>
        <draw:frame draw:style-name="gr15" draw:text-style-name="P8" draw:layer="layout" svg:width="0.815cm" svg:height="0.831cm" svg:x="5.701cm" svg:y="8.969cm">
          <draw:text-box>
            <text:p><text:span text:style-name="T7">9</text:span></text:p>
          </draw:text-box>
        </draw:frame>
        <draw:frame draw:style-name="gr15" draw:text-style-name="P8" draw:layer="layout" svg:width="0.815cm" svg:height="0.831cm" svg:x="7.801cm" svg:y="9cm">
          <draw:text-box>
            <text:p><text:span text:style-name="T7">3</text:span></text:p>
          </draw:text-box>
        </draw:frame>
        <draw:frame draw:style-name="gr24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4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4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4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4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4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4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22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2.101cm" svg:y1="9.499cm" svg:x2="1.5cm" svg:y2="10.411cm">
          <text:p/>
        </draw:line>
        <draw:line draw:style-name="gr23" draw:text-style-name="P12" draw:layer="layout" svg:x1="2.649cm" svg:y1="9.7cm" svg:x2="3.1cm" svg:y2="10.511cm">
          <text:p/>
        </draw:line>
        <draw:frame draw:style-name="gr15" draw:text-style-name="P8" draw:layer="layout" svg:width="0.815cm" svg:height="0.831cm" svg:x="0.872cm" svg:y="10.58cm">
          <draw:text-box>
            <text:p><text:span text:style-name="T7">2</text:span></text:p>
          </draw:text-box>
        </draw:frame>
        <draw:frame draw:style-name="gr15" draw:text-style-name="P8" draw:layer="layout" svg:width="0.815cm" svg:height="0.831cm" svg:x="2.872cm" svg:y="10.511cm">
          <draw:text-box>
            <text:p><text:span text:style-name="T7">1</text:span></text:p>
          </draw:text-box>
        </draw:frame>
        <draw:frame draw:style-name="gr24" draw:text-style-name="P14" draw:layer="layout" svg:width="0.777cm" svg:height="0.806cm" svg:x="4.8cm" svg:y="11.499cm">
          <draw:text-box>
            <text:p><text:span text:style-name="T9">9</text:span></text:p>
          </draw:text-box>
        </draw:frame>
        <draw:frame draw:style-name="gr24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4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22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4.801cm" svg:y1="9.899cm" svg:x2="4.6cm" svg:y2="10.899cm">
          <text:p/>
        </draw:line>
        <draw:frame draw:style-name="gr15" draw:text-style-name="P8" draw:layer="layout" svg:width="0.815cm" svg:height="0.831cm" svg:x="4.2cm" svg:y="10.968cm">
          <draw:text-box>
            <text:p><text:span text:style-name="T7">6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10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21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4.901cm" svg:y1="6.4cm" svg:x2="3.901cm" svg:y2="7.3cm">
          <text:p/>
        </draw:line>
        <draw:line draw:style-name="gr23" draw:text-style-name="P13" draw:layer="layout" svg:x1="5.801cm" svg:y1="6.4cm" svg:x2="6.801cm" svg:y2="7.3cm">
          <text:p/>
        </draw:line>
        <draw:custom-shape draw:style-name="gr22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6.801cm" svg:y1="8.1cm" svg:x2="6.101cm" svg:y2="8.8cm">
          <text:p/>
        </draw:line>
        <draw:line draw:style-name="gr23" draw:text-style-name="P12" draw:layer="layout" svg:x1="7.401cm" svg:y1="8.2cm" svg:x2="8.101cm" svg:y2="8.9cm">
          <text:p/>
        </draw:line>
        <draw:custom-shape draw:style-name="gr22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3.501cm" svg:y1="8.1cm" svg:x2="2.801cm" svg:y2="8.8cm">
          <text:p/>
        </draw:line>
        <draw:line draw:style-name="gr23" draw:text-style-name="P12" draw:layer="layout" svg:x1="4.101cm" svg:y1="8.2cm" svg:x2="4.801cm" svg:y2="8.9cm">
          <text:p/>
        </draw:line>
        <draw:frame draw:style-name="gr25" draw:text-style-name="P8" draw:layer="layout" svg:width="1.286cm" svg:height="0.831cm" svg:x="4.559cm" svg:y="5.869cm">
          <draw:text-box>
            <text:p><text:span text:style-name="T7"><text:s/></text:span><text:span text:style-name="T7">14</text:span></text:p>
          </draw:text-box>
        </draw:frame>
        <draw:frame draw:style-name="gr14" draw:text-style-name="P8" draw:layer="layout" svg:width="1.129cm" svg:height="0.831cm" svg:x="3.372cm" svg:y="7.369cm">
          <draw:text-box>
            <text:p><text:span text:style-name="T7">8</text:span></text:p>
          </draw:text-box>
        </draw:frame>
        <draw:frame draw:style-name="gr14" draw:text-style-name="P8" draw:layer="layout" svg:width="1.129cm" svg:height="0.831cm" svg:x="6.601cm" svg:y="7.369cm">
          <draw:text-box>
            <text:p><text:span text:style-name="T7">10</text:span></text:p>
          </draw:text-box>
        </draw:frame>
        <draw:frame draw:style-name="gr15" draw:text-style-name="P8" draw:layer="layout" svg:width="0.815cm" svg:height="0.831cm" svg:x="2.072cm" svg:y="8.869cm">
          <draw:text-box>
            <text:p><text:span text:style-name="T7">4</text:span></text:p>
          </draw:text-box>
        </draw:frame>
        <draw:frame draw:style-name="gr15" draw:text-style-name="P8" draw:layer="layout" svg:width="0.815cm" svg:height="0.831cm" svg:x="4.472cm" svg:y="9cm">
          <draw:text-box>
            <text:p><text:span text:style-name="T7">7</text:span></text:p>
          </draw:text-box>
        </draw:frame>
        <draw:frame draw:style-name="gr15" draw:text-style-name="P8" draw:layer="layout" svg:width="0.815cm" svg:height="0.831cm" svg:x="5.701cm" svg:y="8.969cm">
          <draw:text-box>
            <text:p><text:span text:style-name="T7">9</text:span></text:p>
          </draw:text-box>
        </draw:frame>
        <draw:frame draw:style-name="gr15" draw:text-style-name="P8" draw:layer="layout" svg:width="0.815cm" svg:height="0.831cm" svg:x="7.801cm" svg:y="9cm">
          <draw:text-box>
            <text:p><text:span text:style-name="T7">3</text:span></text:p>
          </draw:text-box>
        </draw:frame>
        <draw:frame draw:style-name="gr24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4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4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4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4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4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4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22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2.101cm" svg:y1="9.499cm" svg:x2="1.5cm" svg:y2="10.411cm">
          <text:p/>
        </draw:line>
        <draw:line draw:style-name="gr23" draw:text-style-name="P12" draw:layer="layout" svg:x1="2.649cm" svg:y1="9.7cm" svg:x2="3.1cm" svg:y2="10.511cm">
          <text:p/>
        </draw:line>
        <draw:frame draw:style-name="gr15" draw:text-style-name="P8" draw:layer="layout" svg:width="0.815cm" svg:height="0.831cm" svg:x="0.872cm" svg:y="10.58cm">
          <draw:text-box>
            <text:p><text:span text:style-name="T7">2</text:span></text:p>
          </draw:text-box>
        </draw:frame>
        <draw:frame draw:style-name="gr15" draw:text-style-name="P8" draw:layer="layout" svg:width="0.815cm" svg:height="0.831cm" svg:x="2.872cm" svg:y="10.511cm">
          <draw:text-box>
            <text:p><text:span text:style-name="T7">1</text:span></text:p>
          </draw:text-box>
        </draw:frame>
        <draw:frame draw:style-name="gr24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4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22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4.801cm" svg:y1="9.899cm" svg:x2="4.6cm" svg:y2="10.899cm">
          <text:p/>
        </draw:line>
        <draw:frame draw:style-name="gr15" draw:text-style-name="P8" draw:layer="layout" svg:width="0.815cm" svg:height="0.831cm" svg:x="4.2cm" svg:y="10.968cm">
          <draw:text-box>
            <text:p><text:span text:style-name="T7">6</text:span></text:p>
          </draw:text-box>
        </draw:frame>
        <draw:g>
          <draw:g>
            <draw:custom-shape draw:style-name="gr12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13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13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13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13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13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13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13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13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13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4" draw:text-style-name="P10" draw:layer="layout" svg:width="1.129cm" svg:height="0.831cm" svg:x="11.686cm" svg:y="7.032cm">
          <draw:text-box>
            <text:p><text:span text:style-name="T8">8</text:span></text:p>
          </draw:text-box>
        </draw:frame>
        <draw:frame draw:style-name="gr26" draw:text-style-name="P10" draw:layer="layout" svg:width="1.215cm" svg:height="1.411cm" svg:x="9.886cm" svg:y="7.032cm">
          <draw:text-box>
            <text:p><text:span text:style-name="T8">14</text:span></text:p>
            <text:p><text:span text:style-name="T8"/></text:p>
          </draw:text-box>
        </draw:frame>
        <draw:frame draw:style-name="gr14" draw:text-style-name="P10" draw:layer="layout" svg:width="1.129cm" svg:height="0.831cm" svg:x="13.301cm" svg:y="7.001cm">
          <draw:text-box>
            <text:p><text:span text:style-name="T8">10</text:span></text:p>
          </draw:text-box>
        </draw:frame>
        <draw:frame draw:style-name="gr14" draw:text-style-name="P10" draw:layer="layout" svg:width="1.129cm" svg:height="0.831cm" svg:x="22.301cm" svg:y="7.001cm">
          <draw:text-box>
            <text:p><text:span text:style-name="T8">2</text:span></text:p>
          </draw:text-box>
        </draw:frame>
        <draw:frame draw:style-name="gr14" draw:text-style-name="P10" draw:layer="layout" svg:width="1.129cm" svg:height="0.831cm" svg:x="23.972cm" svg:y="7.001cm">
          <draw:text-box>
            <text:p><text:span text:style-name="T8">1</text:span></text:p>
          </draw:text-box>
        </draw:frame>
        <draw:frame draw:style-name="gr14" draw:text-style-name="P10" draw:layer="layout" svg:width="1.129cm" svg:height="0.831cm" svg:x="15.086cm" svg:y="7.001cm">
          <draw:text-box>
            <text:p><text:span text:style-name="T8">4</text:span></text:p>
          </draw:text-box>
        </draw:frame>
        <draw:frame draw:style-name="gr11" draw:text-style-name="P10" draw:layer="layout" svg:width="0.815cm" svg:height="0.831cm" svg:x="17.086cm" svg:y="7.001cm">
          <draw:text-box>
            <text:p><text:span text:style-name="T8">7</text:span></text:p>
          </draw:text-box>
        </draw:frame>
        <draw:frame draw:style-name="gr15" draw:text-style-name="P10" draw:layer="layout" svg:width="0.815cm" svg:height="0.831cm" svg:x="18.886cm" svg:y="7.001cm">
          <draw:text-box>
            <text:p><text:span text:style-name="T8">9</text:span></text:p>
          </draw:text-box>
        </draw:frame>
        <draw:frame draw:style-name="gr15" draw:text-style-name="P10" draw:layer="layout" svg:width="0.815cm" svg:height="0.831cm" svg:x="20.586cm" svg:y="7.001cm">
          <draw:text-box>
            <text:p><text:span text:style-name="T8">3</text:span></text:p>
          </draw:text-box>
        </draw:frame>
        <draw:frame draw:style-name="gr14" draw:text-style-name="P10" draw:layer="layout" svg:width="1.129cm" svg:height="0.831cm" svg:x="25.901cm" svg:y="7.001cm">
          <draw:text-box>
            <text:p><text:span text:style-name="T8">6</text:span></text:p>
          </draw:text-box>
        </draw:frame>
        <draw:frame draw:style-name="gr24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10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21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4.901cm" svg:y1="6.4cm" svg:x2="3.901cm" svg:y2="7.3cm">
          <text:p/>
        </draw:line>
        <draw:line draw:style-name="gr23" draw:text-style-name="P13" draw:layer="layout" svg:x1="5.801cm" svg:y1="6.4cm" svg:x2="6.801cm" svg:y2="7.3cm">
          <text:p/>
        </draw:line>
        <draw:custom-shape draw:style-name="gr22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6.801cm" svg:y1="8.1cm" svg:x2="6.101cm" svg:y2="8.8cm">
          <text:p/>
        </draw:line>
        <draw:line draw:style-name="gr23" draw:text-style-name="P12" draw:layer="layout" svg:x1="7.401cm" svg:y1="8.2cm" svg:x2="8.101cm" svg:y2="8.9cm">
          <text:p/>
        </draw:line>
        <draw:custom-shape draw:style-name="gr22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3.501cm" svg:y1="8.1cm" svg:x2="2.801cm" svg:y2="8.8cm">
          <text:p/>
        </draw:line>
        <draw:line draw:style-name="gr23" draw:text-style-name="P12" draw:layer="layout" svg:x1="4.101cm" svg:y1="8.2cm" svg:x2="4.801cm" svg:y2="8.9cm">
          <text:p/>
        </draw:line>
        <draw:frame draw:style-name="gr25" draw:text-style-name="P8" draw:layer="layout" svg:width="1.286cm" svg:height="0.831cm" svg:x="4.559cm" svg:y="5.869cm">
          <draw:text-box>
            <text:p><text:span text:style-name="T7"><text:s/></text:span><text:span text:style-name="T7">14</text:span></text:p>
          </draw:text-box>
        </draw:frame>
        <draw:frame draw:style-name="gr14" draw:text-style-name="P8" draw:layer="layout" svg:width="1.129cm" svg:height="0.831cm" svg:x="3.372cm" svg:y="7.369cm">
          <draw:text-box>
            <text:p><text:span text:style-name="T7">8</text:span></text:p>
          </draw:text-box>
        </draw:frame>
        <draw:frame draw:style-name="gr14" draw:text-style-name="P8" draw:layer="layout" svg:width="1.129cm" svg:height="0.831cm" svg:x="6.601cm" svg:y="7.369cm">
          <draw:text-box>
            <text:p><text:span text:style-name="T7">10</text:span></text:p>
          </draw:text-box>
        </draw:frame>
        <draw:frame draw:style-name="gr15" draw:text-style-name="P8" draw:layer="layout" svg:width="0.815cm" svg:height="0.831cm" svg:x="2.072cm" svg:y="8.869cm">
          <draw:text-box>
            <text:p><text:span text:style-name="T7">4</text:span></text:p>
          </draw:text-box>
        </draw:frame>
        <draw:frame draw:style-name="gr15" draw:text-style-name="P8" draw:layer="layout" svg:width="0.815cm" svg:height="0.831cm" svg:x="4.472cm" svg:y="9cm">
          <draw:text-box>
            <text:p><text:span text:style-name="T7">7</text:span></text:p>
          </draw:text-box>
        </draw:frame>
        <draw:frame draw:style-name="gr15" draw:text-style-name="P8" draw:layer="layout" svg:width="0.815cm" svg:height="0.831cm" svg:x="5.701cm" svg:y="8.969cm">
          <draw:text-box>
            <text:p><text:span text:style-name="T7">9</text:span></text:p>
          </draw:text-box>
        </draw:frame>
        <draw:frame draw:style-name="gr15" draw:text-style-name="P8" draw:layer="layout" svg:width="0.815cm" svg:height="0.831cm" svg:x="7.801cm" svg:y="9cm">
          <draw:text-box>
            <text:p><text:span text:style-name="T7">3</text:span></text:p>
          </draw:text-box>
        </draw:frame>
        <draw:frame draw:style-name="gr24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4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4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4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4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4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4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22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2.101cm" svg:y1="9.499cm" svg:x2="1.5cm" svg:y2="10.411cm">
          <text:p/>
        </draw:line>
        <draw:line draw:style-name="gr23" draw:text-style-name="P12" draw:layer="layout" svg:x1="2.649cm" svg:y1="9.7cm" svg:x2="3.1cm" svg:y2="10.511cm">
          <text:p/>
        </draw:line>
        <draw:frame draw:style-name="gr15" draw:text-style-name="P8" draw:layer="layout" svg:width="0.815cm" svg:height="0.831cm" svg:x="0.872cm" svg:y="10.58cm">
          <draw:text-box>
            <text:p><text:span text:style-name="T7">2</text:span></text:p>
          </draw:text-box>
        </draw:frame>
        <draw:frame draw:style-name="gr15" draw:text-style-name="P8" draw:layer="layout" svg:width="0.815cm" svg:height="0.831cm" svg:x="2.872cm" svg:y="10.511cm">
          <draw:text-box>
            <text:p><text:span text:style-name="T7">1</text:span></text:p>
          </draw:text-box>
        </draw:frame>
        <draw:frame draw:style-name="gr24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4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22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4.801cm" svg:y1="9.899cm" svg:x2="4.6cm" svg:y2="10.899cm">
          <text:p/>
        </draw:line>
        <draw:frame draw:style-name="gr15" draw:text-style-name="P8" draw:layer="layout" svg:width="0.815cm" svg:height="0.831cm" svg:x="4.2cm" svg:y="10.968cm">
          <draw:text-box>
            <text:p><text:span text:style-name="T7">6</text:span></text:p>
          </draw:text-box>
        </draw:frame>
        <draw:g>
          <draw:g>
            <draw:custom-shape draw:style-name="gr12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13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13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13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13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13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13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13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13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13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4" draw:text-style-name="P10" draw:layer="layout" svg:width="1.129cm" svg:height="0.831cm" svg:x="11.686cm" svg:y="7.032cm">
          <draw:text-box>
            <text:p><text:span text:style-name="T8">8</text:span></text:p>
          </draw:text-box>
        </draw:frame>
        <draw:frame draw:style-name="gr26" draw:text-style-name="P10" draw:layer="layout" svg:width="1.215cm" svg:height="1.411cm" svg:x="9.886cm" svg:y="7.032cm">
          <draw:text-box>
            <text:p><text:span text:style-name="T8">14</text:span></text:p>
            <text:p><text:span text:style-name="T8"/></text:p>
          </draw:text-box>
        </draw:frame>
        <draw:frame draw:style-name="gr14" draw:text-style-name="P10" draw:layer="layout" svg:width="1.129cm" svg:height="0.831cm" svg:x="13.301cm" svg:y="7.001cm">
          <draw:text-box>
            <text:p><text:span text:style-name="T8">10</text:span></text:p>
          </draw:text-box>
        </draw:frame>
        <draw:frame draw:style-name="gr14" draw:text-style-name="P10" draw:layer="layout" svg:width="1.129cm" svg:height="0.831cm" svg:x="22.301cm" svg:y="7.001cm">
          <draw:text-box>
            <text:p><text:span text:style-name="T8">2</text:span></text:p>
          </draw:text-box>
        </draw:frame>
        <draw:frame draw:style-name="gr14" draw:text-style-name="P10" draw:layer="layout" svg:width="1.129cm" svg:height="0.831cm" svg:x="23.972cm" svg:y="7.001cm">
          <draw:text-box>
            <text:p><text:span text:style-name="T8">1</text:span></text:p>
          </draw:text-box>
        </draw:frame>
        <draw:frame draw:style-name="gr14" draw:text-style-name="P10" draw:layer="layout" svg:width="1.129cm" svg:height="0.831cm" svg:x="15.086cm" svg:y="7.001cm">
          <draw:text-box>
            <text:p><text:span text:style-name="T8">4</text:span></text:p>
          </draw:text-box>
        </draw:frame>
        <draw:frame draw:style-name="gr11" draw:text-style-name="P10" draw:layer="layout" svg:width="0.815cm" svg:height="0.831cm" svg:x="17.086cm" svg:y="7.001cm">
          <draw:text-box>
            <text:p><text:span text:style-name="T8">7</text:span></text:p>
          </draw:text-box>
        </draw:frame>
        <draw:frame draw:style-name="gr15" draw:text-style-name="P10" draw:layer="layout" svg:width="0.815cm" svg:height="0.831cm" svg:x="18.886cm" svg:y="7.001cm">
          <draw:text-box>
            <text:p><text:span text:style-name="T8">9</text:span></text:p>
          </draw:text-box>
        </draw:frame>
        <draw:frame draw:style-name="gr15" draw:text-style-name="P10" draw:layer="layout" svg:width="0.815cm" svg:height="0.831cm" svg:x="20.586cm" svg:y="7.001cm">
          <draw:text-box>
            <text:p><text:span text:style-name="T8">3</text:span></text:p>
          </draw:text-box>
        </draw:frame>
        <draw:frame draw:style-name="gr14" draw:text-style-name="P10" draw:layer="layout" svg:width="1.129cm" svg:height="0.831cm" svg:x="25.901cm" svg:y="7.001cm">
          <draw:text-box>
            <text:p><text:span text:style-name="T8">6</text:span></text:p>
          </draw:text-box>
        </draw:frame>
        <draw:frame draw:style-name="gr24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draw:g>
          <draw:line draw:style-name="gr27" draw:text-style-name="P16" draw:layer="layout" svg:x1="10.2cm" svg:y1="6cm" svg:x2="10.2cm" svg:y2="7.032cm">
            <text:p/>
          </draw:line>
          <draw:line draw:style-name="gr28" draw:text-style-name="P16" draw:layer="layout" svg:x1="10.2cm" svg:y1="6cm" svg:x2="26.4cm" svg:y2="6cm">
            <text:p/>
          </draw:line>
          <draw:line draw:style-name="gr27" draw:text-style-name="P16" draw:layer="layout" svg:x1="26.4cm" svg:y1="5.969cm" svg:x2="26.4cm" svg:y2="7.001cm">
            <text:p/>
          </draw:line>
        </draw:g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10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21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4.901cm" svg:y1="6.4cm" svg:x2="3.901cm" svg:y2="7.3cm">
          <text:p/>
        </draw:line>
        <draw:line draw:style-name="gr23" draw:text-style-name="P13" draw:layer="layout" svg:x1="5.801cm" svg:y1="6.4cm" svg:x2="6.801cm" svg:y2="7.3cm">
          <text:p/>
        </draw:line>
        <draw:custom-shape draw:style-name="gr22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6.801cm" svg:y1="8.1cm" svg:x2="6.101cm" svg:y2="8.8cm">
          <text:p/>
        </draw:line>
        <draw:line draw:style-name="gr23" draw:text-style-name="P12" draw:layer="layout" svg:x1="7.401cm" svg:y1="8.2cm" svg:x2="8.101cm" svg:y2="8.9cm">
          <text:p/>
        </draw:line>
        <draw:custom-shape draw:style-name="gr22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3.501cm" svg:y1="8.1cm" svg:x2="2.801cm" svg:y2="8.8cm">
          <text:p/>
        </draw:line>
        <draw:line draw:style-name="gr23" draw:text-style-name="P12" draw:layer="layout" svg:x1="4.101cm" svg:y1="8.2cm" svg:x2="4.801cm" svg:y2="8.9cm">
          <text:p/>
        </draw:line>
        <draw:frame draw:style-name="gr29" draw:text-style-name="P8" draw:layer="layout" svg:width="1.042cm" svg:height="0.831cm" svg:x="4.759cm" svg:y="5.869cm">
          <draw:text-box>
            <text:p><text:span text:style-name="T7"><text:s/></text:span><text:span text:style-name="T7">6</text:span></text:p>
          </draw:text-box>
        </draw:frame>
        <draw:frame draw:style-name="gr14" draw:text-style-name="P8" draw:layer="layout" svg:width="1.129cm" svg:height="0.831cm" svg:x="3.372cm" svg:y="7.369cm">
          <draw:text-box>
            <text:p><text:span text:style-name="T7">8</text:span></text:p>
          </draw:text-box>
        </draw:frame>
        <draw:frame draw:style-name="gr14" draw:text-style-name="P8" draw:layer="layout" svg:width="1.129cm" svg:height="0.831cm" svg:x="6.601cm" svg:y="7.369cm">
          <draw:text-box>
            <text:p><text:span text:style-name="T7">10</text:span></text:p>
          </draw:text-box>
        </draw:frame>
        <draw:frame draw:style-name="gr15" draw:text-style-name="P8" draw:layer="layout" svg:width="0.815cm" svg:height="0.831cm" svg:x="2.072cm" svg:y="8.869cm">
          <draw:text-box>
            <text:p><text:span text:style-name="T7">4</text:span></text:p>
          </draw:text-box>
        </draw:frame>
        <draw:frame draw:style-name="gr15" draw:text-style-name="P8" draw:layer="layout" svg:width="0.815cm" svg:height="0.831cm" svg:x="4.472cm" svg:y="9cm">
          <draw:text-box>
            <text:p><text:span text:style-name="T7">7</text:span></text:p>
          </draw:text-box>
        </draw:frame>
        <draw:frame draw:style-name="gr15" draw:text-style-name="P8" draw:layer="layout" svg:width="0.815cm" svg:height="0.831cm" svg:x="5.701cm" svg:y="8.969cm">
          <draw:text-box>
            <text:p><text:span text:style-name="T7">9</text:span></text:p>
          </draw:text-box>
        </draw:frame>
        <draw:frame draw:style-name="gr15" draw:text-style-name="P8" draw:layer="layout" svg:width="0.815cm" svg:height="0.831cm" svg:x="7.801cm" svg:y="9cm">
          <draw:text-box>
            <text:p><text:span text:style-name="T7">3</text:span></text:p>
          </draw:text-box>
        </draw:frame>
        <draw:frame draw:style-name="gr24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4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4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4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4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4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4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22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2.101cm" svg:y1="9.499cm" svg:x2="1.5cm" svg:y2="10.411cm">
          <text:p/>
        </draw:line>
        <draw:line draw:style-name="gr23" draw:text-style-name="P12" draw:layer="layout" svg:x1="2.649cm" svg:y1="9.7cm" svg:x2="3.1cm" svg:y2="10.511cm">
          <text:p/>
        </draw:line>
        <draw:frame draw:style-name="gr15" draw:text-style-name="P8" draw:layer="layout" svg:width="0.815cm" svg:height="0.831cm" svg:x="0.872cm" svg:y="10.58cm">
          <draw:text-box>
            <text:p><text:span text:style-name="T7">2</text:span></text:p>
          </draw:text-box>
        </draw:frame>
        <draw:frame draw:style-name="gr15" draw:text-style-name="P8" draw:layer="layout" svg:width="0.815cm" svg:height="0.831cm" svg:x="2.872cm" svg:y="10.511cm">
          <draw:text-box>
            <text:p><text:span text:style-name="T7">1</text:span></text:p>
          </draw:text-box>
        </draw:frame>
        <draw:frame draw:style-name="gr24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4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22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4.801cm" svg:y1="9.899cm" svg:x2="4.6cm" svg:y2="10.899cm">
          <text:p/>
        </draw:line>
        <draw:frame draw:style-name="gr14" draw:text-style-name="P8" draw:layer="layout" svg:width="1.129cm" svg:height="0.831cm" svg:x="4.1cm" svg:y="10.968cm">
          <draw:text-box>
            <text:p><text:span text:style-name="T7">14</text:span></text:p>
          </draw:text-box>
        </draw:frame>
        <draw:g>
          <draw:g>
            <draw:custom-shape draw:style-name="gr12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13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13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13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13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13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13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13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13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13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4" draw:text-style-name="P10" draw:layer="layout" svg:width="1.129cm" svg:height="0.831cm" svg:x="11.686cm" svg:y="7.032cm">
          <draw:text-box>
            <text:p><text:span text:style-name="T8">8</text:span></text:p>
          </draw:text-box>
        </draw:frame>
        <draw:frame draw:style-name="gr26" draw:text-style-name="P10" draw:layer="layout" svg:width="1.215cm" svg:height="1.411cm" svg:x="9.886cm" svg:y="7.032cm">
          <draw:text-box>
            <text:p><text:span text:style-name="T8">6</text:span></text:p>
            <text:p><text:span text:style-name="T8"/></text:p>
          </draw:text-box>
        </draw:frame>
        <draw:frame draw:style-name="gr14" draw:text-style-name="P10" draw:layer="layout" svg:width="1.129cm" svg:height="0.831cm" svg:x="13.301cm" svg:y="7.001cm">
          <draw:text-box>
            <text:p><text:span text:style-name="T8">10</text:span></text:p>
          </draw:text-box>
        </draw:frame>
        <draw:frame draw:style-name="gr14" draw:text-style-name="P10" draw:layer="layout" svg:width="1.129cm" svg:height="0.831cm" svg:x="22.301cm" svg:y="7.001cm">
          <draw:text-box>
            <text:p><text:span text:style-name="T8">2</text:span></text:p>
          </draw:text-box>
        </draw:frame>
        <draw:frame draw:style-name="gr14" draw:text-style-name="P10" draw:layer="layout" svg:width="1.129cm" svg:height="0.831cm" svg:x="23.972cm" svg:y="7.001cm">
          <draw:text-box>
            <text:p><text:span text:style-name="T8">1</text:span></text:p>
          </draw:text-box>
        </draw:frame>
        <draw:frame draw:style-name="gr14" draw:text-style-name="P10" draw:layer="layout" svg:width="1.129cm" svg:height="0.831cm" svg:x="15.086cm" svg:y="7.001cm">
          <draw:text-box>
            <text:p><text:span text:style-name="T8">4</text:span></text:p>
          </draw:text-box>
        </draw:frame>
        <draw:frame draw:style-name="gr11" draw:text-style-name="P10" draw:layer="layout" svg:width="0.815cm" svg:height="0.831cm" svg:x="17.086cm" svg:y="7.001cm">
          <draw:text-box>
            <text:p><text:span text:style-name="T8">7</text:span></text:p>
          </draw:text-box>
        </draw:frame>
        <draw:frame draw:style-name="gr15" draw:text-style-name="P10" draw:layer="layout" svg:width="0.815cm" svg:height="0.831cm" svg:x="18.886cm" svg:y="7.001cm">
          <draw:text-box>
            <text:p><text:span text:style-name="T8">9</text:span></text:p>
          </draw:text-box>
        </draw:frame>
        <draw:frame draw:style-name="gr15" draw:text-style-name="P10" draw:layer="layout" svg:width="0.815cm" svg:height="0.831cm" svg:x="20.586cm" svg:y="7.001cm">
          <draw:text-box>
            <text:p><text:span text:style-name="T8">3</text:span></text:p>
          </draw:text-box>
        </draw:frame>
        <draw:frame draw:style-name="gr14" draw:text-style-name="P10" draw:layer="layout" svg:width="1.129cm" svg:height="0.831cm" svg:x="25.901cm" svg:y="7.001cm">
          <draw:text-box>
            <text:p><text:span text:style-name="T8">14</text:span></text:p>
          </draw:text-box>
        </draw:frame>
        <draw:frame draw:style-name="gr24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draw:line draw:style-name="gr27" draw:text-style-name="P16" draw:layer="layout" svg:x1="10.2cm" svg:y1="6cm" svg:x2="10.2cm" svg:y2="7.032cm">
          <text:p/>
        </draw:line>
        <draw:line draw:style-name="gr28" draw:text-style-name="P16" draw:layer="layout" svg:x1="10.2cm" svg:y1="6cm" svg:x2="26.4cm" svg:y2="6cm">
          <text:p/>
        </draw:line>
        <draw:line draw:style-name="gr27" draw:text-style-name="P16" draw:layer="layout" svg:x1="26.4cm" svg:y1="5.969cm" svg:x2="26.4cm" svg:y2="7.001cm">
          <text:p/>
        </draw:lin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10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21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4.901cm" svg:y1="6.4cm" svg:x2="3.901cm" svg:y2="7.3cm">
          <text:p/>
        </draw:line>
        <draw:line draw:style-name="gr23" draw:text-style-name="P13" draw:layer="layout" svg:x1="5.801cm" svg:y1="6.4cm" svg:x2="6.801cm" svg:y2="7.3cm">
          <text:p/>
        </draw:line>
        <draw:custom-shape draw:style-name="gr22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6.801cm" svg:y1="8.1cm" svg:x2="6.101cm" svg:y2="8.8cm">
          <text:p/>
        </draw:line>
        <draw:line draw:style-name="gr23" draw:text-style-name="P12" draw:layer="layout" svg:x1="7.401cm" svg:y1="8.2cm" svg:x2="8.101cm" svg:y2="8.9cm">
          <text:p/>
        </draw:line>
        <draw:custom-shape draw:style-name="gr22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3.501cm" svg:y1="8.1cm" svg:x2="2.801cm" svg:y2="8.8cm">
          <text:p/>
        </draw:line>
        <draw:line draw:style-name="gr23" draw:text-style-name="P12" draw:layer="layout" svg:x1="4.101cm" svg:y1="8.2cm" svg:x2="4.801cm" svg:y2="8.9cm">
          <text:p/>
        </draw:line>
        <draw:frame draw:style-name="gr29" draw:text-style-name="P8" draw:layer="layout" svg:width="1.042cm" svg:height="0.831cm" svg:x="4.759cm" svg:y="5.869cm">
          <draw:text-box>
            <text:p><text:span text:style-name="T7"><text:s/></text:span><text:span text:style-name="T7">6</text:span></text:p>
          </draw:text-box>
        </draw:frame>
        <draw:frame draw:style-name="gr14" draw:text-style-name="P8" draw:layer="layout" svg:width="1.129cm" svg:height="0.831cm" svg:x="3.372cm" svg:y="7.369cm">
          <draw:text-box>
            <text:p><text:span text:style-name="T7">8</text:span></text:p>
          </draw:text-box>
        </draw:frame>
        <draw:frame draw:style-name="gr14" draw:text-style-name="P8" draw:layer="layout" svg:width="1.129cm" svg:height="0.831cm" svg:x="6.601cm" svg:y="7.369cm">
          <draw:text-box>
            <text:p><text:span text:style-name="T7">10</text:span></text:p>
          </draw:text-box>
        </draw:frame>
        <draw:frame draw:style-name="gr15" draw:text-style-name="P8" draw:layer="layout" svg:width="0.815cm" svg:height="0.831cm" svg:x="2.072cm" svg:y="8.869cm">
          <draw:text-box>
            <text:p><text:span text:style-name="T7">4</text:span></text:p>
          </draw:text-box>
        </draw:frame>
        <draw:frame draw:style-name="gr15" draw:text-style-name="P8" draw:layer="layout" svg:width="0.815cm" svg:height="0.831cm" svg:x="4.472cm" svg:y="9cm">
          <draw:text-box>
            <text:p><text:span text:style-name="T7">7</text:span></text:p>
          </draw:text-box>
        </draw:frame>
        <draw:frame draw:style-name="gr15" draw:text-style-name="P8" draw:layer="layout" svg:width="0.815cm" svg:height="0.831cm" svg:x="5.701cm" svg:y="8.969cm">
          <draw:text-box>
            <text:p><text:span text:style-name="T7">9</text:span></text:p>
          </draw:text-box>
        </draw:frame>
        <draw:frame draw:style-name="gr15" draw:text-style-name="P8" draw:layer="layout" svg:width="0.815cm" svg:height="0.831cm" svg:x="7.801cm" svg:y="9cm">
          <draw:text-box>
            <text:p><text:span text:style-name="T7">3</text:span></text:p>
          </draw:text-box>
        </draw:frame>
        <draw:frame draw:style-name="gr24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4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4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4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4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4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4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22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2.101cm" svg:y1="9.499cm" svg:x2="1.5cm" svg:y2="10.411cm">
          <text:p/>
        </draw:line>
        <draw:line draw:style-name="gr23" draw:text-style-name="P12" draw:layer="layout" svg:x1="2.649cm" svg:y1="9.7cm" svg:x2="3.1cm" svg:y2="10.511cm">
          <text:p/>
        </draw:line>
        <draw:frame draw:style-name="gr15" draw:text-style-name="P8" draw:layer="layout" svg:width="0.815cm" svg:height="0.831cm" svg:x="0.872cm" svg:y="10.58cm">
          <draw:text-box>
            <text:p><text:span text:style-name="T7">2</text:span></text:p>
          </draw:text-box>
        </draw:frame>
        <draw:frame draw:style-name="gr15" draw:text-style-name="P8" draw:layer="layout" svg:width="0.815cm" svg:height="0.831cm" svg:x="2.872cm" svg:y="10.511cm">
          <draw:text-box>
            <text:p><text:span text:style-name="T7">1</text:span></text:p>
          </draw:text-box>
        </draw:frame>
        <draw:frame draw:style-name="gr24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4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22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4.801cm" svg:y1="9.899cm" svg:x2="4.6cm" svg:y2="10.899cm">
          <text:p/>
        </draw:line>
        <draw:frame draw:style-name="gr14" draw:text-style-name="P8" draw:layer="layout" svg:width="1.129cm" svg:height="0.831cm" svg:x="4.1cm" svg:y="10.968cm">
          <draw:text-box>
            <text:p><text:span text:style-name="T7">14</text:span></text:p>
          </draw:text-box>
        </draw:frame>
        <draw:g>
          <draw:g>
            <draw:custom-shape draw:style-name="gr12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13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13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13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13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13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13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13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13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13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4" draw:text-style-name="P10" draw:layer="layout" svg:width="1.129cm" svg:height="0.831cm" svg:x="11.686cm" svg:y="7.032cm">
          <draw:text-box>
            <text:p><text:span text:style-name="T8">8</text:span></text:p>
          </draw:text-box>
        </draw:frame>
        <draw:frame draw:style-name="gr26" draw:text-style-name="P10" draw:layer="layout" svg:width="1.215cm" svg:height="1.411cm" svg:x="9.886cm" svg:y="7.032cm">
          <draw:text-box>
            <text:p><text:span text:style-name="T8">6</text:span></text:p>
            <text:p><text:span text:style-name="T8"/></text:p>
          </draw:text-box>
        </draw:frame>
        <draw:frame draw:style-name="gr14" draw:text-style-name="P10" draw:layer="layout" svg:width="1.129cm" svg:height="0.831cm" svg:x="13.301cm" svg:y="7.001cm">
          <draw:text-box>
            <text:p><text:span text:style-name="T8">10</text:span></text:p>
          </draw:text-box>
        </draw:frame>
        <draw:frame draw:style-name="gr14" draw:text-style-name="P10" draw:layer="layout" svg:width="1.129cm" svg:height="0.831cm" svg:x="22.301cm" svg:y="7.001cm">
          <draw:text-box>
            <text:p><text:span text:style-name="T8">2</text:span></text:p>
          </draw:text-box>
        </draw:frame>
        <draw:frame draw:style-name="gr14" draw:text-style-name="P10" draw:layer="layout" svg:width="1.129cm" svg:height="0.831cm" svg:x="23.972cm" svg:y="7.001cm">
          <draw:text-box>
            <text:p><text:span text:style-name="T8">1</text:span></text:p>
          </draw:text-box>
        </draw:frame>
        <draw:frame draw:style-name="gr14" draw:text-style-name="P10" draw:layer="layout" svg:width="1.129cm" svg:height="0.831cm" svg:x="15.086cm" svg:y="7.001cm">
          <draw:text-box>
            <text:p><text:span text:style-name="T8">4</text:span></text:p>
          </draw:text-box>
        </draw:frame>
        <draw:frame draw:style-name="gr11" draw:text-style-name="P10" draw:layer="layout" svg:width="0.815cm" svg:height="0.831cm" svg:x="17.086cm" svg:y="7.001cm">
          <draw:text-box>
            <text:p><text:span text:style-name="T8">7</text:span></text:p>
          </draw:text-box>
        </draw:frame>
        <draw:frame draw:style-name="gr15" draw:text-style-name="P10" draw:layer="layout" svg:width="0.815cm" svg:height="0.831cm" svg:x="18.886cm" svg:y="7.001cm">
          <draw:text-box>
            <text:p><text:span text:style-name="T8">9</text:span></text:p>
          </draw:text-box>
        </draw:frame>
        <draw:frame draw:style-name="gr15" draw:text-style-name="P10" draw:layer="layout" svg:width="0.815cm" svg:height="0.831cm" svg:x="20.586cm" svg:y="7.001cm">
          <draw:text-box>
            <text:p><text:span text:style-name="T8">3</text:span></text:p>
          </draw:text-box>
        </draw:frame>
        <draw:frame draw:style-name="gr14" draw:text-style-name="P10" draw:layer="layout" svg:width="1.129cm" svg:height="0.831cm" svg:x="25.901cm" svg:y="7.001cm">
          <draw:text-box>
            <text:p><text:span text:style-name="T8">14</text:span></text:p>
          </draw:text-box>
        </draw:frame>
        <draw:frame draw:style-name="gr24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draw:line draw:style-name="gr30" draw:text-style-name="P16" draw:layer="layout" svg:x1="25.5cm" svg:y1="5.9cm" svg:x2="25.5cm" svg:y2="9.5cm">
          <text:p/>
        </draw:lin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10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21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4.901cm" svg:y1="6.4cm" svg:x2="3.901cm" svg:y2="7.3cm">
          <text:p/>
        </draw:line>
        <draw:line draw:style-name="gr23" draw:text-style-name="P13" draw:layer="layout" svg:x1="5.801cm" svg:y1="6.4cm" svg:x2="6.801cm" svg:y2="7.3cm">
          <text:p/>
        </draw:line>
        <draw:custom-shape draw:style-name="gr22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6.801cm" svg:y1="8.1cm" svg:x2="6.101cm" svg:y2="8.8cm">
          <text:p/>
        </draw:line>
        <draw:line draw:style-name="gr23" draw:text-style-name="P12" draw:layer="layout" svg:x1="7.401cm" svg:y1="8.2cm" svg:x2="8.101cm" svg:y2="8.9cm">
          <text:p/>
        </draw:line>
        <draw:custom-shape draw:style-name="gr22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3.501cm" svg:y1="8.1cm" svg:x2="2.801cm" svg:y2="8.8cm">
          <text:p/>
        </draw:line>
        <draw:line draw:style-name="gr23" draw:text-style-name="P12" draw:layer="layout" svg:x1="4.101cm" svg:y1="8.2cm" svg:x2="4.801cm" svg:y2="8.9cm">
          <text:p/>
        </draw:line>
        <draw:frame draw:style-name="gr25" draw:text-style-name="P8" draw:layer="layout" svg:width="1.286cm" svg:height="0.831cm" svg:x="4.559cm" svg:y="5.869cm">
          <draw:text-box>
            <text:p><text:span text:style-name="T7"><text:s/></text:span><text:span text:style-name="T7">10</text:span></text:p>
          </draw:text-box>
        </draw:frame>
        <draw:frame draw:style-name="gr14" draw:text-style-name="P8" draw:layer="layout" svg:width="1.129cm" svg:height="0.831cm" svg:x="3.372cm" svg:y="7.369cm">
          <draw:text-box>
            <text:p><text:span text:style-name="T7">8</text:span></text:p>
          </draw:text-box>
        </draw:frame>
        <draw:frame draw:style-name="gr14" draw:text-style-name="P8" draw:layer="layout" svg:width="1.129cm" svg:height="0.831cm" svg:x="6.601cm" svg:y="7.369cm">
          <draw:text-box>
            <text:p><text:span text:style-name="T7">9</text:span></text:p>
          </draw:text-box>
        </draw:frame>
        <draw:frame draw:style-name="gr15" draw:text-style-name="P8" draw:layer="layout" svg:width="0.815cm" svg:height="0.831cm" svg:x="2.072cm" svg:y="8.869cm">
          <draw:text-box>
            <text:p><text:span text:style-name="T7">4</text:span></text:p>
          </draw:text-box>
        </draw:frame>
        <draw:frame draw:style-name="gr15" draw:text-style-name="P8" draw:layer="layout" svg:width="0.815cm" svg:height="0.831cm" svg:x="4.472cm" svg:y="9cm">
          <draw:text-box>
            <text:p><text:span text:style-name="T7">7</text:span></text:p>
          </draw:text-box>
        </draw:frame>
        <draw:frame draw:style-name="gr15" draw:text-style-name="P8" draw:layer="layout" svg:width="0.815cm" svg:height="0.831cm" svg:x="5.701cm" svg:y="8.969cm">
          <draw:text-box>
            <text:p><text:span text:style-name="T7">6</text:span></text:p>
          </draw:text-box>
        </draw:frame>
        <draw:frame draw:style-name="gr15" draw:text-style-name="P8" draw:layer="layout" svg:width="0.815cm" svg:height="0.831cm" svg:x="7.801cm" svg:y="9cm">
          <draw:text-box>
            <text:p><text:span text:style-name="T7">3</text:span></text:p>
          </draw:text-box>
        </draw:frame>
        <draw:frame draw:style-name="gr24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4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4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4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4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4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4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22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2.101cm" svg:y1="9.499cm" svg:x2="1.5cm" svg:y2="10.411cm">
          <text:p/>
        </draw:line>
        <draw:line draw:style-name="gr23" draw:text-style-name="P12" draw:layer="layout" svg:x1="2.649cm" svg:y1="9.7cm" svg:x2="3.1cm" svg:y2="10.511cm">
          <text:p/>
        </draw:line>
        <draw:frame draw:style-name="gr15" draw:text-style-name="P8" draw:layer="layout" svg:width="0.815cm" svg:height="0.831cm" svg:x="0.872cm" svg:y="10.58cm">
          <draw:text-box>
            <text:p><text:span text:style-name="T7">2</text:span></text:p>
          </draw:text-box>
        </draw:frame>
        <draw:frame draw:style-name="gr15" draw:text-style-name="P8" draw:layer="layout" svg:width="0.815cm" svg:height="0.831cm" svg:x="2.872cm" svg:y="10.511cm">
          <draw:text-box>
            <text:p><text:span text:style-name="T7">1</text:span></text:p>
          </draw:text-box>
        </draw:frame>
        <draw:frame draw:style-name="gr24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4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22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4.801cm" svg:y1="9.899cm" svg:x2="4.6cm" svg:y2="10.899cm">
          <text:p/>
        </draw:line>
        <draw:frame draw:style-name="gr14" draw:text-style-name="P8" draw:layer="layout" svg:width="1.129cm" svg:height="0.831cm" svg:x="4.1cm" svg:y="10.968cm">
          <draw:text-box>
            <text:p><text:span text:style-name="T7">14</text:span></text:p>
          </draw:text-box>
        </draw:frame>
        <draw:g>
          <draw:g>
            <draw:custom-shape draw:style-name="gr12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13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13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13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13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13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13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13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13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13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4" draw:text-style-name="P10" draw:layer="layout" svg:width="1.129cm" svg:height="0.831cm" svg:x="11.686cm" svg:y="7.032cm">
          <draw:text-box>
            <text:p><text:span text:style-name="T8">8</text:span></text:p>
          </draw:text-box>
        </draw:frame>
        <draw:frame draw:style-name="gr26" draw:text-style-name="P10" draw:layer="layout" svg:width="1.215cm" svg:height="1.411cm" svg:x="9.486cm" svg:y="7.032cm">
          <draw:text-box>
            <text:p><text:span text:style-name="T8">10</text:span></text:p>
            <text:p><text:span text:style-name="T8"/></text:p>
          </draw:text-box>
        </draw:frame>
        <draw:frame draw:style-name="gr14" draw:text-style-name="P10" draw:layer="layout" svg:width="1.129cm" svg:height="0.831cm" svg:x="13.301cm" svg:y="7.001cm">
          <draw:text-box>
            <text:p><text:span text:style-name="T8">9</text:span></text:p>
          </draw:text-box>
        </draw:frame>
        <draw:frame draw:style-name="gr14" draw:text-style-name="P10" draw:layer="layout" svg:width="1.129cm" svg:height="0.831cm" svg:x="22.301cm" svg:y="7.001cm">
          <draw:text-box>
            <text:p><text:span text:style-name="T8">2</text:span></text:p>
          </draw:text-box>
        </draw:frame>
        <draw:frame draw:style-name="gr14" draw:text-style-name="P10" draw:layer="layout" svg:width="1.129cm" svg:height="0.831cm" svg:x="23.972cm" svg:y="7.001cm">
          <draw:text-box>
            <text:p><text:span text:style-name="T8">1</text:span></text:p>
          </draw:text-box>
        </draw:frame>
        <draw:frame draw:style-name="gr14" draw:text-style-name="P10" draw:layer="layout" svg:width="1.129cm" svg:height="0.831cm" svg:x="15.086cm" svg:y="7.001cm">
          <draw:text-box>
            <text:p><text:span text:style-name="T8">4</text:span></text:p>
          </draw:text-box>
        </draw:frame>
        <draw:frame draw:style-name="gr11" draw:text-style-name="P10" draw:layer="layout" svg:width="0.815cm" svg:height="0.831cm" svg:x="17.086cm" svg:y="7.001cm">
          <draw:text-box>
            <text:p><text:span text:style-name="T8">7</text:span></text:p>
          </draw:text-box>
        </draw:frame>
        <draw:frame draw:style-name="gr15" draw:text-style-name="P10" draw:layer="layout" svg:width="0.815cm" svg:height="0.831cm" svg:x="18.886cm" svg:y="7.001cm">
          <draw:text-box>
            <text:p><text:span text:style-name="T8">6</text:span></text:p>
          </draw:text-box>
        </draw:frame>
        <draw:frame draw:style-name="gr15" draw:text-style-name="P10" draw:layer="layout" svg:width="0.815cm" svg:height="0.831cm" svg:x="20.586cm" svg:y="7.001cm">
          <draw:text-box>
            <text:p><text:span text:style-name="T8">3</text:span></text:p>
          </draw:text-box>
        </draw:frame>
        <draw:frame draw:style-name="gr14" draw:text-style-name="P10" draw:layer="layout" svg:width="1.129cm" svg:height="0.831cm" svg:x="25.901cm" svg:y="7.001cm">
          <draw:text-box>
            <text:p><text:span text:style-name="T8">14</text:span></text:p>
          </draw:text-box>
        </draw:frame>
        <draw:frame draw:style-name="gr24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draw:line draw:style-name="gr30" draw:text-style-name="P16" draw:layer="layout" svg:x1="25.5cm" svg:y1="5.9cm" svg:x2="25.5cm" svg:y2="9.5cm">
          <text:p/>
        </draw:lin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10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21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4.901cm" svg:y1="6.4cm" svg:x2="3.901cm" svg:y2="7.3cm">
          <text:p/>
        </draw:line>
        <draw:line draw:style-name="gr23" draw:text-style-name="P13" draw:layer="layout" svg:x1="5.801cm" svg:y1="6.4cm" svg:x2="6.801cm" svg:y2="7.3cm">
          <text:p/>
        </draw:line>
        <draw:custom-shape draw:style-name="gr22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6.801cm" svg:y1="8.1cm" svg:x2="6.101cm" svg:y2="8.8cm">
          <text:p/>
        </draw:line>
        <draw:line draw:style-name="gr23" draw:text-style-name="P12" draw:layer="layout" svg:x1="7.401cm" svg:y1="8.2cm" svg:x2="8.101cm" svg:y2="8.9cm">
          <text:p/>
        </draw:line>
        <draw:custom-shape draw:style-name="gr22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3.501cm" svg:y1="8.1cm" svg:x2="2.801cm" svg:y2="8.8cm">
          <text:p/>
        </draw:line>
        <draw:line draw:style-name="gr23" draw:text-style-name="P12" draw:layer="layout" svg:x1="4.101cm" svg:y1="8.2cm" svg:x2="4.801cm" svg:y2="8.9cm">
          <text:p/>
        </draw:line>
        <draw:frame draw:style-name="gr25" draw:text-style-name="P8" draw:layer="layout" svg:width="1.286cm" svg:height="0.831cm" svg:x="4.559cm" svg:y="5.869cm">
          <draw:text-box>
            <text:p><text:span text:style-name="T7"><text:s/></text:span><text:span text:style-name="T7">10</text:span></text:p>
          </draw:text-box>
        </draw:frame>
        <draw:frame draw:style-name="gr14" draw:text-style-name="P8" draw:layer="layout" svg:width="1.129cm" svg:height="0.831cm" svg:x="3.372cm" svg:y="7.369cm">
          <draw:text-box>
            <text:p><text:span text:style-name="T7">8</text:span></text:p>
          </draw:text-box>
        </draw:frame>
        <draw:frame draw:style-name="gr14" draw:text-style-name="P8" draw:layer="layout" svg:width="1.129cm" svg:height="0.831cm" svg:x="6.601cm" svg:y="7.369cm">
          <draw:text-box>
            <text:p><text:span text:style-name="T7">9</text:span></text:p>
          </draw:text-box>
        </draw:frame>
        <draw:frame draw:style-name="gr15" draw:text-style-name="P8" draw:layer="layout" svg:width="0.815cm" svg:height="0.831cm" svg:x="2.072cm" svg:y="8.869cm">
          <draw:text-box>
            <text:p><text:span text:style-name="T7">4</text:span></text:p>
          </draw:text-box>
        </draw:frame>
        <draw:frame draw:style-name="gr15" draw:text-style-name="P8" draw:layer="layout" svg:width="0.815cm" svg:height="0.831cm" svg:x="4.472cm" svg:y="9cm">
          <draw:text-box>
            <text:p><text:span text:style-name="T7">7</text:span></text:p>
          </draw:text-box>
        </draw:frame>
        <draw:frame draw:style-name="gr15" draw:text-style-name="P8" draw:layer="layout" svg:width="0.815cm" svg:height="0.831cm" svg:x="5.701cm" svg:y="8.969cm">
          <draw:text-box>
            <text:p><text:span text:style-name="T7">6</text:span></text:p>
          </draw:text-box>
        </draw:frame>
        <draw:frame draw:style-name="gr15" draw:text-style-name="P8" draw:layer="layout" svg:width="0.815cm" svg:height="0.831cm" svg:x="7.801cm" svg:y="9cm">
          <draw:text-box>
            <text:p><text:span text:style-name="T7">3</text:span></text:p>
          </draw:text-box>
        </draw:frame>
        <draw:frame draw:style-name="gr24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4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4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4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4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4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4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22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2.101cm" svg:y1="9.499cm" svg:x2="1.5cm" svg:y2="10.411cm">
          <text:p/>
        </draw:line>
        <draw:line draw:style-name="gr23" draw:text-style-name="P12" draw:layer="layout" svg:x1="2.649cm" svg:y1="9.7cm" svg:x2="3.1cm" svg:y2="10.511cm">
          <text:p/>
        </draw:line>
        <draw:frame draw:style-name="gr15" draw:text-style-name="P8" draw:layer="layout" svg:width="0.815cm" svg:height="0.831cm" svg:x="0.872cm" svg:y="10.58cm">
          <draw:text-box>
            <text:p><text:span text:style-name="T7">2</text:span></text:p>
          </draw:text-box>
        </draw:frame>
        <draw:frame draw:style-name="gr15" draw:text-style-name="P8" draw:layer="layout" svg:width="0.815cm" svg:height="0.831cm" svg:x="2.872cm" svg:y="10.511cm">
          <draw:text-box>
            <text:p><text:span text:style-name="T7">1</text:span></text:p>
          </draw:text-box>
        </draw:frame>
        <draw:frame draw:style-name="gr24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4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22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4.801cm" svg:y1="9.899cm" svg:x2="4.6cm" svg:y2="10.899cm">
          <text:p/>
        </draw:line>
        <draw:frame draw:style-name="gr14" draw:text-style-name="P8" draw:layer="layout" svg:width="1.129cm" svg:height="0.831cm" svg:x="4.1cm" svg:y="10.968cm">
          <draw:text-box>
            <text:p><text:span text:style-name="T7">14</text:span></text:p>
          </draw:text-box>
        </draw:frame>
        <draw:g>
          <draw:g>
            <draw:custom-shape draw:style-name="gr12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13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13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13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13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13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13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13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13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13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4" draw:text-style-name="P10" draw:layer="layout" svg:width="1.129cm" svg:height="0.831cm" svg:x="11.686cm" svg:y="7.032cm">
          <draw:text-box>
            <text:p><text:span text:style-name="T8">8</text:span></text:p>
          </draw:text-box>
        </draw:frame>
        <draw:frame draw:style-name="gr26" draw:text-style-name="P10" draw:layer="layout" svg:width="1.215cm" svg:height="1.411cm" svg:x="9.486cm" svg:y="7.032cm">
          <draw:text-box>
            <text:p><text:span text:style-name="T8">10</text:span></text:p>
            <text:p><text:span text:style-name="T8"/></text:p>
          </draw:text-box>
        </draw:frame>
        <draw:frame draw:style-name="gr14" draw:text-style-name="P10" draw:layer="layout" svg:width="1.129cm" svg:height="0.831cm" svg:x="13.301cm" svg:y="7.001cm">
          <draw:text-box>
            <text:p><text:span text:style-name="T8">9</text:span></text:p>
          </draw:text-box>
        </draw:frame>
        <draw:frame draw:style-name="gr14" draw:text-style-name="P10" draw:layer="layout" svg:width="1.129cm" svg:height="0.831cm" svg:x="22.301cm" svg:y="7.001cm">
          <draw:text-box>
            <text:p><text:span text:style-name="T8">2</text:span></text:p>
          </draw:text-box>
        </draw:frame>
        <draw:frame draw:style-name="gr14" draw:text-style-name="P10" draw:layer="layout" svg:width="1.129cm" svg:height="0.831cm" svg:x="23.972cm" svg:y="7.001cm">
          <draw:text-box>
            <text:p><text:span text:style-name="T8">1</text:span></text:p>
          </draw:text-box>
        </draw:frame>
        <draw:frame draw:style-name="gr14" draw:text-style-name="P10" draw:layer="layout" svg:width="1.129cm" svg:height="0.831cm" svg:x="15.086cm" svg:y="7.001cm">
          <draw:text-box>
            <text:p><text:span text:style-name="T8">4</text:span></text:p>
          </draw:text-box>
        </draw:frame>
        <draw:frame draw:style-name="gr11" draw:text-style-name="P10" draw:layer="layout" svg:width="0.815cm" svg:height="0.831cm" svg:x="17.086cm" svg:y="7.001cm">
          <draw:text-box>
            <text:p><text:span text:style-name="T8">7</text:span></text:p>
          </draw:text-box>
        </draw:frame>
        <draw:frame draw:style-name="gr15" draw:text-style-name="P10" draw:layer="layout" svg:width="0.815cm" svg:height="0.831cm" svg:x="18.886cm" svg:y="7.001cm">
          <draw:text-box>
            <text:p><text:span text:style-name="T8">6</text:span></text:p>
          </draw:text-box>
        </draw:frame>
        <draw:frame draw:style-name="gr15" draw:text-style-name="P10" draw:layer="layout" svg:width="0.815cm" svg:height="0.831cm" svg:x="20.586cm" svg:y="7.001cm">
          <draw:text-box>
            <text:p><text:span text:style-name="T8">3</text:span></text:p>
          </draw:text-box>
        </draw:frame>
        <draw:frame draw:style-name="gr14" draw:text-style-name="P10" draw:layer="layout" svg:width="1.129cm" svg:height="0.831cm" svg:x="25.901cm" svg:y="7.001cm">
          <draw:text-box>
            <text:p><text:span text:style-name="T8">14</text:span></text:p>
          </draw:text-box>
        </draw:frame>
        <draw:frame draw:style-name="gr24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draw:line draw:style-name="gr30" draw:text-style-name="P16" draw:layer="layout" svg:x1="25.5cm" svg:y1="5.9cm" svg:x2="25.5cm" svg:y2="9.5cm">
          <text:p/>
        </draw:line>
        <draw:g>
          <draw:line draw:style-name="gr27" draw:text-style-name="P16" draw:layer="layout" svg:x1="10.2cm" svg:y1="6cm" svg:x2="10.2cm" svg:y2="7.032cm">
            <text:p/>
          </draw:line>
          <draw:line draw:style-name="gr28" draw:text-style-name="P16" draw:layer="layout" svg:x1="10.2cm" svg:y1="6cm" svg:x2="24.6cm" svg:y2="6cm">
            <text:p/>
          </draw:line>
          <draw:line draw:style-name="gr27" draw:text-style-name="P16" draw:layer="layout" svg:x1="24.6cm" svg:y1="5.969cm" svg:x2="24.6cm" svg:y2="7.001cm">
            <text:p/>
          </draw:line>
        </draw:g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10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21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4.901cm" svg:y1="6.4cm" svg:x2="3.901cm" svg:y2="7.3cm">
          <text:p/>
        </draw:line>
        <draw:line draw:style-name="gr23" draw:text-style-name="P13" draw:layer="layout" svg:x1="5.801cm" svg:y1="6.4cm" svg:x2="6.801cm" svg:y2="7.3cm">
          <text:p/>
        </draw:line>
        <draw:custom-shape draw:style-name="gr22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6.801cm" svg:y1="8.1cm" svg:x2="6.101cm" svg:y2="8.8cm">
          <text:p/>
        </draw:line>
        <draw:line draw:style-name="gr23" draw:text-style-name="P12" draw:layer="layout" svg:x1="7.401cm" svg:y1="8.2cm" svg:x2="8.101cm" svg:y2="8.9cm">
          <text:p/>
        </draw:line>
        <draw:custom-shape draw:style-name="gr22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3.501cm" svg:y1="8.1cm" svg:x2="2.801cm" svg:y2="8.8cm">
          <text:p/>
        </draw:line>
        <draw:line draw:style-name="gr23" draw:text-style-name="P12" draw:layer="layout" svg:x1="4.101cm" svg:y1="8.2cm" svg:x2="4.801cm" svg:y2="8.9cm">
          <text:p/>
        </draw:line>
        <draw:frame draw:style-name="gr29" draw:text-style-name="P8" draw:layer="layout" svg:width="1.042cm" svg:height="0.831cm" svg:x="4.859cm" svg:y="5.869cm">
          <draw:text-box>
            <text:p><text:span text:style-name="T7">1</text:span></text:p>
          </draw:text-box>
        </draw:frame>
        <draw:frame draw:style-name="gr14" draw:text-style-name="P8" draw:layer="layout" svg:width="1.129cm" svg:height="0.831cm" svg:x="3.372cm" svg:y="7.369cm">
          <draw:text-box>
            <text:p><text:span text:style-name="T7">8</text:span></text:p>
          </draw:text-box>
        </draw:frame>
        <draw:frame draw:style-name="gr14" draw:text-style-name="P8" draw:layer="layout" svg:width="1.129cm" svg:height="0.831cm" svg:x="6.601cm" svg:y="7.369cm">
          <draw:text-box>
            <text:p><text:span text:style-name="T7">9</text:span></text:p>
          </draw:text-box>
        </draw:frame>
        <draw:frame draw:style-name="gr15" draw:text-style-name="P8" draw:layer="layout" svg:width="0.815cm" svg:height="0.831cm" svg:x="2.072cm" svg:y="8.869cm">
          <draw:text-box>
            <text:p><text:span text:style-name="T7">4</text:span></text:p>
          </draw:text-box>
        </draw:frame>
        <draw:frame draw:style-name="gr15" draw:text-style-name="P8" draw:layer="layout" svg:width="0.815cm" svg:height="0.831cm" svg:x="4.472cm" svg:y="9cm">
          <draw:text-box>
            <text:p><text:span text:style-name="T7">7</text:span></text:p>
          </draw:text-box>
        </draw:frame>
        <draw:frame draw:style-name="gr15" draw:text-style-name="P8" draw:layer="layout" svg:width="0.815cm" svg:height="0.831cm" svg:x="5.701cm" svg:y="8.969cm">
          <draw:text-box>
            <text:p><text:span text:style-name="T7">6</text:span></text:p>
          </draw:text-box>
        </draw:frame>
        <draw:frame draw:style-name="gr15" draw:text-style-name="P8" draw:layer="layout" svg:width="0.815cm" svg:height="0.831cm" svg:x="7.801cm" svg:y="9cm">
          <draw:text-box>
            <text:p><text:span text:style-name="T7">3</text:span></text:p>
          </draw:text-box>
        </draw:frame>
        <draw:frame draw:style-name="gr24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4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4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4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4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4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4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22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2.101cm" svg:y1="9.499cm" svg:x2="1.5cm" svg:y2="10.411cm">
          <text:p/>
        </draw:line>
        <draw:line draw:style-name="gr23" draw:text-style-name="P12" draw:layer="layout" svg:x1="2.649cm" svg:y1="9.7cm" svg:x2="3.1cm" svg:y2="10.511cm">
          <text:p/>
        </draw:line>
        <draw:frame draw:style-name="gr15" draw:text-style-name="P8" draw:layer="layout" svg:width="0.815cm" svg:height="0.831cm" svg:x="0.872cm" svg:y="10.58cm">
          <draw:text-box>
            <text:p><text:span text:style-name="T7">2</text:span></text:p>
          </draw:text-box>
        </draw:frame>
        <draw:frame draw:style-name="gr14" draw:text-style-name="P8" draw:layer="layout" svg:width="1.129cm" svg:height="0.831cm" svg:x="2.772cm" svg:y="10.511cm">
          <draw:text-box>
            <text:p><text:span text:style-name="T7">10</text:span></text:p>
          </draw:text-box>
        </draw:frame>
        <draw:frame draw:style-name="gr24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4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22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4.801cm" svg:y1="9.899cm" svg:x2="4.6cm" svg:y2="10.899cm">
          <text:p/>
        </draw:line>
        <draw:frame draw:style-name="gr14" draw:text-style-name="P8" draw:layer="layout" svg:width="1.129cm" svg:height="0.831cm" svg:x="4.1cm" svg:y="10.968cm">
          <draw:text-box>
            <text:p><text:span text:style-name="T7">14</text:span></text:p>
          </draw:text-box>
        </draw:frame>
        <draw:g>
          <draw:g>
            <draw:custom-shape draw:style-name="gr12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13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13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13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13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13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13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13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13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13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4" draw:text-style-name="P10" draw:layer="layout" svg:width="1.129cm" svg:height="0.831cm" svg:x="11.686cm" svg:y="7.032cm">
          <draw:text-box>
            <text:p><text:span text:style-name="T8">8</text:span></text:p>
          </draw:text-box>
        </draw:frame>
        <draw:frame draw:style-name="gr31" draw:text-style-name="P10" draw:layer="layout" svg:width="1.215cm" svg:height="0.831cm" svg:x="9.686cm" svg:y="7.032cm">
          <draw:text-box>
            <text:p><text:span text:style-name="T8">1</text:span></text:p>
          </draw:text-box>
        </draw:frame>
        <draw:frame draw:style-name="gr14" draw:text-style-name="P10" draw:layer="layout" svg:width="1.129cm" svg:height="0.831cm" svg:x="13.301cm" svg:y="7.001cm">
          <draw:text-box>
            <text:p><text:span text:style-name="T8">9</text:span></text:p>
          </draw:text-box>
        </draw:frame>
        <draw:frame draw:style-name="gr14" draw:text-style-name="P10" draw:layer="layout" svg:width="1.129cm" svg:height="0.831cm" svg:x="22.301cm" svg:y="7.001cm">
          <draw:text-box>
            <text:p><text:span text:style-name="T8">2</text:span></text:p>
          </draw:text-box>
        </draw:frame>
        <draw:frame draw:style-name="gr14" draw:text-style-name="P10" draw:layer="layout" svg:width="1.129cm" svg:height="0.831cm" svg:x="23.972cm" svg:y="7.001cm">
          <draw:text-box>
            <text:p><text:span text:style-name="T8">10</text:span></text:p>
          </draw:text-box>
        </draw:frame>
        <draw:frame draw:style-name="gr14" draw:text-style-name="P10" draw:layer="layout" svg:width="1.129cm" svg:height="0.831cm" svg:x="15.086cm" svg:y="7.001cm">
          <draw:text-box>
            <text:p><text:span text:style-name="T8">4</text:span></text:p>
          </draw:text-box>
        </draw:frame>
        <draw:frame draw:style-name="gr11" draw:text-style-name="P10" draw:layer="layout" svg:width="0.815cm" svg:height="0.831cm" svg:x="17.086cm" svg:y="7.001cm">
          <draw:text-box>
            <text:p><text:span text:style-name="T8">7</text:span></text:p>
          </draw:text-box>
        </draw:frame>
        <draw:frame draw:style-name="gr15" draw:text-style-name="P10" draw:layer="layout" svg:width="0.815cm" svg:height="0.831cm" svg:x="18.886cm" svg:y="7.001cm">
          <draw:text-box>
            <text:p><text:span text:style-name="T8">6</text:span></text:p>
          </draw:text-box>
        </draw:frame>
        <draw:frame draw:style-name="gr15" draw:text-style-name="P10" draw:layer="layout" svg:width="0.815cm" svg:height="0.831cm" svg:x="20.586cm" svg:y="7.001cm">
          <draw:text-box>
            <text:p><text:span text:style-name="T8">3</text:span></text:p>
          </draw:text-box>
        </draw:frame>
        <draw:frame draw:style-name="gr14" draw:text-style-name="P10" draw:layer="layout" svg:width="1.129cm" svg:height="0.831cm" svg:x="25.901cm" svg:y="7.001cm">
          <draw:text-box>
            <text:p><text:span text:style-name="T8">14</text:span></text:p>
          </draw:text-box>
        </draw:frame>
        <draw:frame draw:style-name="gr24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draw:line draw:style-name="gr30" draw:text-style-name="P16" draw:layer="layout" svg:x1="25.5cm" svg:y1="5.9cm" svg:x2="25.5cm" svg:y2="9.5cm">
          <text:p/>
        </draw:line>
        <draw:g>
          <draw:line draw:style-name="gr27" draw:text-style-name="P16" draw:layer="layout" svg:x1="10.2cm" svg:y1="6cm" svg:x2="10.2cm" svg:y2="7.032cm">
            <text:p/>
          </draw:line>
          <draw:line draw:style-name="gr28" draw:text-style-name="P16" draw:layer="layout" svg:x1="10.2cm" svg:y1="6cm" svg:x2="24.6cm" svg:y2="6cm">
            <text:p/>
          </draw:line>
          <draw:line draw:style-name="gr27" draw:text-style-name="P16" draw:layer="layout" svg:x1="24.6cm" svg:y1="5.969cm" svg:x2="24.6cm" svg:y2="7.001cm">
            <text:p/>
          </draw:line>
        </draw:g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10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21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4.901cm" svg:y1="6.4cm" svg:x2="3.901cm" svg:y2="7.3cm">
          <text:p/>
        </draw:line>
        <draw:line draw:style-name="gr23" draw:text-style-name="P13" draw:layer="layout" svg:x1="5.801cm" svg:y1="6.4cm" svg:x2="6.801cm" svg:y2="7.3cm">
          <text:p/>
        </draw:line>
        <draw:custom-shape draw:style-name="gr22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6.801cm" svg:y1="8.1cm" svg:x2="6.101cm" svg:y2="8.8cm">
          <text:p/>
        </draw:line>
        <draw:line draw:style-name="gr23" draw:text-style-name="P12" draw:layer="layout" svg:x1="7.401cm" svg:y1="8.2cm" svg:x2="8.101cm" svg:y2="8.9cm">
          <text:p/>
        </draw:line>
        <draw:custom-shape draw:style-name="gr22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3.501cm" svg:y1="8.1cm" svg:x2="2.801cm" svg:y2="8.8cm">
          <text:p/>
        </draw:line>
        <draw:line draw:style-name="gr23" draw:text-style-name="P12" draw:layer="layout" svg:x1="4.101cm" svg:y1="8.2cm" svg:x2="4.801cm" svg:y2="8.9cm">
          <text:p/>
        </draw:line>
        <draw:frame draw:style-name="gr29" draw:text-style-name="P8" draw:layer="layout" svg:width="1.042cm" svg:height="0.831cm" svg:x="4.859cm" svg:y="5.869cm">
          <draw:text-box>
            <text:p><text:span text:style-name="T7">1</text:span></text:p>
          </draw:text-box>
        </draw:frame>
        <draw:frame draw:style-name="gr14" draw:text-style-name="P8" draw:layer="layout" svg:width="1.129cm" svg:height="0.831cm" svg:x="3.372cm" svg:y="7.369cm">
          <draw:text-box>
            <text:p><text:span text:style-name="T7">8</text:span></text:p>
          </draw:text-box>
        </draw:frame>
        <draw:frame draw:style-name="gr14" draw:text-style-name="P8" draw:layer="layout" svg:width="1.129cm" svg:height="0.831cm" svg:x="6.601cm" svg:y="7.369cm">
          <draw:text-box>
            <text:p><text:span text:style-name="T7">9</text:span></text:p>
          </draw:text-box>
        </draw:frame>
        <draw:frame draw:style-name="gr15" draw:text-style-name="P8" draw:layer="layout" svg:width="0.815cm" svg:height="0.831cm" svg:x="2.072cm" svg:y="8.869cm">
          <draw:text-box>
            <text:p><text:span text:style-name="T7">4</text:span></text:p>
          </draw:text-box>
        </draw:frame>
        <draw:frame draw:style-name="gr15" draw:text-style-name="P8" draw:layer="layout" svg:width="0.815cm" svg:height="0.831cm" svg:x="4.472cm" svg:y="9cm">
          <draw:text-box>
            <text:p><text:span text:style-name="T7">7</text:span></text:p>
          </draw:text-box>
        </draw:frame>
        <draw:frame draw:style-name="gr15" draw:text-style-name="P8" draw:layer="layout" svg:width="0.815cm" svg:height="0.831cm" svg:x="5.701cm" svg:y="8.969cm">
          <draw:text-box>
            <text:p><text:span text:style-name="T7">6</text:span></text:p>
          </draw:text-box>
        </draw:frame>
        <draw:frame draw:style-name="gr15" draw:text-style-name="P8" draw:layer="layout" svg:width="0.815cm" svg:height="0.831cm" svg:x="7.801cm" svg:y="9cm">
          <draw:text-box>
            <text:p><text:span text:style-name="T7">3</text:span></text:p>
          </draw:text-box>
        </draw:frame>
        <draw:frame draw:style-name="gr24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4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4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4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4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4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4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22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2.101cm" svg:y1="9.499cm" svg:x2="1.5cm" svg:y2="10.411cm">
          <text:p/>
        </draw:line>
        <draw:line draw:style-name="gr23" draw:text-style-name="P12" draw:layer="layout" svg:x1="2.649cm" svg:y1="9.7cm" svg:x2="3.1cm" svg:y2="10.511cm">
          <text:p/>
        </draw:line>
        <draw:frame draw:style-name="gr15" draw:text-style-name="P8" draw:layer="layout" svg:width="0.815cm" svg:height="0.831cm" svg:x="0.872cm" svg:y="10.58cm">
          <draw:text-box>
            <text:p><text:span text:style-name="T7">2</text:span></text:p>
          </draw:text-box>
        </draw:frame>
        <draw:frame draw:style-name="gr14" draw:text-style-name="P8" draw:layer="layout" svg:width="1.129cm" svg:height="0.831cm" svg:x="2.772cm" svg:y="10.511cm">
          <draw:text-box>
            <text:p><text:span text:style-name="T7">10</text:span></text:p>
          </draw:text-box>
        </draw:frame>
        <draw:frame draw:style-name="gr24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4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22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4.801cm" svg:y1="9.899cm" svg:x2="4.6cm" svg:y2="10.899cm">
          <text:p/>
        </draw:line>
        <draw:frame draw:style-name="gr14" draw:text-style-name="P8" draw:layer="layout" svg:width="1.129cm" svg:height="0.831cm" svg:x="4.1cm" svg:y="10.968cm">
          <draw:text-box>
            <text:p><text:span text:style-name="T7">14</text:span></text:p>
          </draw:text-box>
        </draw:frame>
        <draw:g>
          <draw:g>
            <draw:custom-shape draw:style-name="gr12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13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13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13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13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13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13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13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13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13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4" draw:text-style-name="P10" draw:layer="layout" svg:width="1.129cm" svg:height="0.831cm" svg:x="11.686cm" svg:y="7.032cm">
          <draw:text-box>
            <text:p><text:span text:style-name="T8">8</text:span></text:p>
          </draw:text-box>
        </draw:frame>
        <draw:frame draw:style-name="gr31" draw:text-style-name="P10" draw:layer="layout" svg:width="1.215cm" svg:height="0.831cm" svg:x="9.686cm" svg:y="7.032cm">
          <draw:text-box>
            <text:p><text:span text:style-name="T8">1</text:span></text:p>
          </draw:text-box>
        </draw:frame>
        <draw:frame draw:style-name="gr14" draw:text-style-name="P10" draw:layer="layout" svg:width="1.129cm" svg:height="0.831cm" svg:x="13.301cm" svg:y="7.001cm">
          <draw:text-box>
            <text:p><text:span text:style-name="T8">9</text:span></text:p>
          </draw:text-box>
        </draw:frame>
        <draw:frame draw:style-name="gr14" draw:text-style-name="P10" draw:layer="layout" svg:width="1.129cm" svg:height="0.831cm" svg:x="22.301cm" svg:y="7.001cm">
          <draw:text-box>
            <text:p><text:span text:style-name="T8">2</text:span></text:p>
          </draw:text-box>
        </draw:frame>
        <draw:frame draw:style-name="gr14" draw:text-style-name="P10" draw:layer="layout" svg:width="1.129cm" svg:height="0.831cm" svg:x="23.972cm" svg:y="7.001cm">
          <draw:text-box>
            <text:p><text:span text:style-name="T8">10</text:span></text:p>
          </draw:text-box>
        </draw:frame>
        <draw:frame draw:style-name="gr14" draw:text-style-name="P10" draw:layer="layout" svg:width="1.129cm" svg:height="0.831cm" svg:x="15.086cm" svg:y="7.001cm">
          <draw:text-box>
            <text:p><text:span text:style-name="T8">4</text:span></text:p>
          </draw:text-box>
        </draw:frame>
        <draw:frame draw:style-name="gr11" draw:text-style-name="P10" draw:layer="layout" svg:width="0.815cm" svg:height="0.831cm" svg:x="17.086cm" svg:y="7.001cm">
          <draw:text-box>
            <text:p><text:span text:style-name="T8">7</text:span></text:p>
          </draw:text-box>
        </draw:frame>
        <draw:frame draw:style-name="gr15" draw:text-style-name="P10" draw:layer="layout" svg:width="0.815cm" svg:height="0.831cm" svg:x="18.886cm" svg:y="7.001cm">
          <draw:text-box>
            <text:p><text:span text:style-name="T8">6</text:span></text:p>
          </draw:text-box>
        </draw:frame>
        <draw:frame draw:style-name="gr15" draw:text-style-name="P10" draw:layer="layout" svg:width="0.815cm" svg:height="0.831cm" svg:x="20.586cm" svg:y="7.001cm">
          <draw:text-box>
            <text:p><text:span text:style-name="T8">3</text:span></text:p>
          </draw:text-box>
        </draw:frame>
        <draw:frame draw:style-name="gr14" draw:text-style-name="P10" draw:layer="layout" svg:width="1.129cm" svg:height="0.831cm" svg:x="25.901cm" svg:y="7.001cm">
          <draw:text-box>
            <text:p><text:span text:style-name="T8">14</text:span></text:p>
          </draw:text-box>
        </draw:frame>
        <draw:frame draw:style-name="gr24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draw:line draw:style-name="gr30" draw:text-style-name="P16" draw:layer="layout" svg:x1="23.7cm" svg:y1="5.9cm" svg:x2="23.7cm" svg:y2="9.5cm">
          <text:p/>
        </draw:lin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10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21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4.901cm" svg:y1="6.4cm" svg:x2="3.901cm" svg:y2="7.3cm">
          <text:p/>
        </draw:line>
        <draw:line draw:style-name="gr23" draw:text-style-name="P13" draw:layer="layout" svg:x1="5.801cm" svg:y1="6.4cm" svg:x2="6.801cm" svg:y2="7.3cm">
          <text:p/>
        </draw:line>
        <draw:custom-shape draw:style-name="gr22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6.801cm" svg:y1="8.1cm" svg:x2="6.101cm" svg:y2="8.8cm">
          <text:p/>
        </draw:line>
        <draw:line draw:style-name="gr23" draw:text-style-name="P12" draw:layer="layout" svg:x1="7.401cm" svg:y1="8.2cm" svg:x2="8.101cm" svg:y2="8.9cm">
          <text:p/>
        </draw:line>
        <draw:custom-shape draw:style-name="gr22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3.501cm" svg:y1="8.1cm" svg:x2="2.801cm" svg:y2="8.8cm">
          <text:p/>
        </draw:line>
        <draw:line draw:style-name="gr23" draw:text-style-name="P12" draw:layer="layout" svg:x1="4.101cm" svg:y1="8.2cm" svg:x2="4.801cm" svg:y2="8.9cm">
          <text:p/>
        </draw:line>
        <draw:frame draw:style-name="gr29" draw:text-style-name="P8" draw:layer="layout" svg:width="1.042cm" svg:height="0.831cm" svg:x="4.859cm" svg:y="5.869cm">
          <draw:text-box>
            <text:p><text:span text:style-name="T7">9</text:span></text:p>
          </draw:text-box>
        </draw:frame>
        <draw:frame draw:style-name="gr14" draw:text-style-name="P8" draw:layer="layout" svg:width="1.129cm" svg:height="0.831cm" svg:x="3.372cm" svg:y="7.369cm">
          <draw:text-box>
            <text:p><text:span text:style-name="T7">8</text:span></text:p>
          </draw:text-box>
        </draw:frame>
        <draw:frame draw:style-name="gr14" draw:text-style-name="P8" draw:layer="layout" svg:width="1.129cm" svg:height="0.831cm" svg:x="6.601cm" svg:y="7.369cm">
          <draw:text-box>
            <text:p><text:span text:style-name="T7">6</text:span></text:p>
          </draw:text-box>
        </draw:frame>
        <draw:frame draw:style-name="gr15" draw:text-style-name="P8" draw:layer="layout" svg:width="0.815cm" svg:height="0.831cm" svg:x="2.072cm" svg:y="8.869cm">
          <draw:text-box>
            <text:p><text:span text:style-name="T7">4</text:span></text:p>
          </draw:text-box>
        </draw:frame>
        <draw:frame draw:style-name="gr15" draw:text-style-name="P8" draw:layer="layout" svg:width="0.815cm" svg:height="0.831cm" svg:x="4.472cm" svg:y="9cm">
          <draw:text-box>
            <text:p><text:span text:style-name="T7">7</text:span></text:p>
          </draw:text-box>
        </draw:frame>
        <draw:frame draw:style-name="gr15" draw:text-style-name="P8" draw:layer="layout" svg:width="0.815cm" svg:height="0.831cm" svg:x="5.701cm" svg:y="8.969cm">
          <draw:text-box>
            <text:p><text:span text:style-name="T7">1</text:span></text:p>
          </draw:text-box>
        </draw:frame>
        <draw:frame draw:style-name="gr15" draw:text-style-name="P8" draw:layer="layout" svg:width="0.815cm" svg:height="0.831cm" svg:x="7.801cm" svg:y="9cm">
          <draw:text-box>
            <text:p><text:span text:style-name="T7">3</text:span></text:p>
          </draw:text-box>
        </draw:frame>
        <draw:frame draw:style-name="gr24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4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4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4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4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4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4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22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2.101cm" svg:y1="9.499cm" svg:x2="1.5cm" svg:y2="10.411cm">
          <text:p/>
        </draw:line>
        <draw:line draw:style-name="gr23" draw:text-style-name="P12" draw:layer="layout" svg:x1="2.649cm" svg:y1="9.7cm" svg:x2="3.1cm" svg:y2="10.511cm">
          <text:p/>
        </draw:line>
        <draw:frame draw:style-name="gr15" draw:text-style-name="P8" draw:layer="layout" svg:width="0.815cm" svg:height="0.831cm" svg:x="0.872cm" svg:y="10.58cm">
          <draw:text-box>
            <text:p><text:span text:style-name="T7">2</text:span></text:p>
          </draw:text-box>
        </draw:frame>
        <draw:frame draw:style-name="gr14" draw:text-style-name="P8" draw:layer="layout" svg:width="1.129cm" svg:height="0.831cm" svg:x="2.772cm" svg:y="10.511cm">
          <draw:text-box>
            <text:p><text:span text:style-name="T7">10</text:span></text:p>
          </draw:text-box>
        </draw:frame>
        <draw:frame draw:style-name="gr24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4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22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4.801cm" svg:y1="9.899cm" svg:x2="4.6cm" svg:y2="10.899cm">
          <text:p/>
        </draw:line>
        <draw:frame draw:style-name="gr14" draw:text-style-name="P8" draw:layer="layout" svg:width="1.129cm" svg:height="0.831cm" svg:x="4.1cm" svg:y="10.968cm">
          <draw:text-box>
            <text:p><text:span text:style-name="T7">14</text:span></text:p>
          </draw:text-box>
        </draw:frame>
        <draw:g>
          <draw:g>
            <draw:custom-shape draw:style-name="gr12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13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13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13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13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13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13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13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13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13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4" draw:text-style-name="P10" draw:layer="layout" svg:width="1.129cm" svg:height="0.831cm" svg:x="11.686cm" svg:y="7.032cm">
          <draw:text-box>
            <text:p><text:span text:style-name="T8">8</text:span></text:p>
          </draw:text-box>
        </draw:frame>
        <draw:frame draw:style-name="gr31" draw:text-style-name="P10" draw:layer="layout" svg:width="1.215cm" svg:height="0.831cm" svg:x="9.686cm" svg:y="7.032cm">
          <draw:text-box>
            <text:p><text:span text:style-name="T8">9</text:span></text:p>
          </draw:text-box>
        </draw:frame>
        <draw:frame draw:style-name="gr14" draw:text-style-name="P10" draw:layer="layout" svg:width="1.129cm" svg:height="0.831cm" svg:x="13.301cm" svg:y="7.001cm">
          <draw:text-box>
            <text:p><text:span text:style-name="T8">6</text:span></text:p>
          </draw:text-box>
        </draw:frame>
        <draw:frame draw:style-name="gr14" draw:text-style-name="P10" draw:layer="layout" svg:width="1.129cm" svg:height="0.831cm" svg:x="22.301cm" svg:y="7.001cm">
          <draw:text-box>
            <text:p><text:span text:style-name="T8">2</text:span></text:p>
          </draw:text-box>
        </draw:frame>
        <draw:frame draw:style-name="gr14" draw:text-style-name="P10" draw:layer="layout" svg:width="1.129cm" svg:height="0.831cm" svg:x="23.972cm" svg:y="7.001cm">
          <draw:text-box>
            <text:p><text:span text:style-name="T8">10</text:span></text:p>
          </draw:text-box>
        </draw:frame>
        <draw:frame draw:style-name="gr14" draw:text-style-name="P10" draw:layer="layout" svg:width="1.129cm" svg:height="0.831cm" svg:x="15.086cm" svg:y="7.001cm">
          <draw:text-box>
            <text:p><text:span text:style-name="T8">4</text:span></text:p>
          </draw:text-box>
        </draw:frame>
        <draw:frame draw:style-name="gr11" draw:text-style-name="P10" draw:layer="layout" svg:width="0.815cm" svg:height="0.831cm" svg:x="17.086cm" svg:y="7.001cm">
          <draw:text-box>
            <text:p><text:span text:style-name="T8">7</text:span></text:p>
          </draw:text-box>
        </draw:frame>
        <draw:frame draw:style-name="gr15" draw:text-style-name="P10" draw:layer="layout" svg:width="0.815cm" svg:height="0.831cm" svg:x="18.886cm" svg:y="7.001cm">
          <draw:text-box>
            <text:p><text:span text:style-name="T8">1</text:span></text:p>
          </draw:text-box>
        </draw:frame>
        <draw:frame draw:style-name="gr15" draw:text-style-name="P10" draw:layer="layout" svg:width="0.815cm" svg:height="0.831cm" svg:x="20.586cm" svg:y="7.001cm">
          <draw:text-box>
            <text:p><text:span text:style-name="T8">3</text:span></text:p>
          </draw:text-box>
        </draw:frame>
        <draw:frame draw:style-name="gr14" draw:text-style-name="P10" draw:layer="layout" svg:width="1.129cm" svg:height="0.831cm" svg:x="25.901cm" svg:y="7.001cm">
          <draw:text-box>
            <text:p><text:span text:style-name="T8">14</text:span></text:p>
          </draw:text-box>
        </draw:frame>
        <draw:frame draw:style-name="gr24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draw:line draw:style-name="gr30" draw:text-style-name="P16" draw:layer="layout" svg:x1="23.7cm" svg:y1="5.9cm" svg:x2="23.7cm" svg:y2="9.5cm">
          <text:p/>
        </draw:lin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10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21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4.901cm" svg:y1="6.4cm" svg:x2="3.901cm" svg:y2="7.3cm">
          <text:p/>
        </draw:line>
        <draw:line draw:style-name="gr23" draw:text-style-name="P13" draw:layer="layout" svg:x1="5.801cm" svg:y1="6.4cm" svg:x2="6.801cm" svg:y2="7.3cm">
          <text:p/>
        </draw:line>
        <draw:custom-shape draw:style-name="gr22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6.801cm" svg:y1="8.1cm" svg:x2="6.101cm" svg:y2="8.8cm">
          <text:p/>
        </draw:line>
        <draw:line draw:style-name="gr23" draw:text-style-name="P12" draw:layer="layout" svg:x1="7.401cm" svg:y1="8.2cm" svg:x2="8.101cm" svg:y2="8.9cm">
          <text:p/>
        </draw:line>
        <draw:custom-shape draw:style-name="gr22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3.501cm" svg:y1="8.1cm" svg:x2="2.801cm" svg:y2="8.8cm">
          <text:p/>
        </draw:line>
        <draw:line draw:style-name="gr23" draw:text-style-name="P12" draw:layer="layout" svg:x1="4.101cm" svg:y1="8.2cm" svg:x2="4.801cm" svg:y2="8.9cm">
          <text:p/>
        </draw:line>
        <draw:frame draw:style-name="gr29" draw:text-style-name="P8" draw:layer="layout" svg:width="1.042cm" svg:height="0.831cm" svg:x="4.859cm" svg:y="5.869cm">
          <draw:text-box>
            <text:p><text:span text:style-name="T7">9</text:span></text:p>
          </draw:text-box>
        </draw:frame>
        <draw:frame draw:style-name="gr14" draw:text-style-name="P8" draw:layer="layout" svg:width="1.129cm" svg:height="0.831cm" svg:x="3.372cm" svg:y="7.369cm">
          <draw:text-box>
            <text:p><text:span text:style-name="T7">8</text:span></text:p>
          </draw:text-box>
        </draw:frame>
        <draw:frame draw:style-name="gr14" draw:text-style-name="P8" draw:layer="layout" svg:width="1.129cm" svg:height="0.831cm" svg:x="6.601cm" svg:y="7.369cm">
          <draw:text-box>
            <text:p><text:span text:style-name="T7">6</text:span></text:p>
          </draw:text-box>
        </draw:frame>
        <draw:frame draw:style-name="gr15" draw:text-style-name="P8" draw:layer="layout" svg:width="0.815cm" svg:height="0.831cm" svg:x="2.072cm" svg:y="8.869cm">
          <draw:text-box>
            <text:p><text:span text:style-name="T7">4</text:span></text:p>
          </draw:text-box>
        </draw:frame>
        <draw:frame draw:style-name="gr15" draw:text-style-name="P8" draw:layer="layout" svg:width="0.815cm" svg:height="0.831cm" svg:x="4.472cm" svg:y="9cm">
          <draw:text-box>
            <text:p><text:span text:style-name="T7">7</text:span></text:p>
          </draw:text-box>
        </draw:frame>
        <draw:frame draw:style-name="gr15" draw:text-style-name="P8" draw:layer="layout" svg:width="0.815cm" svg:height="0.831cm" svg:x="5.701cm" svg:y="8.969cm">
          <draw:text-box>
            <text:p><text:span text:style-name="T7">1</text:span></text:p>
          </draw:text-box>
        </draw:frame>
        <draw:frame draw:style-name="gr15" draw:text-style-name="P8" draw:layer="layout" svg:width="0.815cm" svg:height="0.831cm" svg:x="7.801cm" svg:y="9cm">
          <draw:text-box>
            <text:p><text:span text:style-name="T7">3</text:span></text:p>
          </draw:text-box>
        </draw:frame>
        <draw:frame draw:style-name="gr24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4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4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4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4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4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4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22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2.101cm" svg:y1="9.499cm" svg:x2="1.5cm" svg:y2="10.411cm">
          <text:p/>
        </draw:line>
        <draw:line draw:style-name="gr23" draw:text-style-name="P12" draw:layer="layout" svg:x1="2.649cm" svg:y1="9.7cm" svg:x2="3.1cm" svg:y2="10.511cm">
          <text:p/>
        </draw:line>
        <draw:frame draw:style-name="gr15" draw:text-style-name="P8" draw:layer="layout" svg:width="0.815cm" svg:height="0.831cm" svg:x="0.872cm" svg:y="10.58cm">
          <draw:text-box>
            <text:p><text:span text:style-name="T7">2</text:span></text:p>
          </draw:text-box>
        </draw:frame>
        <draw:frame draw:style-name="gr14" draw:text-style-name="P8" draw:layer="layout" svg:width="1.129cm" svg:height="0.831cm" svg:x="2.772cm" svg:y="10.511cm">
          <draw:text-box>
            <text:p><text:span text:style-name="T7">10</text:span></text:p>
          </draw:text-box>
        </draw:frame>
        <draw:frame draw:style-name="gr24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4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22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4.801cm" svg:y1="9.899cm" svg:x2="4.6cm" svg:y2="10.899cm">
          <text:p/>
        </draw:line>
        <draw:frame draw:style-name="gr14" draw:text-style-name="P8" draw:layer="layout" svg:width="1.129cm" svg:height="0.831cm" svg:x="4.1cm" svg:y="10.968cm">
          <draw:text-box>
            <text:p><text:span text:style-name="T7">14</text:span></text:p>
          </draw:text-box>
        </draw:frame>
        <draw:g>
          <draw:g>
            <draw:custom-shape draw:style-name="gr12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13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13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13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13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13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13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13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13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13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4" draw:text-style-name="P10" draw:layer="layout" svg:width="1.129cm" svg:height="0.831cm" svg:x="11.686cm" svg:y="7.032cm">
          <draw:text-box>
            <text:p><text:span text:style-name="T8">8</text:span></text:p>
          </draw:text-box>
        </draw:frame>
        <draw:frame draw:style-name="gr31" draw:text-style-name="P10" draw:layer="layout" svg:width="1.215cm" svg:height="0.831cm" svg:x="9.686cm" svg:y="7.032cm">
          <draw:text-box>
            <text:p><text:span text:style-name="T8">9</text:span></text:p>
          </draw:text-box>
        </draw:frame>
        <draw:frame draw:style-name="gr14" draw:text-style-name="P10" draw:layer="layout" svg:width="1.129cm" svg:height="0.831cm" svg:x="13.301cm" svg:y="7.001cm">
          <draw:text-box>
            <text:p><text:span text:style-name="T8">6</text:span></text:p>
          </draw:text-box>
        </draw:frame>
        <draw:frame draw:style-name="gr14" draw:text-style-name="P10" draw:layer="layout" svg:width="1.129cm" svg:height="0.831cm" svg:x="22.301cm" svg:y="7.001cm">
          <draw:text-box>
            <text:p><text:span text:style-name="T8">2</text:span></text:p>
          </draw:text-box>
        </draw:frame>
        <draw:frame draw:style-name="gr14" draw:text-style-name="P10" draw:layer="layout" svg:width="1.129cm" svg:height="0.831cm" svg:x="23.972cm" svg:y="7.001cm">
          <draw:text-box>
            <text:p><text:span text:style-name="T8">10</text:span></text:p>
          </draw:text-box>
        </draw:frame>
        <draw:frame draw:style-name="gr14" draw:text-style-name="P10" draw:layer="layout" svg:width="1.129cm" svg:height="0.831cm" svg:x="15.086cm" svg:y="7.001cm">
          <draw:text-box>
            <text:p><text:span text:style-name="T8">4</text:span></text:p>
          </draw:text-box>
        </draw:frame>
        <draw:frame draw:style-name="gr11" draw:text-style-name="P10" draw:layer="layout" svg:width="0.815cm" svg:height="0.831cm" svg:x="17.086cm" svg:y="7.001cm">
          <draw:text-box>
            <text:p><text:span text:style-name="T8">7</text:span></text:p>
          </draw:text-box>
        </draw:frame>
        <draw:frame draw:style-name="gr15" draw:text-style-name="P10" draw:layer="layout" svg:width="0.815cm" svg:height="0.831cm" svg:x="18.886cm" svg:y="7.001cm">
          <draw:text-box>
            <text:p><text:span text:style-name="T8">1</text:span></text:p>
          </draw:text-box>
        </draw:frame>
        <draw:frame draw:style-name="gr15" draw:text-style-name="P10" draw:layer="layout" svg:width="0.815cm" svg:height="0.831cm" svg:x="20.586cm" svg:y="7.001cm">
          <draw:text-box>
            <text:p><text:span text:style-name="T8">3</text:span></text:p>
          </draw:text-box>
        </draw:frame>
        <draw:frame draw:style-name="gr14" draw:text-style-name="P10" draw:layer="layout" svg:width="1.129cm" svg:height="0.831cm" svg:x="25.901cm" svg:y="7.001cm">
          <draw:text-box>
            <text:p><text:span text:style-name="T8">14</text:span></text:p>
          </draw:text-box>
        </draw:frame>
        <draw:frame draw:style-name="gr24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draw:line draw:style-name="gr30" draw:text-style-name="P16" draw:layer="layout" svg:x1="23.7cm" svg:y1="5.9cm" svg:x2="23.7cm" svg:y2="9.5cm">
          <text:p/>
        </draw:line>
        <draw:g>
          <draw:line draw:style-name="gr27" draw:text-style-name="P16" draw:layer="layout" svg:x1="10.2cm" svg:y1="6cm" svg:x2="10.2cm" svg:y2="7.032cm">
            <text:p/>
          </draw:line>
          <draw:line draw:style-name="gr28" draw:text-style-name="P16" draw:layer="layout" svg:x1="10.2cm" svg:y1="6cm" svg:x2="22.6cm" svg:y2="6cm">
            <text:p/>
          </draw:line>
          <draw:line draw:style-name="gr27" draw:text-style-name="P16" draw:layer="layout" svg:x1="22.6cm" svg:y1="5.969cm" svg:x2="22.6cm" svg:y2="7.001cm">
            <text:p/>
          </draw:line>
        </draw:g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32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34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901cm" svg:y1="6.4cm" svg:x2="3.901cm" svg:y2="7.3cm">
          <text:p/>
        </draw:line>
        <draw:line draw:style-name="gr17" draw:text-style-name="P13" draw:layer="layout" svg:x1="5.801cm" svg:y1="6.4cm" svg:x2="6.801cm" svg:y2="7.3cm">
          <text:p/>
        </draw:line>
        <draw:custom-shape draw:style-name="gr16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6.801cm" svg:y1="8.1cm" svg:x2="6.101cm" svg:y2="8.8cm">
          <text:p/>
        </draw:line>
        <draw:line draw:style-name="gr17" draw:text-style-name="P12" draw:layer="layout" svg:x1="7.401cm" svg:y1="8.2cm" svg:x2="8.101cm" svg:y2="8.9cm">
          <text:p/>
        </draw:line>
        <draw:custom-shape draw:style-name="gr16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3.501cm" svg:y1="8.1cm" svg:x2="2.801cm" svg:y2="8.8cm">
          <text:p/>
        </draw:line>
        <draw:line draw:style-name="gr17" draw:text-style-name="P12" draw:layer="layout" svg:x1="4.101cm" svg:y1="8.2cm" svg:x2="4.801cm" svg:y2="8.9cm">
          <text:p/>
        </draw:line>
        <draw:frame draw:style-name="gr35" draw:text-style-name="P8" draw:layer="layout" svg:width="1.042cm" svg:height="0.831cm" svg:x="4.859cm" svg:y="5.869cm">
          <draw:text-box>
            <text:p><text:span text:style-name="T7">9</text:span></text:p>
          </draw:text-box>
        </draw:frame>
        <draw:frame draw:style-name="gr18" draw:text-style-name="P8" draw:layer="layout" svg:width="1.129cm" svg:height="0.831cm" svg:x="3.372cm" svg:y="7.369cm">
          <draw:text-box>
            <text:p><text:span text:style-name="T7">8</text:span></text:p>
          </draw:text-box>
        </draw:frame>
        <draw:frame draw:style-name="gr18" draw:text-style-name="P8" draw:layer="layout" svg:width="1.129cm" svg:height="0.831cm" svg:x="6.601cm" svg:y="7.369cm">
          <draw:text-box>
            <text:p><text:span text:style-name="T7">6</text:span></text:p>
          </draw:text-box>
        </draw:frame>
        <draw:frame draw:style-name="gr19" draw:text-style-name="P8" draw:layer="layout" svg:width="0.815cm" svg:height="0.831cm" svg:x="2.072cm" svg:y="8.869cm">
          <draw:text-box>
            <text:p><text:span text:style-name="T7">4</text:span></text:p>
          </draw:text-box>
        </draw:frame>
        <draw:frame draw:style-name="gr19" draw:text-style-name="P8" draw:layer="layout" svg:width="0.815cm" svg:height="0.831cm" svg:x="4.472cm" svg:y="9cm">
          <draw:text-box>
            <text:p><text:span text:style-name="T7">7</text:span></text:p>
          </draw:text-box>
        </draw:frame>
        <draw:frame draw:style-name="gr19" draw:text-style-name="P8" draw:layer="layout" svg:width="0.815cm" svg:height="0.831cm" svg:x="5.701cm" svg:y="8.969cm">
          <draw:text-box>
            <text:p><text:span text:style-name="T7">1</text:span></text:p>
          </draw:text-box>
        </draw:frame>
        <draw:frame draw:style-name="gr19" draw:text-style-name="P8" draw:layer="layout" svg:width="0.815cm" svg:height="0.831cm" svg:x="7.801cm" svg:y="9cm">
          <draw:text-box>
            <text:p><text:span text:style-name="T7">3</text:span></text:p>
          </draw:text-box>
        </draw:frame>
        <draw:frame draw:style-name="gr20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0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0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0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0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0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0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16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2.101cm" svg:y1="9.499cm" svg:x2="1.5cm" svg:y2="10.411cm">
          <text:p/>
        </draw:line>
        <draw:line draw:style-name="gr17" draw:text-style-name="P12" draw:layer="layout" svg:x1="2.649cm" svg:y1="9.7cm" svg:x2="3.1cm" svg:y2="10.511cm">
          <text:p/>
        </draw:line>
        <draw:frame draw:style-name="gr19" draw:text-style-name="P8" draw:layer="layout" svg:width="0.815cm" svg:height="0.831cm" svg:x="0.872cm" svg:y="10.58cm">
          <draw:text-box>
            <text:p><text:span text:style-name="T7">2</text:span></text:p>
          </draw:text-box>
        </draw:frame>
        <draw:frame draw:style-name="gr18" draw:text-style-name="P8" draw:layer="layout" svg:width="1.129cm" svg:height="0.831cm" svg:x="2.772cm" svg:y="10.511cm">
          <draw:text-box>
            <text:p><text:span text:style-name="T7">10</text:span></text:p>
          </draw:text-box>
        </draw:frame>
        <draw:frame draw:style-name="gr20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0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16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801cm" svg:y1="9.899cm" svg:x2="4.6cm" svg:y2="10.899cm">
          <text:p/>
        </draw:line>
        <draw:frame draw:style-name="gr18" draw:text-style-name="P8" draw:layer="layout" svg:width="1.129cm" svg:height="0.831cm" svg:x="4.1cm" svg:y="10.968cm">
          <draw:text-box>
            <text:p><text:span text:style-name="T7">14</text:span></text:p>
          </draw:text-box>
        </draw:frame>
        <draw:g>
          <draw:g>
            <draw:custom-shape draw:style-name="gr36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7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37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37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37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37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37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37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37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37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37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8" draw:text-style-name="P10" draw:layer="layout" svg:width="1.129cm" svg:height="0.831cm" svg:x="11.686cm" svg:y="7.032cm">
          <draw:text-box>
            <text:p><text:span text:style-name="T8">8</text:span></text:p>
          </draw:text-box>
        </draw:frame>
        <draw:frame draw:style-name="gr38" draw:text-style-name="P10" draw:layer="layout" svg:width="1.215cm" svg:height="0.831cm" svg:x="9.686cm" svg:y="7.032cm">
          <draw:text-box>
            <text:p><text:span text:style-name="T8">2</text:span></text:p>
          </draw:text-box>
        </draw:frame>
        <draw:frame draw:style-name="gr18" draw:text-style-name="P10" draw:layer="layout" svg:width="1.129cm" svg:height="0.831cm" svg:x="13.301cm" svg:y="7.001cm">
          <draw:text-box>
            <text:p><text:span text:style-name="T8">6</text:span></text:p>
          </draw:text-box>
        </draw:frame>
        <draw:frame draw:style-name="gr18" draw:text-style-name="P10" draw:layer="layout" svg:width="1.129cm" svg:height="0.831cm" svg:x="22.301cm" svg:y="7.001cm">
          <draw:text-box>
            <text:p><text:span text:style-name="T8">9</text:span></text:p>
          </draw:text-box>
        </draw:frame>
        <draw:frame draw:style-name="gr18" draw:text-style-name="P10" draw:layer="layout" svg:width="1.129cm" svg:height="0.831cm" svg:x="23.972cm" svg:y="7.001cm">
          <draw:text-box>
            <text:p><text:span text:style-name="T8">10</text:span></text:p>
          </draw:text-box>
        </draw:frame>
        <draw:frame draw:style-name="gr18" draw:text-style-name="P10" draw:layer="layout" svg:width="1.129cm" svg:height="0.831cm" svg:x="15.086cm" svg:y="7.001cm">
          <draw:text-box>
            <text:p><text:span text:style-name="T8">4</text:span></text:p>
          </draw:text-box>
        </draw:frame>
        <draw:frame draw:style-name="gr33" draw:text-style-name="P10" draw:layer="layout" svg:width="0.815cm" svg:height="0.831cm" svg:x="17.086cm" svg:y="7.001cm">
          <draw:text-box>
            <text:p><text:span text:style-name="T8">7</text:span></text:p>
          </draw:text-box>
        </draw:frame>
        <draw:frame draw:style-name="gr19" draw:text-style-name="P10" draw:layer="layout" svg:width="0.815cm" svg:height="0.831cm" svg:x="18.886cm" svg:y="7.001cm">
          <draw:text-box>
            <text:p><text:span text:style-name="T8">1</text:span></text:p>
          </draw:text-box>
        </draw:frame>
        <draw:frame draw:style-name="gr19" draw:text-style-name="P10" draw:layer="layout" svg:width="0.815cm" svg:height="0.831cm" svg:x="20.586cm" svg:y="7.001cm">
          <draw:text-box>
            <text:p><text:span text:style-name="T8">3</text:span></text:p>
          </draw:text-box>
        </draw:frame>
        <draw:frame draw:style-name="gr18" draw:text-style-name="P10" draw:layer="layout" svg:width="1.129cm" svg:height="0.831cm" svg:x="25.901cm" svg:y="7.001cm">
          <draw:text-box>
            <text:p><text:span text:style-name="T8">14</text:span></text:p>
          </draw:text-box>
        </draw:frame>
        <draw:frame draw:style-name="gr20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draw:line draw:style-name="gr39" draw:text-style-name="P16" draw:layer="layout" svg:x1="23.7cm" svg:y1="5.9cm" svg:x2="23.7cm" svg:y2="9.5cm">
          <text:p/>
        </draw:line>
        <draw:g>
          <draw:line draw:style-name="gr40" draw:text-style-name="P16" draw:layer="layout" svg:x1="10.2cm" svg:y1="6cm" svg:x2="10.2cm" svg:y2="7.032cm">
            <text:p/>
          </draw:line>
          <draw:line draw:style-name="gr41" draw:text-style-name="P16" draw:layer="layout" svg:x1="10.2cm" svg:y1="6cm" svg:x2="22.6cm" svg:y2="6cm">
            <text:p/>
          </draw:line>
          <draw:line draw:style-name="gr40" draw:text-style-name="P16" draw:layer="layout" svg:x1="22.6cm" svg:y1="5.969cm" svg:x2="22.6cm" svg:y2="7.001cm">
            <text:p/>
          </draw:line>
        </draw:g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32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34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901cm" svg:y1="6.4cm" svg:x2="3.901cm" svg:y2="7.3cm">
          <text:p/>
        </draw:line>
        <draw:line draw:style-name="gr17" draw:text-style-name="P13" draw:layer="layout" svg:x1="5.801cm" svg:y1="6.4cm" svg:x2="6.801cm" svg:y2="7.3cm">
          <text:p/>
        </draw:line>
        <draw:custom-shape draw:style-name="gr16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6.801cm" svg:y1="8.1cm" svg:x2="6.101cm" svg:y2="8.8cm">
          <text:p/>
        </draw:line>
        <draw:line draw:style-name="gr17" draw:text-style-name="P12" draw:layer="layout" svg:x1="7.401cm" svg:y1="8.2cm" svg:x2="8.101cm" svg:y2="8.9cm">
          <text:p/>
        </draw:line>
        <draw:custom-shape draw:style-name="gr16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3.501cm" svg:y1="8.1cm" svg:x2="2.801cm" svg:y2="8.8cm">
          <text:p/>
        </draw:line>
        <draw:line draw:style-name="gr17" draw:text-style-name="P12" draw:layer="layout" svg:x1="4.101cm" svg:y1="8.2cm" svg:x2="4.801cm" svg:y2="8.9cm">
          <text:p/>
        </draw:line>
        <draw:frame draw:style-name="gr35" draw:text-style-name="P8" draw:layer="layout" svg:width="1.042cm" svg:height="0.831cm" svg:x="4.859cm" svg:y="5.869cm">
          <draw:text-box>
            <text:p><text:span text:style-name="T7">2</text:span></text:p>
          </draw:text-box>
        </draw:frame>
        <draw:frame draw:style-name="gr18" draw:text-style-name="P8" draw:layer="layout" svg:width="1.129cm" svg:height="0.831cm" svg:x="3.372cm" svg:y="7.369cm">
          <draw:text-box>
            <text:p><text:span text:style-name="T7">8</text:span></text:p>
          </draw:text-box>
        </draw:frame>
        <draw:frame draw:style-name="gr18" draw:text-style-name="P8" draw:layer="layout" svg:width="1.129cm" svg:height="0.831cm" svg:x="6.601cm" svg:y="7.369cm">
          <draw:text-box>
            <text:p><text:span text:style-name="T7">6</text:span></text:p>
          </draw:text-box>
        </draw:frame>
        <draw:frame draw:style-name="gr19" draw:text-style-name="P8" draw:layer="layout" svg:width="0.815cm" svg:height="0.831cm" svg:x="2.072cm" svg:y="8.869cm">
          <draw:text-box>
            <text:p><text:span text:style-name="T7">4</text:span></text:p>
          </draw:text-box>
        </draw:frame>
        <draw:frame draw:style-name="gr19" draw:text-style-name="P8" draw:layer="layout" svg:width="0.815cm" svg:height="0.831cm" svg:x="4.472cm" svg:y="9cm">
          <draw:text-box>
            <text:p><text:span text:style-name="T7">7</text:span></text:p>
          </draw:text-box>
        </draw:frame>
        <draw:frame draw:style-name="gr19" draw:text-style-name="P8" draw:layer="layout" svg:width="0.815cm" svg:height="0.831cm" svg:x="5.701cm" svg:y="8.969cm">
          <draw:text-box>
            <text:p><text:span text:style-name="T7">1</text:span></text:p>
          </draw:text-box>
        </draw:frame>
        <draw:frame draw:style-name="gr19" draw:text-style-name="P8" draw:layer="layout" svg:width="0.815cm" svg:height="0.831cm" svg:x="7.801cm" svg:y="9cm">
          <draw:text-box>
            <text:p><text:span text:style-name="T7">3</text:span></text:p>
          </draw:text-box>
        </draw:frame>
        <draw:frame draw:style-name="gr20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0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0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0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0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0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0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16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2.101cm" svg:y1="9.499cm" svg:x2="1.5cm" svg:y2="10.411cm">
          <text:p/>
        </draw:line>
        <draw:line draw:style-name="gr17" draw:text-style-name="P12" draw:layer="layout" svg:x1="2.649cm" svg:y1="9.7cm" svg:x2="3.1cm" svg:y2="10.511cm">
          <text:p/>
        </draw:line>
        <draw:frame draw:style-name="gr19" draw:text-style-name="P8" draw:layer="layout" svg:width="0.815cm" svg:height="0.831cm" svg:x="0.872cm" svg:y="10.58cm">
          <draw:text-box>
            <text:p><text:span text:style-name="T7">9</text:span></text:p>
          </draw:text-box>
        </draw:frame>
        <draw:frame draw:style-name="gr18" draw:text-style-name="P8" draw:layer="layout" svg:width="1.129cm" svg:height="0.831cm" svg:x="2.772cm" svg:y="10.511cm">
          <draw:text-box>
            <text:p><text:span text:style-name="T7">10</text:span></text:p>
          </draw:text-box>
        </draw:frame>
        <draw:frame draw:style-name="gr20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0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16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801cm" svg:y1="9.899cm" svg:x2="4.6cm" svg:y2="10.899cm">
          <text:p/>
        </draw:line>
        <draw:frame draw:style-name="gr18" draw:text-style-name="P8" draw:layer="layout" svg:width="1.129cm" svg:height="0.831cm" svg:x="4.1cm" svg:y="10.968cm">
          <draw:text-box>
            <text:p><text:span text:style-name="T7">14</text:span></text:p>
          </draw:text-box>
        </draw:frame>
        <draw:g>
          <draw:g>
            <draw:custom-shape draw:style-name="gr36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7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37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37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37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37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37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37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37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37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37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8" draw:text-style-name="P10" draw:layer="layout" svg:width="1.129cm" svg:height="0.831cm" svg:x="11.686cm" svg:y="7.032cm">
          <draw:text-box>
            <text:p><text:span text:style-name="T8">8</text:span></text:p>
          </draw:text-box>
        </draw:frame>
        <draw:frame draw:style-name="gr38" draw:text-style-name="P10" draw:layer="layout" svg:width="1.215cm" svg:height="0.831cm" svg:x="9.686cm" svg:y="7.032cm">
          <draw:text-box>
            <text:p><text:span text:style-name="T8">2</text:span></text:p>
          </draw:text-box>
        </draw:frame>
        <draw:frame draw:style-name="gr18" draw:text-style-name="P10" draw:layer="layout" svg:width="1.129cm" svg:height="0.831cm" svg:x="13.301cm" svg:y="7.001cm">
          <draw:text-box>
            <text:p><text:span text:style-name="T8">6</text:span></text:p>
          </draw:text-box>
        </draw:frame>
        <draw:frame draw:style-name="gr18" draw:text-style-name="P10" draw:layer="layout" svg:width="1.129cm" svg:height="0.831cm" svg:x="22.301cm" svg:y="7.001cm">
          <draw:text-box>
            <text:p><text:span text:style-name="T8">9</text:span></text:p>
          </draw:text-box>
        </draw:frame>
        <draw:frame draw:style-name="gr18" draw:text-style-name="P10" draw:layer="layout" svg:width="1.129cm" svg:height="0.831cm" svg:x="23.972cm" svg:y="7.001cm">
          <draw:text-box>
            <text:p><text:span text:style-name="T8">10</text:span></text:p>
          </draw:text-box>
        </draw:frame>
        <draw:frame draw:style-name="gr18" draw:text-style-name="P10" draw:layer="layout" svg:width="1.129cm" svg:height="0.831cm" svg:x="15.086cm" svg:y="7.001cm">
          <draw:text-box>
            <text:p><text:span text:style-name="T8">4</text:span></text:p>
          </draw:text-box>
        </draw:frame>
        <draw:frame draw:style-name="gr33" draw:text-style-name="P10" draw:layer="layout" svg:width="0.815cm" svg:height="0.831cm" svg:x="17.086cm" svg:y="7.001cm">
          <draw:text-box>
            <text:p><text:span text:style-name="T8">7</text:span></text:p>
          </draw:text-box>
        </draw:frame>
        <draw:frame draw:style-name="gr19" draw:text-style-name="P10" draw:layer="layout" svg:width="0.815cm" svg:height="0.831cm" svg:x="18.886cm" svg:y="7.001cm">
          <draw:text-box>
            <text:p><text:span text:style-name="T8">1</text:span></text:p>
          </draw:text-box>
        </draw:frame>
        <draw:frame draw:style-name="gr19" draw:text-style-name="P10" draw:layer="layout" svg:width="0.815cm" svg:height="0.831cm" svg:x="20.586cm" svg:y="7.001cm">
          <draw:text-box>
            <text:p><text:span text:style-name="T8">3</text:span></text:p>
          </draw:text-box>
        </draw:frame>
        <draw:frame draw:style-name="gr18" draw:text-style-name="P10" draw:layer="layout" svg:width="1.129cm" svg:height="0.831cm" svg:x="25.901cm" svg:y="7.001cm">
          <draw:text-box>
            <text:p><text:span text:style-name="T8">14</text:span></text:p>
          </draw:text-box>
        </draw:frame>
        <draw:frame draw:style-name="gr20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draw:line draw:style-name="gr39" draw:text-style-name="P16" draw:layer="layout" svg:x1="21.9cm" svg:y1="6.2cm" svg:x2="21.9cm" svg:y2="9.8cm">
          <text:p/>
        </draw:lin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32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34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901cm" svg:y1="6.4cm" svg:x2="3.901cm" svg:y2="7.3cm">
          <text:p/>
        </draw:line>
        <draw:line draw:style-name="gr17" draw:text-style-name="P13" draw:layer="layout" svg:x1="5.801cm" svg:y1="6.4cm" svg:x2="6.801cm" svg:y2="7.3cm">
          <text:p/>
        </draw:line>
        <draw:custom-shape draw:style-name="gr16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6.801cm" svg:y1="8.1cm" svg:x2="6.101cm" svg:y2="8.8cm">
          <text:p/>
        </draw:line>
        <draw:line draw:style-name="gr17" draw:text-style-name="P12" draw:layer="layout" svg:x1="7.401cm" svg:y1="8.2cm" svg:x2="8.101cm" svg:y2="8.9cm">
          <text:p/>
        </draw:line>
        <draw:custom-shape draw:style-name="gr16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3.501cm" svg:y1="8.1cm" svg:x2="2.801cm" svg:y2="8.8cm">
          <text:p/>
        </draw:line>
        <draw:line draw:style-name="gr17" draw:text-style-name="P12" draw:layer="layout" svg:x1="4.101cm" svg:y1="8.2cm" svg:x2="4.801cm" svg:y2="8.9cm">
          <text:p/>
        </draw:line>
        <draw:frame draw:style-name="gr35" draw:text-style-name="P8" draw:layer="layout" svg:width="1.042cm" svg:height="0.831cm" svg:x="4.859cm" svg:y="5.869cm">
          <draw:text-box>
            <text:p><text:span text:style-name="T7">8</text:span></text:p>
          </draw:text-box>
        </draw:frame>
        <draw:frame draw:style-name="gr18" draw:text-style-name="P8" draw:layer="layout" svg:width="1.129cm" svg:height="0.831cm" svg:x="3.372cm" svg:y="7.369cm">
          <draw:text-box>
            <text:p><text:span text:style-name="T7">7</text:span></text:p>
          </draw:text-box>
        </draw:frame>
        <draw:frame draw:style-name="gr18" draw:text-style-name="P8" draw:layer="layout" svg:width="1.129cm" svg:height="0.831cm" svg:x="6.601cm" svg:y="7.369cm">
          <draw:text-box>
            <text:p><text:span text:style-name="T7">6</text:span></text:p>
          </draw:text-box>
        </draw:frame>
        <draw:frame draw:style-name="gr19" draw:text-style-name="P8" draw:layer="layout" svg:width="0.815cm" svg:height="0.831cm" svg:x="2.072cm" svg:y="8.869cm">
          <draw:text-box>
            <text:p><text:span text:style-name="T7">4</text:span></text:p>
          </draw:text-box>
        </draw:frame>
        <draw:frame draw:style-name="gr19" draw:text-style-name="P8" draw:layer="layout" svg:width="0.815cm" svg:height="0.831cm" svg:x="4.472cm" svg:y="9cm">
          <draw:text-box>
            <text:p><text:span text:style-name="T7">2</text:span></text:p>
          </draw:text-box>
        </draw:frame>
        <draw:frame draw:style-name="gr19" draw:text-style-name="P8" draw:layer="layout" svg:width="0.815cm" svg:height="0.831cm" svg:x="5.701cm" svg:y="8.969cm">
          <draw:text-box>
            <text:p><text:span text:style-name="T7">1</text:span></text:p>
          </draw:text-box>
        </draw:frame>
        <draw:frame draw:style-name="gr19" draw:text-style-name="P8" draw:layer="layout" svg:width="0.815cm" svg:height="0.831cm" svg:x="7.801cm" svg:y="9cm">
          <draw:text-box>
            <text:p><text:span text:style-name="T7">3</text:span></text:p>
          </draw:text-box>
        </draw:frame>
        <draw:frame draw:style-name="gr20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0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0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0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0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0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0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16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2.101cm" svg:y1="9.499cm" svg:x2="1.5cm" svg:y2="10.411cm">
          <text:p/>
        </draw:line>
        <draw:line draw:style-name="gr17" draw:text-style-name="P12" draw:layer="layout" svg:x1="2.649cm" svg:y1="9.7cm" svg:x2="3.1cm" svg:y2="10.511cm">
          <text:p/>
        </draw:line>
        <draw:frame draw:style-name="gr19" draw:text-style-name="P8" draw:layer="layout" svg:width="0.815cm" svg:height="0.831cm" svg:x="0.872cm" svg:y="10.58cm">
          <draw:text-box>
            <text:p><text:span text:style-name="T7">9</text:span></text:p>
          </draw:text-box>
        </draw:frame>
        <draw:frame draw:style-name="gr18" draw:text-style-name="P8" draw:layer="layout" svg:width="1.129cm" svg:height="0.831cm" svg:x="2.772cm" svg:y="10.511cm">
          <draw:text-box>
            <text:p><text:span text:style-name="T7">10</text:span></text:p>
          </draw:text-box>
        </draw:frame>
        <draw:frame draw:style-name="gr20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0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16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801cm" svg:y1="9.899cm" svg:x2="4.6cm" svg:y2="10.899cm">
          <text:p/>
        </draw:line>
        <draw:frame draw:style-name="gr18" draw:text-style-name="P8" draw:layer="layout" svg:width="1.129cm" svg:height="0.831cm" svg:x="4.1cm" svg:y="10.968cm">
          <draw:text-box>
            <text:p><text:span text:style-name="T7">14</text:span></text:p>
          </draw:text-box>
        </draw:frame>
        <draw:g>
          <draw:g>
            <draw:custom-shape draw:style-name="gr36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7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37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37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37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37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37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37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37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37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37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8" draw:text-style-name="P10" draw:layer="layout" svg:width="1.129cm" svg:height="0.831cm" svg:x="11.686cm" svg:y="7.032cm">
          <draw:text-box>
            <text:p><text:span text:style-name="T8">7</text:span></text:p>
          </draw:text-box>
        </draw:frame>
        <draw:frame draw:style-name="gr38" draw:text-style-name="P10" draw:layer="layout" svg:width="1.215cm" svg:height="0.831cm" svg:x="9.686cm" svg:y="7.032cm">
          <draw:text-box>
            <text:p><text:span text:style-name="T8">8</text:span></text:p>
          </draw:text-box>
        </draw:frame>
        <draw:frame draw:style-name="gr18" draw:text-style-name="P10" draw:layer="layout" svg:width="1.129cm" svg:height="0.831cm" svg:x="13.301cm" svg:y="7.001cm">
          <draw:text-box>
            <text:p><text:span text:style-name="T8">6</text:span></text:p>
          </draw:text-box>
        </draw:frame>
        <draw:frame draw:style-name="gr18" draw:text-style-name="P10" draw:layer="layout" svg:width="1.129cm" svg:height="0.831cm" svg:x="22.301cm" svg:y="7.001cm">
          <draw:text-box>
            <text:p><text:span text:style-name="T8">9</text:span></text:p>
          </draw:text-box>
        </draw:frame>
        <draw:frame draw:style-name="gr18" draw:text-style-name="P10" draw:layer="layout" svg:width="1.129cm" svg:height="0.831cm" svg:x="23.972cm" svg:y="7.001cm">
          <draw:text-box>
            <text:p><text:span text:style-name="T8">10</text:span></text:p>
          </draw:text-box>
        </draw:frame>
        <draw:frame draw:style-name="gr18" draw:text-style-name="P10" draw:layer="layout" svg:width="1.129cm" svg:height="0.831cm" svg:x="15.086cm" svg:y="7.001cm">
          <draw:text-box>
            <text:p><text:span text:style-name="T8">4</text:span></text:p>
          </draw:text-box>
        </draw:frame>
        <draw:frame draw:style-name="gr33" draw:text-style-name="P10" draw:layer="layout" svg:width="0.815cm" svg:height="0.831cm" svg:x="17.086cm" svg:y="7.001cm">
          <draw:text-box>
            <text:p><text:span text:style-name="T8">2</text:span></text:p>
          </draw:text-box>
        </draw:frame>
        <draw:frame draw:style-name="gr19" draw:text-style-name="P10" draw:layer="layout" svg:width="0.815cm" svg:height="0.831cm" svg:x="18.886cm" svg:y="7.001cm">
          <draw:text-box>
            <text:p><text:span text:style-name="T8">1</text:span></text:p>
          </draw:text-box>
        </draw:frame>
        <draw:frame draw:style-name="gr19" draw:text-style-name="P10" draw:layer="layout" svg:width="0.815cm" svg:height="0.831cm" svg:x="20.586cm" svg:y="7.001cm">
          <draw:text-box>
            <text:p><text:span text:style-name="T8">3</text:span></text:p>
          </draw:text-box>
        </draw:frame>
        <draw:frame draw:style-name="gr18" draw:text-style-name="P10" draw:layer="layout" svg:width="1.129cm" svg:height="0.831cm" svg:x="25.901cm" svg:y="7.001cm">
          <draw:text-box>
            <text:p><text:span text:style-name="T8">14</text:span></text:p>
          </draw:text-box>
        </draw:frame>
        <draw:frame draw:style-name="gr20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draw:line draw:style-name="gr39" draw:text-style-name="P16" draw:layer="layout" svg:x1="21.9cm" svg:y1="6.2cm" svg:x2="21.9cm" svg:y2="9.8cm">
          <text:p/>
        </draw:lin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32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34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901cm" svg:y1="6.4cm" svg:x2="3.901cm" svg:y2="7.3cm">
          <text:p/>
        </draw:line>
        <draw:line draw:style-name="gr17" draw:text-style-name="P13" draw:layer="layout" svg:x1="5.801cm" svg:y1="6.4cm" svg:x2="6.801cm" svg:y2="7.3cm">
          <text:p/>
        </draw:line>
        <draw:custom-shape draw:style-name="gr16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6.801cm" svg:y1="8.1cm" svg:x2="6.101cm" svg:y2="8.8cm">
          <text:p/>
        </draw:line>
        <draw:line draw:style-name="gr17" draw:text-style-name="P12" draw:layer="layout" svg:x1="7.401cm" svg:y1="8.2cm" svg:x2="8.101cm" svg:y2="8.9cm">
          <text:p/>
        </draw:line>
        <draw:custom-shape draw:style-name="gr16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3.501cm" svg:y1="8.1cm" svg:x2="2.801cm" svg:y2="8.8cm">
          <text:p/>
        </draw:line>
        <draw:line draw:style-name="gr17" draw:text-style-name="P12" draw:layer="layout" svg:x1="4.101cm" svg:y1="8.2cm" svg:x2="4.801cm" svg:y2="8.9cm">
          <text:p/>
        </draw:line>
        <draw:frame draw:style-name="gr35" draw:text-style-name="P8" draw:layer="layout" svg:width="1.042cm" svg:height="0.831cm" svg:x="4.859cm" svg:y="5.869cm">
          <draw:text-box>
            <text:p><text:span text:style-name="T7">8</text:span></text:p>
          </draw:text-box>
        </draw:frame>
        <draw:frame draw:style-name="gr18" draw:text-style-name="P8" draw:layer="layout" svg:width="1.129cm" svg:height="0.831cm" svg:x="3.372cm" svg:y="7.369cm">
          <draw:text-box>
            <text:p><text:span text:style-name="T7">7</text:span></text:p>
          </draw:text-box>
        </draw:frame>
        <draw:frame draw:style-name="gr18" draw:text-style-name="P8" draw:layer="layout" svg:width="1.129cm" svg:height="0.831cm" svg:x="6.601cm" svg:y="7.369cm">
          <draw:text-box>
            <text:p><text:span text:style-name="T7">6</text:span></text:p>
          </draw:text-box>
        </draw:frame>
        <draw:frame draw:style-name="gr19" draw:text-style-name="P8" draw:layer="layout" svg:width="0.815cm" svg:height="0.831cm" svg:x="2.072cm" svg:y="8.869cm">
          <draw:text-box>
            <text:p><text:span text:style-name="T7">4</text:span></text:p>
          </draw:text-box>
        </draw:frame>
        <draw:frame draw:style-name="gr19" draw:text-style-name="P8" draw:layer="layout" svg:width="0.815cm" svg:height="0.831cm" svg:x="4.472cm" svg:y="9cm">
          <draw:text-box>
            <text:p><text:span text:style-name="T7">2</text:span></text:p>
          </draw:text-box>
        </draw:frame>
        <draw:frame draw:style-name="gr19" draw:text-style-name="P8" draw:layer="layout" svg:width="0.815cm" svg:height="0.831cm" svg:x="5.701cm" svg:y="8.969cm">
          <draw:text-box>
            <text:p><text:span text:style-name="T7">1</text:span></text:p>
          </draw:text-box>
        </draw:frame>
        <draw:frame draw:style-name="gr19" draw:text-style-name="P8" draw:layer="layout" svg:width="0.815cm" svg:height="0.831cm" svg:x="7.801cm" svg:y="9cm">
          <draw:text-box>
            <text:p><text:span text:style-name="T7">3</text:span></text:p>
          </draw:text-box>
        </draw:frame>
        <draw:frame draw:style-name="gr20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0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0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0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0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0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0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16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2.101cm" svg:y1="9.499cm" svg:x2="1.5cm" svg:y2="10.411cm">
          <text:p/>
        </draw:line>
        <draw:line draw:style-name="gr17" draw:text-style-name="P12" draw:layer="layout" svg:x1="2.649cm" svg:y1="9.7cm" svg:x2="3.1cm" svg:y2="10.511cm">
          <text:p/>
        </draw:line>
        <draw:frame draw:style-name="gr19" draw:text-style-name="P8" draw:layer="layout" svg:width="0.815cm" svg:height="0.831cm" svg:x="0.872cm" svg:y="10.58cm">
          <draw:text-box>
            <text:p><text:span text:style-name="T7">9</text:span></text:p>
          </draw:text-box>
        </draw:frame>
        <draw:frame draw:style-name="gr18" draw:text-style-name="P8" draw:layer="layout" svg:width="1.129cm" svg:height="0.831cm" svg:x="2.772cm" svg:y="10.511cm">
          <draw:text-box>
            <text:p><text:span text:style-name="T7">10</text:span></text:p>
          </draw:text-box>
        </draw:frame>
        <draw:frame draw:style-name="gr20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0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16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801cm" svg:y1="9.899cm" svg:x2="4.6cm" svg:y2="10.899cm">
          <text:p/>
        </draw:line>
        <draw:frame draw:style-name="gr18" draw:text-style-name="P8" draw:layer="layout" svg:width="1.129cm" svg:height="0.831cm" svg:x="4.1cm" svg:y="10.968cm">
          <draw:text-box>
            <text:p><text:span text:style-name="T7">14</text:span></text:p>
          </draw:text-box>
        </draw:frame>
        <draw:g>
          <draw:g>
            <draw:custom-shape draw:style-name="gr36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7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37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37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37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37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37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37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37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37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37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8" draw:text-style-name="P10" draw:layer="layout" svg:width="1.129cm" svg:height="0.831cm" svg:x="11.686cm" svg:y="7.032cm">
          <draw:text-box>
            <text:p><text:span text:style-name="T8">7</text:span></text:p>
          </draw:text-box>
        </draw:frame>
        <draw:frame draw:style-name="gr38" draw:text-style-name="P10" draw:layer="layout" svg:width="1.215cm" svg:height="0.831cm" svg:x="9.686cm" svg:y="7.032cm">
          <draw:text-box>
            <text:p><text:span text:style-name="T8">8</text:span></text:p>
          </draw:text-box>
        </draw:frame>
        <draw:frame draw:style-name="gr18" draw:text-style-name="P10" draw:layer="layout" svg:width="1.129cm" svg:height="0.831cm" svg:x="13.301cm" svg:y="7.001cm">
          <draw:text-box>
            <text:p><text:span text:style-name="T8">6</text:span></text:p>
          </draw:text-box>
        </draw:frame>
        <draw:frame draw:style-name="gr18" draw:text-style-name="P10" draw:layer="layout" svg:width="1.129cm" svg:height="0.831cm" svg:x="22.301cm" svg:y="7.001cm">
          <draw:text-box>
            <text:p><text:span text:style-name="T8">9</text:span></text:p>
          </draw:text-box>
        </draw:frame>
        <draw:frame draw:style-name="gr18" draw:text-style-name="P10" draw:layer="layout" svg:width="1.129cm" svg:height="0.831cm" svg:x="23.972cm" svg:y="7.001cm">
          <draw:text-box>
            <text:p><text:span text:style-name="T8">10</text:span></text:p>
          </draw:text-box>
        </draw:frame>
        <draw:frame draw:style-name="gr18" draw:text-style-name="P10" draw:layer="layout" svg:width="1.129cm" svg:height="0.831cm" svg:x="15.086cm" svg:y="7.001cm">
          <draw:text-box>
            <text:p><text:span text:style-name="T8">4</text:span></text:p>
          </draw:text-box>
        </draw:frame>
        <draw:frame draw:style-name="gr33" draw:text-style-name="P10" draw:layer="layout" svg:width="0.815cm" svg:height="0.831cm" svg:x="17.086cm" svg:y="7.001cm">
          <draw:text-box>
            <text:p><text:span text:style-name="T8">2</text:span></text:p>
          </draw:text-box>
        </draw:frame>
        <draw:frame draw:style-name="gr19" draw:text-style-name="P10" draw:layer="layout" svg:width="0.815cm" svg:height="0.831cm" svg:x="18.886cm" svg:y="7.001cm">
          <draw:text-box>
            <text:p><text:span text:style-name="T8">1</text:span></text:p>
          </draw:text-box>
        </draw:frame>
        <draw:frame draw:style-name="gr19" draw:text-style-name="P10" draw:layer="layout" svg:width="0.815cm" svg:height="0.831cm" svg:x="20.586cm" svg:y="7.001cm">
          <draw:text-box>
            <text:p><text:span text:style-name="T8">3</text:span></text:p>
          </draw:text-box>
        </draw:frame>
        <draw:frame draw:style-name="gr18" draw:text-style-name="P10" draw:layer="layout" svg:width="1.129cm" svg:height="0.831cm" svg:x="25.901cm" svg:y="7.001cm">
          <draw:text-box>
            <text:p><text:span text:style-name="T8">14</text:span></text:p>
          </draw:text-box>
        </draw:frame>
        <draw:frame draw:style-name="gr20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draw:line draw:style-name="gr39" draw:text-style-name="P16" draw:layer="layout" svg:x1="21.9cm" svg:y1="6.2cm" svg:x2="21.9cm" svg:y2="9.8cm">
          <text:p/>
        </draw:line>
        <draw:g>
          <draw:line draw:style-name="gr40" draw:text-style-name="P16" draw:layer="layout" svg:x1="10.2cm" svg:y1="6cm" svg:x2="10.2cm" svg:y2="7.032cm">
            <text:p/>
          </draw:line>
          <draw:line draw:style-name="gr41" draw:text-style-name="P16" draw:layer="layout" svg:x1="10.2cm" svg:y1="6cm" svg:x2="21cm" svg:y2="6cm">
            <text:p/>
          </draw:line>
          <draw:line draw:style-name="gr40" draw:text-style-name="P16" draw:layer="layout" svg:x1="21cm" svg:y1="5.969cm" svg:x2="21cm" svg:y2="7.001cm">
            <text:p/>
          </draw:line>
        </draw:g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32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34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901cm" svg:y1="6.4cm" svg:x2="3.901cm" svg:y2="7.3cm">
          <text:p/>
        </draw:line>
        <draw:line draw:style-name="gr17" draw:text-style-name="P13" draw:layer="layout" svg:x1="5.801cm" svg:y1="6.4cm" svg:x2="6.801cm" svg:y2="7.3cm">
          <text:p/>
        </draw:line>
        <draw:custom-shape draw:style-name="gr16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6.801cm" svg:y1="8.1cm" svg:x2="6.101cm" svg:y2="8.8cm">
          <text:p/>
        </draw:line>
        <draw:line draw:style-name="gr17" draw:text-style-name="P12" draw:layer="layout" svg:x1="7.401cm" svg:y1="8.2cm" svg:x2="8.101cm" svg:y2="8.9cm">
          <text:p/>
        </draw:line>
        <draw:custom-shape draw:style-name="gr16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3.501cm" svg:y1="8.1cm" svg:x2="2.801cm" svg:y2="8.8cm">
          <text:p/>
        </draw:line>
        <draw:line draw:style-name="gr17" draw:text-style-name="P12" draw:layer="layout" svg:x1="4.101cm" svg:y1="8.2cm" svg:x2="4.801cm" svg:y2="8.9cm">
          <text:p/>
        </draw:line>
        <draw:frame draw:style-name="gr35" draw:text-style-name="P8" draw:layer="layout" svg:width="1.042cm" svg:height="0.831cm" svg:x="4.859cm" svg:y="5.869cm">
          <draw:text-box>
            <text:p><text:span text:style-name="T7">8</text:span></text:p>
          </draw:text-box>
        </draw:frame>
        <draw:frame draw:style-name="gr18" draw:text-style-name="P8" draw:layer="layout" svg:width="1.129cm" svg:height="0.831cm" svg:x="3.372cm" svg:y="7.369cm">
          <draw:text-box>
            <text:p><text:span text:style-name="T7">7</text:span></text:p>
          </draw:text-box>
        </draw:frame>
        <draw:frame draw:style-name="gr18" draw:text-style-name="P8" draw:layer="layout" svg:width="1.129cm" svg:height="0.831cm" svg:x="6.601cm" svg:y="7.369cm">
          <draw:text-box>
            <text:p><text:span text:style-name="T7">6</text:span></text:p>
          </draw:text-box>
        </draw:frame>
        <draw:frame draw:style-name="gr19" draw:text-style-name="P8" draw:layer="layout" svg:width="0.815cm" svg:height="0.831cm" svg:x="2.072cm" svg:y="8.869cm">
          <draw:text-box>
            <text:p><text:span text:style-name="T7">4</text:span></text:p>
          </draw:text-box>
        </draw:frame>
        <draw:frame draw:style-name="gr19" draw:text-style-name="P8" draw:layer="layout" svg:width="0.815cm" svg:height="0.831cm" svg:x="4.472cm" svg:y="9cm">
          <draw:text-box>
            <text:p><text:span text:style-name="T7">2</text:span></text:p>
          </draw:text-box>
        </draw:frame>
        <draw:frame draw:style-name="gr19" draw:text-style-name="P8" draw:layer="layout" svg:width="0.815cm" svg:height="0.831cm" svg:x="5.701cm" svg:y="8.969cm">
          <draw:text-box>
            <text:p><text:span text:style-name="T7">1</text:span></text:p>
          </draw:text-box>
        </draw:frame>
        <draw:frame draw:style-name="gr19" draw:text-style-name="P8" draw:layer="layout" svg:width="0.815cm" svg:height="0.831cm" svg:x="7.801cm" svg:y="9cm">
          <draw:text-box>
            <text:p><text:span text:style-name="T7">3</text:span></text:p>
          </draw:text-box>
        </draw:frame>
        <draw:frame draw:style-name="gr20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0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0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0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0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0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0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16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2.101cm" svg:y1="9.499cm" svg:x2="1.5cm" svg:y2="10.411cm">
          <text:p/>
        </draw:line>
        <draw:line draw:style-name="gr17" draw:text-style-name="P12" draw:layer="layout" svg:x1="2.649cm" svg:y1="9.7cm" svg:x2="3.1cm" svg:y2="10.511cm">
          <text:p/>
        </draw:line>
        <draw:frame draw:style-name="gr19" draw:text-style-name="P8" draw:layer="layout" svg:width="0.815cm" svg:height="0.831cm" svg:x="0.872cm" svg:y="10.58cm">
          <draw:text-box>
            <text:p><text:span text:style-name="T7">9</text:span></text:p>
          </draw:text-box>
        </draw:frame>
        <draw:frame draw:style-name="gr18" draw:text-style-name="P8" draw:layer="layout" svg:width="1.129cm" svg:height="0.831cm" svg:x="2.772cm" svg:y="10.511cm">
          <draw:text-box>
            <text:p><text:span text:style-name="T7">10</text:span></text:p>
          </draw:text-box>
        </draw:frame>
        <draw:frame draw:style-name="gr20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0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16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801cm" svg:y1="9.899cm" svg:x2="4.6cm" svg:y2="10.899cm">
          <text:p/>
        </draw:line>
        <draw:frame draw:style-name="gr18" draw:text-style-name="P8" draw:layer="layout" svg:width="1.129cm" svg:height="0.831cm" svg:x="4.1cm" svg:y="10.968cm">
          <draw:text-box>
            <text:p><text:span text:style-name="T7">14</text:span></text:p>
          </draw:text-box>
        </draw:frame>
        <draw:g>
          <draw:g>
            <draw:custom-shape draw:style-name="gr36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7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37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37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37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37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37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37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37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37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37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8" draw:text-style-name="P10" draw:layer="layout" svg:width="1.129cm" svg:height="0.831cm" svg:x="11.686cm" svg:y="7.032cm">
          <draw:text-box>
            <text:p><text:span text:style-name="T8">7</text:span></text:p>
          </draw:text-box>
        </draw:frame>
        <draw:frame draw:style-name="gr38" draw:text-style-name="P10" draw:layer="layout" svg:width="1.215cm" svg:height="0.831cm" svg:x="9.686cm" svg:y="7.032cm">
          <draw:text-box>
            <text:p><text:span text:style-name="T8">3</text:span></text:p>
          </draw:text-box>
        </draw:frame>
        <draw:frame draw:style-name="gr18" draw:text-style-name="P10" draw:layer="layout" svg:width="1.129cm" svg:height="0.831cm" svg:x="13.301cm" svg:y="7.001cm">
          <draw:text-box>
            <text:p><text:span text:style-name="T8">6</text:span></text:p>
          </draw:text-box>
        </draw:frame>
        <draw:frame draw:style-name="gr18" draw:text-style-name="P10" draw:layer="layout" svg:width="1.129cm" svg:height="0.831cm" svg:x="22.301cm" svg:y="7.001cm">
          <draw:text-box>
            <text:p><text:span text:style-name="T8">9</text:span></text:p>
          </draw:text-box>
        </draw:frame>
        <draw:frame draw:style-name="gr18" draw:text-style-name="P10" draw:layer="layout" svg:width="1.129cm" svg:height="0.831cm" svg:x="23.972cm" svg:y="7.001cm">
          <draw:text-box>
            <text:p><text:span text:style-name="T8">10</text:span></text:p>
          </draw:text-box>
        </draw:frame>
        <draw:frame draw:style-name="gr18" draw:text-style-name="P10" draw:layer="layout" svg:width="1.129cm" svg:height="0.831cm" svg:x="15.086cm" svg:y="7.001cm">
          <draw:text-box>
            <text:p><text:span text:style-name="T8">4</text:span></text:p>
          </draw:text-box>
        </draw:frame>
        <draw:frame draw:style-name="gr33" draw:text-style-name="P10" draw:layer="layout" svg:width="0.815cm" svg:height="0.831cm" svg:x="17.086cm" svg:y="7.001cm">
          <draw:text-box>
            <text:p><text:span text:style-name="T8">2</text:span></text:p>
          </draw:text-box>
        </draw:frame>
        <draw:frame draw:style-name="gr19" draw:text-style-name="P10" draw:layer="layout" svg:width="0.815cm" svg:height="0.831cm" svg:x="18.886cm" svg:y="7.001cm">
          <draw:text-box>
            <text:p><text:span text:style-name="T8">1</text:span></text:p>
          </draw:text-box>
        </draw:frame>
        <draw:frame draw:style-name="gr19" draw:text-style-name="P10" draw:layer="layout" svg:width="0.815cm" svg:height="0.831cm" svg:x="20.586cm" svg:y="7.001cm">
          <draw:text-box>
            <text:p><text:span text:style-name="T8">8</text:span></text:p>
          </draw:text-box>
        </draw:frame>
        <draw:frame draw:style-name="gr18" draw:text-style-name="P10" draw:layer="layout" svg:width="1.129cm" svg:height="0.831cm" svg:x="25.901cm" svg:y="7.001cm">
          <draw:text-box>
            <text:p><text:span text:style-name="T8">14</text:span></text:p>
          </draw:text-box>
        </draw:frame>
        <draw:frame draw:style-name="gr20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draw:line draw:style-name="gr39" draw:text-style-name="P16" draw:layer="layout" svg:x1="21.9cm" svg:y1="6.2cm" svg:x2="21.9cm" svg:y2="9.8cm">
          <text:p/>
        </draw:line>
        <draw:g>
          <draw:line draw:style-name="gr40" draw:text-style-name="P16" draw:layer="layout" svg:x1="10.2cm" svg:y1="6cm" svg:x2="10.2cm" svg:y2="7.032cm">
            <text:p/>
          </draw:line>
          <draw:line draw:style-name="gr41" draw:text-style-name="P16" draw:layer="layout" svg:x1="10.2cm" svg:y1="6cm" svg:x2="21cm" svg:y2="6cm">
            <text:p/>
          </draw:line>
          <draw:line draw:style-name="gr40" draw:text-style-name="P16" draw:layer="layout" svg:x1="21cm" svg:y1="5.969cm" svg:x2="21cm" svg:y2="7.001cm">
            <text:p/>
          </draw:line>
        </draw:g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32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34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901cm" svg:y1="6.4cm" svg:x2="3.901cm" svg:y2="7.3cm">
          <text:p/>
        </draw:line>
        <draw:line draw:style-name="gr17" draw:text-style-name="P13" draw:layer="layout" svg:x1="5.801cm" svg:y1="6.4cm" svg:x2="6.801cm" svg:y2="7.3cm">
          <text:p/>
        </draw:line>
        <draw:custom-shape draw:style-name="gr16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6.801cm" svg:y1="8.1cm" svg:x2="6.101cm" svg:y2="8.8cm">
          <text:p/>
        </draw:line>
        <draw:line draw:style-name="gr17" draw:text-style-name="P12" draw:layer="layout" svg:x1="7.401cm" svg:y1="8.2cm" svg:x2="8.101cm" svg:y2="8.9cm">
          <text:p/>
        </draw:line>
        <draw:custom-shape draw:style-name="gr16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3.501cm" svg:y1="8.1cm" svg:x2="2.801cm" svg:y2="8.8cm">
          <text:p/>
        </draw:line>
        <draw:line draw:style-name="gr17" draw:text-style-name="P12" draw:layer="layout" svg:x1="4.101cm" svg:y1="8.2cm" svg:x2="4.801cm" svg:y2="8.9cm">
          <text:p/>
        </draw:line>
        <draw:frame draw:style-name="gr35" draw:text-style-name="P8" draw:layer="layout" svg:width="1.042cm" svg:height="0.831cm" svg:x="4.859cm" svg:y="5.869cm">
          <draw:text-box>
            <text:p><text:span text:style-name="T7">3</text:span></text:p>
          </draw:text-box>
        </draw:frame>
        <draw:frame draw:style-name="gr18" draw:text-style-name="P8" draw:layer="layout" svg:width="1.129cm" svg:height="0.831cm" svg:x="3.372cm" svg:y="7.369cm">
          <draw:text-box>
            <text:p><text:span text:style-name="T7">7</text:span></text:p>
          </draw:text-box>
        </draw:frame>
        <draw:frame draw:style-name="gr18" draw:text-style-name="P8" draw:layer="layout" svg:width="1.129cm" svg:height="0.831cm" svg:x="6.601cm" svg:y="7.369cm">
          <draw:text-box>
            <text:p><text:span text:style-name="T7">6</text:span></text:p>
          </draw:text-box>
        </draw:frame>
        <draw:frame draw:style-name="gr19" draw:text-style-name="P8" draw:layer="layout" svg:width="0.815cm" svg:height="0.831cm" svg:x="2.072cm" svg:y="8.869cm">
          <draw:text-box>
            <text:p><text:span text:style-name="T7">4</text:span></text:p>
          </draw:text-box>
        </draw:frame>
        <draw:frame draw:style-name="gr19" draw:text-style-name="P8" draw:layer="layout" svg:width="0.815cm" svg:height="0.831cm" svg:x="4.472cm" svg:y="9cm">
          <draw:text-box>
            <text:p><text:span text:style-name="T7">2</text:span></text:p>
          </draw:text-box>
        </draw:frame>
        <draw:frame draw:style-name="gr19" draw:text-style-name="P8" draw:layer="layout" svg:width="0.815cm" svg:height="0.831cm" svg:x="5.701cm" svg:y="8.969cm">
          <draw:text-box>
            <text:p><text:span text:style-name="T7">1</text:span></text:p>
          </draw:text-box>
        </draw:frame>
        <draw:frame draw:style-name="gr19" draw:text-style-name="P8" draw:layer="layout" svg:width="0.815cm" svg:height="0.831cm" svg:x="7.801cm" svg:y="9cm">
          <draw:text-box>
            <text:p><text:span text:style-name="T7">8</text:span></text:p>
          </draw:text-box>
        </draw:frame>
        <draw:frame draw:style-name="gr20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0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0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0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0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0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0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16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2.101cm" svg:y1="9.499cm" svg:x2="1.5cm" svg:y2="10.411cm">
          <text:p/>
        </draw:line>
        <draw:line draw:style-name="gr17" draw:text-style-name="P12" draw:layer="layout" svg:x1="2.649cm" svg:y1="9.7cm" svg:x2="3.1cm" svg:y2="10.511cm">
          <text:p/>
        </draw:line>
        <draw:frame draw:style-name="gr19" draw:text-style-name="P8" draw:layer="layout" svg:width="0.815cm" svg:height="0.831cm" svg:x="0.872cm" svg:y="10.58cm">
          <draw:text-box>
            <text:p><text:span text:style-name="T7">9</text:span></text:p>
          </draw:text-box>
        </draw:frame>
        <draw:frame draw:style-name="gr18" draw:text-style-name="P8" draw:layer="layout" svg:width="1.129cm" svg:height="0.831cm" svg:x="2.772cm" svg:y="10.511cm">
          <draw:text-box>
            <text:p><text:span text:style-name="T7">10</text:span></text:p>
          </draw:text-box>
        </draw:frame>
        <draw:frame draw:style-name="gr20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0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16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801cm" svg:y1="9.899cm" svg:x2="4.6cm" svg:y2="10.899cm">
          <text:p/>
        </draw:line>
        <draw:frame draw:style-name="gr18" draw:text-style-name="P8" draw:layer="layout" svg:width="1.129cm" svg:height="0.831cm" svg:x="4.1cm" svg:y="10.968cm">
          <draw:text-box>
            <text:p><text:span text:style-name="T7">14</text:span></text:p>
          </draw:text-box>
        </draw:frame>
        <draw:g>
          <draw:g>
            <draw:custom-shape draw:style-name="gr36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7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37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37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37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37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37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37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37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37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37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8" draw:text-style-name="P10" draw:layer="layout" svg:width="1.129cm" svg:height="0.831cm" svg:x="11.686cm" svg:y="7.032cm">
          <draw:text-box>
            <text:p><text:span text:style-name="T8">7</text:span></text:p>
          </draw:text-box>
        </draw:frame>
        <draw:frame draw:style-name="gr38" draw:text-style-name="P10" draw:layer="layout" svg:width="1.215cm" svg:height="0.831cm" svg:x="9.686cm" svg:y="7.032cm">
          <draw:text-box>
            <text:p><text:span text:style-name="T8">3</text:span></text:p>
          </draw:text-box>
        </draw:frame>
        <draw:frame draw:style-name="gr18" draw:text-style-name="P10" draw:layer="layout" svg:width="1.129cm" svg:height="0.831cm" svg:x="13.301cm" svg:y="7.001cm">
          <draw:text-box>
            <text:p><text:span text:style-name="T8">6</text:span></text:p>
          </draw:text-box>
        </draw:frame>
        <draw:frame draw:style-name="gr18" draw:text-style-name="P10" draw:layer="layout" svg:width="1.129cm" svg:height="0.831cm" svg:x="22.301cm" svg:y="7.001cm">
          <draw:text-box>
            <text:p><text:span text:style-name="T8">9</text:span></text:p>
          </draw:text-box>
        </draw:frame>
        <draw:frame draw:style-name="gr18" draw:text-style-name="P10" draw:layer="layout" svg:width="1.129cm" svg:height="0.831cm" svg:x="23.972cm" svg:y="7.001cm">
          <draw:text-box>
            <text:p><text:span text:style-name="T8">10</text:span></text:p>
          </draw:text-box>
        </draw:frame>
        <draw:frame draw:style-name="gr18" draw:text-style-name="P10" draw:layer="layout" svg:width="1.129cm" svg:height="0.831cm" svg:x="15.086cm" svg:y="7.001cm">
          <draw:text-box>
            <text:p><text:span text:style-name="T8">4</text:span></text:p>
          </draw:text-box>
        </draw:frame>
        <draw:frame draw:style-name="gr33" draw:text-style-name="P10" draw:layer="layout" svg:width="0.815cm" svg:height="0.831cm" svg:x="17.086cm" svg:y="7.001cm">
          <draw:text-box>
            <text:p><text:span text:style-name="T8">2</text:span></text:p>
          </draw:text-box>
        </draw:frame>
        <draw:frame draw:style-name="gr19" draw:text-style-name="P10" draw:layer="layout" svg:width="0.815cm" svg:height="0.831cm" svg:x="18.886cm" svg:y="7.001cm">
          <draw:text-box>
            <text:p><text:span text:style-name="T8">1</text:span></text:p>
          </draw:text-box>
        </draw:frame>
        <draw:frame draw:style-name="gr19" draw:text-style-name="P10" draw:layer="layout" svg:width="0.815cm" svg:height="0.831cm" svg:x="20.586cm" svg:y="7.001cm">
          <draw:text-box>
            <text:p><text:span text:style-name="T8">8</text:span></text:p>
          </draw:text-box>
        </draw:frame>
        <draw:frame draw:style-name="gr18" draw:text-style-name="P10" draw:layer="layout" svg:width="1.129cm" svg:height="0.831cm" svg:x="25.901cm" svg:y="7.001cm">
          <draw:text-box>
            <text:p><text:span text:style-name="T8">14</text:span></text:p>
          </draw:text-box>
        </draw:frame>
        <draw:frame draw:style-name="gr20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draw:line draw:style-name="gr39" draw:text-style-name="P16" draw:layer="layout" svg:x1="20.1cm" svg:y1="6.2cm" svg:x2="20.1cm" svg:y2="9.8cm">
          <text:p/>
        </draw:lin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32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34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901cm" svg:y1="6.4cm" svg:x2="3.901cm" svg:y2="7.3cm">
          <text:p/>
        </draw:line>
        <draw:line draw:style-name="gr17" draw:text-style-name="P13" draw:layer="layout" svg:x1="5.801cm" svg:y1="6.4cm" svg:x2="6.801cm" svg:y2="7.3cm">
          <text:p/>
        </draw:line>
        <draw:custom-shape draw:style-name="gr16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6.801cm" svg:y1="8.1cm" svg:x2="6.101cm" svg:y2="8.8cm">
          <text:p/>
        </draw:line>
        <draw:line draw:style-name="gr17" draw:text-style-name="P12" draw:layer="layout" svg:x1="7.401cm" svg:y1="8.2cm" svg:x2="8.101cm" svg:y2="8.9cm">
          <text:p/>
        </draw:line>
        <draw:custom-shape draw:style-name="gr16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3.501cm" svg:y1="8.1cm" svg:x2="2.801cm" svg:y2="8.8cm">
          <text:p/>
        </draw:line>
        <draw:line draw:style-name="gr17" draw:text-style-name="P12" draw:layer="layout" svg:x1="4.101cm" svg:y1="8.2cm" svg:x2="4.801cm" svg:y2="8.9cm">
          <text:p/>
        </draw:line>
        <draw:frame draw:style-name="gr35" draw:text-style-name="P8" draw:layer="layout" svg:width="1.042cm" svg:height="0.831cm" svg:x="4.859cm" svg:y="5.869cm">
          <draw:text-box>
            <text:p><text:span text:style-name="T7">7</text:span></text:p>
          </draw:text-box>
        </draw:frame>
        <draw:frame draw:style-name="gr18" draw:text-style-name="P8" draw:layer="layout" svg:width="1.129cm" svg:height="0.831cm" svg:x="3.372cm" svg:y="7.369cm">
          <draw:text-box>
            <text:p><text:span text:style-name="T7">4</text:span></text:p>
          </draw:text-box>
        </draw:frame>
        <draw:frame draw:style-name="gr18" draw:text-style-name="P8" draw:layer="layout" svg:width="1.129cm" svg:height="0.831cm" svg:x="6.601cm" svg:y="7.369cm">
          <draw:text-box>
            <text:p><text:span text:style-name="T7">6</text:span></text:p>
          </draw:text-box>
        </draw:frame>
        <draw:frame draw:style-name="gr19" draw:text-style-name="P8" draw:layer="layout" svg:width="0.815cm" svg:height="0.831cm" svg:x="2.072cm" svg:y="8.869cm">
          <draw:text-box>
            <text:p><text:span text:style-name="T7">3</text:span></text:p>
          </draw:text-box>
        </draw:frame>
        <draw:frame draw:style-name="gr19" draw:text-style-name="P8" draw:layer="layout" svg:width="0.815cm" svg:height="0.831cm" svg:x="4.472cm" svg:y="9cm">
          <draw:text-box>
            <text:p><text:span text:style-name="T7">2</text:span></text:p>
          </draw:text-box>
        </draw:frame>
        <draw:frame draw:style-name="gr19" draw:text-style-name="P8" draw:layer="layout" svg:width="0.815cm" svg:height="0.831cm" svg:x="5.701cm" svg:y="8.969cm">
          <draw:text-box>
            <text:p><text:span text:style-name="T7">1</text:span></text:p>
          </draw:text-box>
        </draw:frame>
        <draw:frame draw:style-name="gr19" draw:text-style-name="P8" draw:layer="layout" svg:width="0.815cm" svg:height="0.831cm" svg:x="7.801cm" svg:y="9cm">
          <draw:text-box>
            <text:p><text:span text:style-name="T7">8</text:span></text:p>
          </draw:text-box>
        </draw:frame>
        <draw:frame draw:style-name="gr20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0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0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0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0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0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0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16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2.101cm" svg:y1="9.499cm" svg:x2="1.5cm" svg:y2="10.411cm">
          <text:p/>
        </draw:line>
        <draw:line draw:style-name="gr17" draw:text-style-name="P12" draw:layer="layout" svg:x1="2.649cm" svg:y1="9.7cm" svg:x2="3.1cm" svg:y2="10.511cm">
          <text:p/>
        </draw:line>
        <draw:frame draw:style-name="gr19" draw:text-style-name="P8" draw:layer="layout" svg:width="0.815cm" svg:height="0.831cm" svg:x="0.872cm" svg:y="10.58cm">
          <draw:text-box>
            <text:p><text:span text:style-name="T7">9</text:span></text:p>
          </draw:text-box>
        </draw:frame>
        <draw:frame draw:style-name="gr18" draw:text-style-name="P8" draw:layer="layout" svg:width="1.129cm" svg:height="0.831cm" svg:x="2.772cm" svg:y="10.511cm">
          <draw:text-box>
            <text:p><text:span text:style-name="T7">10</text:span></text:p>
          </draw:text-box>
        </draw:frame>
        <draw:frame draw:style-name="gr20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0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16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801cm" svg:y1="9.899cm" svg:x2="4.6cm" svg:y2="10.899cm">
          <text:p/>
        </draw:line>
        <draw:frame draw:style-name="gr18" draw:text-style-name="P8" draw:layer="layout" svg:width="1.129cm" svg:height="0.831cm" svg:x="4.1cm" svg:y="10.968cm">
          <draw:text-box>
            <text:p><text:span text:style-name="T7">14</text:span></text:p>
          </draw:text-box>
        </draw:frame>
        <draw:g>
          <draw:g>
            <draw:custom-shape draw:style-name="gr36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7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37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37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37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37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37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37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37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37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37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8" draw:text-style-name="P10" draw:layer="layout" svg:width="1.129cm" svg:height="0.831cm" svg:x="11.686cm" svg:y="7.032cm">
          <draw:text-box>
            <text:p><text:span text:style-name="T8">4</text:span></text:p>
          </draw:text-box>
        </draw:frame>
        <draw:frame draw:style-name="gr38" draw:text-style-name="P10" draw:layer="layout" svg:width="1.215cm" svg:height="0.831cm" svg:x="9.686cm" svg:y="7.032cm">
          <draw:text-box>
            <text:p><text:span text:style-name="T8">7</text:span></text:p>
          </draw:text-box>
        </draw:frame>
        <draw:frame draw:style-name="gr18" draw:text-style-name="P10" draw:layer="layout" svg:width="1.129cm" svg:height="0.831cm" svg:x="13.301cm" svg:y="7.001cm">
          <draw:text-box>
            <text:p><text:span text:style-name="T8">6</text:span></text:p>
          </draw:text-box>
        </draw:frame>
        <draw:frame draw:style-name="gr18" draw:text-style-name="P10" draw:layer="layout" svg:width="1.129cm" svg:height="0.831cm" svg:x="22.301cm" svg:y="7.001cm">
          <draw:text-box>
            <text:p><text:span text:style-name="T8">9</text:span></text:p>
          </draw:text-box>
        </draw:frame>
        <draw:frame draw:style-name="gr18" draw:text-style-name="P10" draw:layer="layout" svg:width="1.129cm" svg:height="0.831cm" svg:x="23.972cm" svg:y="7.001cm">
          <draw:text-box>
            <text:p><text:span text:style-name="T8">10</text:span></text:p>
          </draw:text-box>
        </draw:frame>
        <draw:frame draw:style-name="gr18" draw:text-style-name="P10" draw:layer="layout" svg:width="1.129cm" svg:height="0.831cm" svg:x="15.086cm" svg:y="7.001cm">
          <draw:text-box>
            <text:p><text:span text:style-name="T8">3</text:span></text:p>
          </draw:text-box>
        </draw:frame>
        <draw:frame draw:style-name="gr33" draw:text-style-name="P10" draw:layer="layout" svg:width="0.815cm" svg:height="0.831cm" svg:x="17.086cm" svg:y="7.001cm">
          <draw:text-box>
            <text:p><text:span text:style-name="T8">2</text:span></text:p>
          </draw:text-box>
        </draw:frame>
        <draw:frame draw:style-name="gr19" draw:text-style-name="P10" draw:layer="layout" svg:width="0.815cm" svg:height="0.831cm" svg:x="18.886cm" svg:y="7.001cm">
          <draw:text-box>
            <text:p><text:span text:style-name="T8">1</text:span></text:p>
          </draw:text-box>
        </draw:frame>
        <draw:frame draw:style-name="gr19" draw:text-style-name="P10" draw:layer="layout" svg:width="0.815cm" svg:height="0.831cm" svg:x="20.586cm" svg:y="7.001cm">
          <draw:text-box>
            <text:p><text:span text:style-name="T8">8</text:span></text:p>
          </draw:text-box>
        </draw:frame>
        <draw:frame draw:style-name="gr18" draw:text-style-name="P10" draw:layer="layout" svg:width="1.129cm" svg:height="0.831cm" svg:x="25.901cm" svg:y="7.001cm">
          <draw:text-box>
            <text:p><text:span text:style-name="T8">14</text:span></text:p>
          </draw:text-box>
        </draw:frame>
        <draw:frame draw:style-name="gr20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draw:line draw:style-name="gr39" draw:text-style-name="P16" draw:layer="layout" svg:x1="20.1cm" svg:y1="6.2cm" svg:x2="20.1cm" svg:y2="9.8cm">
          <text:p/>
        </draw:lin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32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34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901cm" svg:y1="6.4cm" svg:x2="3.901cm" svg:y2="7.3cm">
          <text:p/>
        </draw:line>
        <draw:line draw:style-name="gr17" draw:text-style-name="P13" draw:layer="layout" svg:x1="5.801cm" svg:y1="6.4cm" svg:x2="6.801cm" svg:y2="7.3cm">
          <text:p/>
        </draw:line>
        <draw:custom-shape draw:style-name="gr16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6.801cm" svg:y1="8.1cm" svg:x2="6.101cm" svg:y2="8.8cm">
          <text:p/>
        </draw:line>
        <draw:line draw:style-name="gr17" draw:text-style-name="P12" draw:layer="layout" svg:x1="7.401cm" svg:y1="8.2cm" svg:x2="8.101cm" svg:y2="8.9cm">
          <text:p/>
        </draw:line>
        <draw:custom-shape draw:style-name="gr16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3.501cm" svg:y1="8.1cm" svg:x2="2.801cm" svg:y2="8.8cm">
          <text:p/>
        </draw:line>
        <draw:line draw:style-name="gr17" draw:text-style-name="P12" draw:layer="layout" svg:x1="4.101cm" svg:y1="8.2cm" svg:x2="4.801cm" svg:y2="8.9cm">
          <text:p/>
        </draw:line>
        <draw:frame draw:style-name="gr35" draw:text-style-name="P8" draw:layer="layout" svg:width="1.042cm" svg:height="0.831cm" svg:x="4.859cm" svg:y="5.869cm">
          <draw:text-box>
            <text:p><text:span text:style-name="T7">7</text:span></text:p>
          </draw:text-box>
        </draw:frame>
        <draw:frame draw:style-name="gr18" draw:text-style-name="P8" draw:layer="layout" svg:width="1.129cm" svg:height="0.831cm" svg:x="3.372cm" svg:y="7.369cm">
          <draw:text-box>
            <text:p><text:span text:style-name="T7">4</text:span></text:p>
          </draw:text-box>
        </draw:frame>
        <draw:frame draw:style-name="gr18" draw:text-style-name="P8" draw:layer="layout" svg:width="1.129cm" svg:height="0.831cm" svg:x="6.601cm" svg:y="7.369cm">
          <draw:text-box>
            <text:p><text:span text:style-name="T7">6</text:span></text:p>
          </draw:text-box>
        </draw:frame>
        <draw:frame draw:style-name="gr19" draw:text-style-name="P8" draw:layer="layout" svg:width="0.815cm" svg:height="0.831cm" svg:x="2.072cm" svg:y="8.869cm">
          <draw:text-box>
            <text:p><text:span text:style-name="T7">3</text:span></text:p>
          </draw:text-box>
        </draw:frame>
        <draw:frame draw:style-name="gr19" draw:text-style-name="P8" draw:layer="layout" svg:width="0.815cm" svg:height="0.831cm" svg:x="4.472cm" svg:y="9cm">
          <draw:text-box>
            <text:p><text:span text:style-name="T7">2</text:span></text:p>
          </draw:text-box>
        </draw:frame>
        <draw:frame draw:style-name="gr19" draw:text-style-name="P8" draw:layer="layout" svg:width="0.815cm" svg:height="0.831cm" svg:x="5.701cm" svg:y="8.969cm">
          <draw:text-box>
            <text:p><text:span text:style-name="T7">1</text:span></text:p>
          </draw:text-box>
        </draw:frame>
        <draw:frame draw:style-name="gr19" draw:text-style-name="P8" draw:layer="layout" svg:width="0.815cm" svg:height="0.831cm" svg:x="7.801cm" svg:y="9cm">
          <draw:text-box>
            <text:p><text:span text:style-name="T7">8</text:span></text:p>
          </draw:text-box>
        </draw:frame>
        <draw:frame draw:style-name="gr20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0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0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0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0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0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0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16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2.101cm" svg:y1="9.499cm" svg:x2="1.5cm" svg:y2="10.411cm">
          <text:p/>
        </draw:line>
        <draw:line draw:style-name="gr17" draw:text-style-name="P12" draw:layer="layout" svg:x1="2.649cm" svg:y1="9.7cm" svg:x2="3.1cm" svg:y2="10.511cm">
          <text:p/>
        </draw:line>
        <draw:frame draw:style-name="gr19" draw:text-style-name="P8" draw:layer="layout" svg:width="0.815cm" svg:height="0.831cm" svg:x="0.872cm" svg:y="10.58cm">
          <draw:text-box>
            <text:p><text:span text:style-name="T7">9</text:span></text:p>
          </draw:text-box>
        </draw:frame>
        <draw:frame draw:style-name="gr18" draw:text-style-name="P8" draw:layer="layout" svg:width="1.129cm" svg:height="0.831cm" svg:x="2.772cm" svg:y="10.511cm">
          <draw:text-box>
            <text:p><text:span text:style-name="T7">10</text:span></text:p>
          </draw:text-box>
        </draw:frame>
        <draw:frame draw:style-name="gr20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0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16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801cm" svg:y1="9.899cm" svg:x2="4.6cm" svg:y2="10.899cm">
          <text:p/>
        </draw:line>
        <draw:frame draw:style-name="gr18" draw:text-style-name="P8" draw:layer="layout" svg:width="1.129cm" svg:height="0.831cm" svg:x="4.1cm" svg:y="10.968cm">
          <draw:text-box>
            <text:p><text:span text:style-name="T7">14</text:span></text:p>
          </draw:text-box>
        </draw:frame>
        <draw:g>
          <draw:g>
            <draw:custom-shape draw:style-name="gr36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7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37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37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37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37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37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37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37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37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37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8" draw:text-style-name="P10" draw:layer="layout" svg:width="1.129cm" svg:height="0.831cm" svg:x="11.686cm" svg:y="7.032cm">
          <draw:text-box>
            <text:p><text:span text:style-name="T8">4</text:span></text:p>
          </draw:text-box>
        </draw:frame>
        <draw:frame draw:style-name="gr38" draw:text-style-name="P10" draw:layer="layout" svg:width="1.215cm" svg:height="0.831cm" svg:x="9.686cm" svg:y="7.032cm">
          <draw:text-box>
            <text:p><text:span text:style-name="T8">7</text:span></text:p>
          </draw:text-box>
        </draw:frame>
        <draw:frame draw:style-name="gr18" draw:text-style-name="P10" draw:layer="layout" svg:width="1.129cm" svg:height="0.831cm" svg:x="13.301cm" svg:y="7.001cm">
          <draw:text-box>
            <text:p><text:span text:style-name="T8">6</text:span></text:p>
          </draw:text-box>
        </draw:frame>
        <draw:frame draw:style-name="gr18" draw:text-style-name="P10" draw:layer="layout" svg:width="1.129cm" svg:height="0.831cm" svg:x="22.301cm" svg:y="7.001cm">
          <draw:text-box>
            <text:p><text:span text:style-name="T8">9</text:span></text:p>
          </draw:text-box>
        </draw:frame>
        <draw:frame draw:style-name="gr18" draw:text-style-name="P10" draw:layer="layout" svg:width="1.129cm" svg:height="0.831cm" svg:x="23.972cm" svg:y="7.001cm">
          <draw:text-box>
            <text:p><text:span text:style-name="T8">10</text:span></text:p>
          </draw:text-box>
        </draw:frame>
        <draw:frame draw:style-name="gr18" draw:text-style-name="P10" draw:layer="layout" svg:width="1.129cm" svg:height="0.831cm" svg:x="15.086cm" svg:y="7.001cm">
          <draw:text-box>
            <text:p><text:span text:style-name="T8">3</text:span></text:p>
          </draw:text-box>
        </draw:frame>
        <draw:frame draw:style-name="gr33" draw:text-style-name="P10" draw:layer="layout" svg:width="0.815cm" svg:height="0.831cm" svg:x="17.086cm" svg:y="7.001cm">
          <draw:text-box>
            <text:p><text:span text:style-name="T8">2</text:span></text:p>
          </draw:text-box>
        </draw:frame>
        <draw:frame draw:style-name="gr19" draw:text-style-name="P10" draw:layer="layout" svg:width="0.815cm" svg:height="0.831cm" svg:x="18.886cm" svg:y="7.001cm">
          <draw:text-box>
            <text:p><text:span text:style-name="T8">1</text:span></text:p>
          </draw:text-box>
        </draw:frame>
        <draw:frame draw:style-name="gr19" draw:text-style-name="P10" draw:layer="layout" svg:width="0.815cm" svg:height="0.831cm" svg:x="20.586cm" svg:y="7.001cm">
          <draw:text-box>
            <text:p><text:span text:style-name="T8">8</text:span></text:p>
          </draw:text-box>
        </draw:frame>
        <draw:frame draw:style-name="gr18" draw:text-style-name="P10" draw:layer="layout" svg:width="1.129cm" svg:height="0.831cm" svg:x="25.901cm" svg:y="7.001cm">
          <draw:text-box>
            <text:p><text:span text:style-name="T8">14</text:span></text:p>
          </draw:text-box>
        </draw:frame>
        <draw:frame draw:style-name="gr20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draw:line draw:style-name="gr39" draw:text-style-name="P16" draw:layer="layout" svg:x1="20.1cm" svg:y1="6.2cm" svg:x2="20.1cm" svg:y2="9.8cm">
          <text:p/>
        </draw:line>
        <draw:g>
          <draw:line draw:style-name="gr40" draw:text-style-name="P16" draw:layer="layout" svg:x1="10.2cm" svg:y1="6cm" svg:x2="10.2cm" svg:y2="7.032cm">
            <text:p/>
          </draw:line>
          <draw:line draw:style-name="gr41" draw:text-style-name="P16" draw:layer="layout" svg:x1="10.2cm" svg:y1="6cm" svg:x2="19.2cm" svg:y2="6cm">
            <text:p/>
          </draw:line>
          <draw:line draw:style-name="gr40" draw:text-style-name="P16" draw:layer="layout" svg:x1="19.2cm" svg:y1="5.969cm" svg:x2="19.2cm" svg:y2="7.001cm">
            <text:p/>
          </draw:line>
        </draw:g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32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34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901cm" svg:y1="6.4cm" svg:x2="3.901cm" svg:y2="7.3cm">
          <text:p/>
        </draw:line>
        <draw:line draw:style-name="gr17" draw:text-style-name="P13" draw:layer="layout" svg:x1="5.801cm" svg:y1="6.4cm" svg:x2="6.801cm" svg:y2="7.3cm">
          <text:p/>
        </draw:line>
        <draw:custom-shape draw:style-name="gr16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6.801cm" svg:y1="8.1cm" svg:x2="6.101cm" svg:y2="8.8cm">
          <text:p/>
        </draw:line>
        <draw:line draw:style-name="gr17" draw:text-style-name="P12" draw:layer="layout" svg:x1="7.401cm" svg:y1="8.2cm" svg:x2="8.101cm" svg:y2="8.9cm">
          <text:p/>
        </draw:line>
        <draw:custom-shape draw:style-name="gr16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3.501cm" svg:y1="8.1cm" svg:x2="2.801cm" svg:y2="8.8cm">
          <text:p/>
        </draw:line>
        <draw:line draw:style-name="gr17" draw:text-style-name="P12" draw:layer="layout" svg:x1="4.101cm" svg:y1="8.2cm" svg:x2="4.801cm" svg:y2="8.9cm">
          <text:p/>
        </draw:line>
        <draw:frame draw:style-name="gr35" draw:text-style-name="P8" draw:layer="layout" svg:width="1.042cm" svg:height="0.831cm" svg:x="4.859cm" svg:y="5.869cm">
          <draw:text-box>
            <text:p><text:span text:style-name="T7">7</text:span></text:p>
          </draw:text-box>
        </draw:frame>
        <draw:frame draw:style-name="gr18" draw:text-style-name="P8" draw:layer="layout" svg:width="1.129cm" svg:height="0.831cm" svg:x="3.372cm" svg:y="7.369cm">
          <draw:text-box>
            <text:p><text:span text:style-name="T7">4</text:span></text:p>
          </draw:text-box>
        </draw:frame>
        <draw:frame draw:style-name="gr18" draw:text-style-name="P8" draw:layer="layout" svg:width="1.129cm" svg:height="0.831cm" svg:x="6.601cm" svg:y="7.369cm">
          <draw:text-box>
            <text:p><text:span text:style-name="T7">6</text:span></text:p>
          </draw:text-box>
        </draw:frame>
        <draw:frame draw:style-name="gr19" draw:text-style-name="P8" draw:layer="layout" svg:width="0.815cm" svg:height="0.831cm" svg:x="2.072cm" svg:y="8.869cm">
          <draw:text-box>
            <text:p><text:span text:style-name="T7">3</text:span></text:p>
          </draw:text-box>
        </draw:frame>
        <draw:frame draw:style-name="gr19" draw:text-style-name="P8" draw:layer="layout" svg:width="0.815cm" svg:height="0.831cm" svg:x="4.472cm" svg:y="9cm">
          <draw:text-box>
            <text:p><text:span text:style-name="T7">2</text:span></text:p>
          </draw:text-box>
        </draw:frame>
        <draw:frame draw:style-name="gr19" draw:text-style-name="P8" draw:layer="layout" svg:width="0.815cm" svg:height="0.831cm" svg:x="5.701cm" svg:y="8.969cm">
          <draw:text-box>
            <text:p><text:span text:style-name="T7">1</text:span></text:p>
          </draw:text-box>
        </draw:frame>
        <draw:frame draw:style-name="gr19" draw:text-style-name="P8" draw:layer="layout" svg:width="0.815cm" svg:height="0.831cm" svg:x="7.801cm" svg:y="9cm">
          <draw:text-box>
            <text:p><text:span text:style-name="T7">8</text:span></text:p>
          </draw:text-box>
        </draw:frame>
        <draw:frame draw:style-name="gr20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0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0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0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0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0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0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16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2.101cm" svg:y1="9.499cm" svg:x2="1.5cm" svg:y2="10.411cm">
          <text:p/>
        </draw:line>
        <draw:line draw:style-name="gr17" draw:text-style-name="P12" draw:layer="layout" svg:x1="2.649cm" svg:y1="9.7cm" svg:x2="3.1cm" svg:y2="10.511cm">
          <text:p/>
        </draw:line>
        <draw:frame draw:style-name="gr19" draw:text-style-name="P8" draw:layer="layout" svg:width="0.815cm" svg:height="0.831cm" svg:x="0.872cm" svg:y="10.58cm">
          <draw:text-box>
            <text:p><text:span text:style-name="T7">9</text:span></text:p>
          </draw:text-box>
        </draw:frame>
        <draw:frame draw:style-name="gr18" draw:text-style-name="P8" draw:layer="layout" svg:width="1.129cm" svg:height="0.831cm" svg:x="2.772cm" svg:y="10.511cm">
          <draw:text-box>
            <text:p><text:span text:style-name="T7">10</text:span></text:p>
          </draw:text-box>
        </draw:frame>
        <draw:frame draw:style-name="gr20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0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16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801cm" svg:y1="9.899cm" svg:x2="4.6cm" svg:y2="10.899cm">
          <text:p/>
        </draw:line>
        <draw:frame draw:style-name="gr18" draw:text-style-name="P8" draw:layer="layout" svg:width="1.129cm" svg:height="0.831cm" svg:x="4.1cm" svg:y="10.968cm">
          <draw:text-box>
            <text:p><text:span text:style-name="T7">14</text:span></text:p>
          </draw:text-box>
        </draw:frame>
        <draw:g>
          <draw:g>
            <draw:custom-shape draw:style-name="gr36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7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37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37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37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37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37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37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37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37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37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8" draw:text-style-name="P10" draw:layer="layout" svg:width="1.129cm" svg:height="0.831cm" svg:x="11.686cm" svg:y="7.032cm">
          <draw:text-box>
            <text:p><text:span text:style-name="T8">4</text:span></text:p>
          </draw:text-box>
        </draw:frame>
        <draw:frame draw:style-name="gr38" draw:text-style-name="P10" draw:layer="layout" svg:width="1.215cm" svg:height="0.831cm" svg:x="9.686cm" svg:y="7.032cm">
          <draw:text-box>
            <text:p><text:span text:style-name="T8">1</text:span></text:p>
          </draw:text-box>
        </draw:frame>
        <draw:frame draw:style-name="gr18" draw:text-style-name="P10" draw:layer="layout" svg:width="1.129cm" svg:height="0.831cm" svg:x="13.301cm" svg:y="7.001cm">
          <draw:text-box>
            <text:p><text:span text:style-name="T8">6</text:span></text:p>
          </draw:text-box>
        </draw:frame>
        <draw:frame draw:style-name="gr18" draw:text-style-name="P10" draw:layer="layout" svg:width="1.129cm" svg:height="0.831cm" svg:x="22.301cm" svg:y="7.001cm">
          <draw:text-box>
            <text:p><text:span text:style-name="T8">9</text:span></text:p>
          </draw:text-box>
        </draw:frame>
        <draw:frame draw:style-name="gr18" draw:text-style-name="P10" draw:layer="layout" svg:width="1.129cm" svg:height="0.831cm" svg:x="23.972cm" svg:y="7.001cm">
          <draw:text-box>
            <text:p><text:span text:style-name="T8">10</text:span></text:p>
          </draw:text-box>
        </draw:frame>
        <draw:frame draw:style-name="gr18" draw:text-style-name="P10" draw:layer="layout" svg:width="1.129cm" svg:height="0.831cm" svg:x="15.086cm" svg:y="7.001cm">
          <draw:text-box>
            <text:p><text:span text:style-name="T8">3</text:span></text:p>
          </draw:text-box>
        </draw:frame>
        <draw:frame draw:style-name="gr33" draw:text-style-name="P10" draw:layer="layout" svg:width="0.815cm" svg:height="0.831cm" svg:x="17.086cm" svg:y="7.001cm">
          <draw:text-box>
            <text:p><text:span text:style-name="T8">2</text:span></text:p>
          </draw:text-box>
        </draw:frame>
        <draw:frame draw:style-name="gr19" draw:text-style-name="P10" draw:layer="layout" svg:width="0.815cm" svg:height="0.831cm" svg:x="18.886cm" svg:y="7.001cm">
          <draw:text-box>
            <text:p><text:span text:style-name="T8">7</text:span></text:p>
          </draw:text-box>
        </draw:frame>
        <draw:frame draw:style-name="gr19" draw:text-style-name="P10" draw:layer="layout" svg:width="0.815cm" svg:height="0.831cm" svg:x="20.586cm" svg:y="7.001cm">
          <draw:text-box>
            <text:p><text:span text:style-name="T8">8</text:span></text:p>
          </draw:text-box>
        </draw:frame>
        <draw:frame draw:style-name="gr18" draw:text-style-name="P10" draw:layer="layout" svg:width="1.129cm" svg:height="0.831cm" svg:x="25.901cm" svg:y="7.001cm">
          <draw:text-box>
            <text:p><text:span text:style-name="T8">14</text:span></text:p>
          </draw:text-box>
        </draw:frame>
        <draw:frame draw:style-name="gr20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draw:line draw:style-name="gr39" draw:text-style-name="P16" draw:layer="layout" svg:x1="20.1cm" svg:y1="6.2cm" svg:x2="20.1cm" svg:y2="9.8cm">
          <text:p/>
        </draw:line>
        <draw:g>
          <draw:line draw:style-name="gr40" draw:text-style-name="P16" draw:layer="layout" svg:x1="10.2cm" svg:y1="6cm" svg:x2="10.2cm" svg:y2="7.032cm">
            <text:p/>
          </draw:line>
          <draw:line draw:style-name="gr41" draw:text-style-name="P16" draw:layer="layout" svg:x1="10.2cm" svg:y1="6cm" svg:x2="19.2cm" svg:y2="6cm">
            <text:p/>
          </draw:line>
          <draw:line draw:style-name="gr40" draw:text-style-name="P16" draw:layer="layout" svg:x1="19.2cm" svg:y1="5.969cm" svg:x2="19.2cm" svg:y2="7.001cm">
            <text:p/>
          </draw:line>
        </draw:g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32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34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901cm" svg:y1="6.4cm" svg:x2="3.901cm" svg:y2="7.3cm">
          <text:p/>
        </draw:line>
        <draw:line draw:style-name="gr17" draw:text-style-name="P13" draw:layer="layout" svg:x1="5.801cm" svg:y1="6.4cm" svg:x2="6.801cm" svg:y2="7.3cm">
          <text:p/>
        </draw:line>
        <draw:custom-shape draw:style-name="gr16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6.801cm" svg:y1="8.1cm" svg:x2="6.101cm" svg:y2="8.8cm">
          <text:p/>
        </draw:line>
        <draw:line draw:style-name="gr17" draw:text-style-name="P12" draw:layer="layout" svg:x1="7.401cm" svg:y1="8.2cm" svg:x2="8.101cm" svg:y2="8.9cm">
          <text:p/>
        </draw:line>
        <draw:custom-shape draw:style-name="gr16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3.501cm" svg:y1="8.1cm" svg:x2="2.801cm" svg:y2="8.8cm">
          <text:p/>
        </draw:line>
        <draw:line draw:style-name="gr17" draw:text-style-name="P12" draw:layer="layout" svg:x1="4.101cm" svg:y1="8.2cm" svg:x2="4.801cm" svg:y2="8.9cm">
          <text:p/>
        </draw:line>
        <draw:frame draw:style-name="gr35" draw:text-style-name="P8" draw:layer="layout" svg:width="1.042cm" svg:height="0.831cm" svg:x="4.859cm" svg:y="5.869cm">
          <draw:text-box>
            <text:p><text:span text:style-name="T7">1</text:span></text:p>
          </draw:text-box>
        </draw:frame>
        <draw:frame draw:style-name="gr18" draw:text-style-name="P8" draw:layer="layout" svg:width="1.129cm" svg:height="0.831cm" svg:x="3.372cm" svg:y="7.369cm">
          <draw:text-box>
            <text:p><text:span text:style-name="T7">4</text:span></text:p>
          </draw:text-box>
        </draw:frame>
        <draw:frame draw:style-name="gr18" draw:text-style-name="P8" draw:layer="layout" svg:width="1.129cm" svg:height="0.831cm" svg:x="6.601cm" svg:y="7.369cm">
          <draw:text-box>
            <text:p><text:span text:style-name="T7">6</text:span></text:p>
          </draw:text-box>
        </draw:frame>
        <draw:frame draw:style-name="gr19" draw:text-style-name="P8" draw:layer="layout" svg:width="0.815cm" svg:height="0.831cm" svg:x="2.072cm" svg:y="8.869cm">
          <draw:text-box>
            <text:p><text:span text:style-name="T7">3</text:span></text:p>
          </draw:text-box>
        </draw:frame>
        <draw:frame draw:style-name="gr19" draw:text-style-name="P8" draw:layer="layout" svg:width="0.815cm" svg:height="0.831cm" svg:x="4.472cm" svg:y="9cm">
          <draw:text-box>
            <text:p><text:span text:style-name="T7">2</text:span></text:p>
          </draw:text-box>
        </draw:frame>
        <draw:frame draw:style-name="gr19" draw:text-style-name="P8" draw:layer="layout" svg:width="0.815cm" svg:height="0.831cm" svg:x="5.701cm" svg:y="8.969cm">
          <draw:text-box>
            <text:p><text:span text:style-name="T7">7</text:span></text:p>
          </draw:text-box>
        </draw:frame>
        <draw:frame draw:style-name="gr19" draw:text-style-name="P8" draw:layer="layout" svg:width="0.815cm" svg:height="0.831cm" svg:x="7.801cm" svg:y="9cm">
          <draw:text-box>
            <text:p><text:span text:style-name="T7">8</text:span></text:p>
          </draw:text-box>
        </draw:frame>
        <draw:frame draw:style-name="gr20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0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0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0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0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0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0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16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2.101cm" svg:y1="9.499cm" svg:x2="1.5cm" svg:y2="10.411cm">
          <text:p/>
        </draw:line>
        <draw:line draw:style-name="gr17" draw:text-style-name="P12" draw:layer="layout" svg:x1="2.649cm" svg:y1="9.7cm" svg:x2="3.1cm" svg:y2="10.511cm">
          <text:p/>
        </draw:line>
        <draw:frame draw:style-name="gr19" draw:text-style-name="P8" draw:layer="layout" svg:width="0.815cm" svg:height="0.831cm" svg:x="0.872cm" svg:y="10.58cm">
          <draw:text-box>
            <text:p><text:span text:style-name="T7">9</text:span></text:p>
          </draw:text-box>
        </draw:frame>
        <draw:frame draw:style-name="gr18" draw:text-style-name="P8" draw:layer="layout" svg:width="1.129cm" svg:height="0.831cm" svg:x="2.772cm" svg:y="10.511cm">
          <draw:text-box>
            <text:p><text:span text:style-name="T7">10</text:span></text:p>
          </draw:text-box>
        </draw:frame>
        <draw:frame draw:style-name="gr20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0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16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801cm" svg:y1="9.899cm" svg:x2="4.6cm" svg:y2="10.899cm">
          <text:p/>
        </draw:line>
        <draw:frame draw:style-name="gr18" draw:text-style-name="P8" draw:layer="layout" svg:width="1.129cm" svg:height="0.831cm" svg:x="4.1cm" svg:y="10.968cm">
          <draw:text-box>
            <text:p><text:span text:style-name="T7">14</text:span></text:p>
          </draw:text-box>
        </draw:frame>
        <draw:g>
          <draw:g>
            <draw:custom-shape draw:style-name="gr36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7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37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37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37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37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37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37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37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37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37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8" draw:text-style-name="P10" draw:layer="layout" svg:width="1.129cm" svg:height="0.831cm" svg:x="11.686cm" svg:y="7.032cm">
          <draw:text-box>
            <text:p><text:span text:style-name="T8">4</text:span></text:p>
          </draw:text-box>
        </draw:frame>
        <draw:frame draw:style-name="gr38" draw:text-style-name="P10" draw:layer="layout" svg:width="1.215cm" svg:height="0.831cm" svg:x="9.686cm" svg:y="7.032cm">
          <draw:text-box>
            <text:p><text:span text:style-name="T8">1</text:span></text:p>
          </draw:text-box>
        </draw:frame>
        <draw:frame draw:style-name="gr18" draw:text-style-name="P10" draw:layer="layout" svg:width="1.129cm" svg:height="0.831cm" svg:x="13.301cm" svg:y="7.001cm">
          <draw:text-box>
            <text:p><text:span text:style-name="T8">6</text:span></text:p>
          </draw:text-box>
        </draw:frame>
        <draw:frame draw:style-name="gr18" draw:text-style-name="P10" draw:layer="layout" svg:width="1.129cm" svg:height="0.831cm" svg:x="22.301cm" svg:y="7.001cm">
          <draw:text-box>
            <text:p><text:span text:style-name="T8">9</text:span></text:p>
          </draw:text-box>
        </draw:frame>
        <draw:frame draw:style-name="gr18" draw:text-style-name="P10" draw:layer="layout" svg:width="1.129cm" svg:height="0.831cm" svg:x="23.972cm" svg:y="7.001cm">
          <draw:text-box>
            <text:p><text:span text:style-name="T8">10</text:span></text:p>
          </draw:text-box>
        </draw:frame>
        <draw:frame draw:style-name="gr18" draw:text-style-name="P10" draw:layer="layout" svg:width="1.129cm" svg:height="0.831cm" svg:x="15.086cm" svg:y="7.001cm">
          <draw:text-box>
            <text:p><text:span text:style-name="T8">3</text:span></text:p>
          </draw:text-box>
        </draw:frame>
        <draw:frame draw:style-name="gr33" draw:text-style-name="P10" draw:layer="layout" svg:width="0.815cm" svg:height="0.831cm" svg:x="17.086cm" svg:y="7.001cm">
          <draw:text-box>
            <text:p><text:span text:style-name="T8">2</text:span></text:p>
          </draw:text-box>
        </draw:frame>
        <draw:frame draw:style-name="gr19" draw:text-style-name="P10" draw:layer="layout" svg:width="0.815cm" svg:height="0.831cm" svg:x="18.886cm" svg:y="7.001cm">
          <draw:text-box>
            <text:p><text:span text:style-name="T8">7</text:span></text:p>
          </draw:text-box>
        </draw:frame>
        <draw:frame draw:style-name="gr19" draw:text-style-name="P10" draw:layer="layout" svg:width="0.815cm" svg:height="0.831cm" svg:x="20.586cm" svg:y="7.001cm">
          <draw:text-box>
            <text:p><text:span text:style-name="T8">8</text:span></text:p>
          </draw:text-box>
        </draw:frame>
        <draw:frame draw:style-name="gr18" draw:text-style-name="P10" draw:layer="layout" svg:width="1.129cm" svg:height="0.831cm" svg:x="25.901cm" svg:y="7.001cm">
          <draw:text-box>
            <text:p><text:span text:style-name="T8">14</text:span></text:p>
          </draw:text-box>
        </draw:frame>
        <draw:frame draw:style-name="gr20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draw:line draw:style-name="gr39" draw:text-style-name="P16" draw:layer="layout" svg:x1="18.3cm" svg:y1="6.4cm" svg:x2="18.3cm" svg:y2="10cm">
          <text:p/>
        </draw:lin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32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34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901cm" svg:y1="6.4cm" svg:x2="3.901cm" svg:y2="7.3cm">
          <text:p/>
        </draw:line>
        <draw:line draw:style-name="gr17" draw:text-style-name="P13" draw:layer="layout" svg:x1="5.801cm" svg:y1="6.4cm" svg:x2="6.801cm" svg:y2="7.3cm">
          <text:p/>
        </draw:line>
        <draw:custom-shape draw:style-name="gr16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6.801cm" svg:y1="8.1cm" svg:x2="6.101cm" svg:y2="8.8cm">
          <text:p/>
        </draw:line>
        <draw:line draw:style-name="gr17" draw:text-style-name="P12" draw:layer="layout" svg:x1="7.401cm" svg:y1="8.2cm" svg:x2="8.101cm" svg:y2="8.9cm">
          <text:p/>
        </draw:line>
        <draw:custom-shape draw:style-name="gr16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3.501cm" svg:y1="8.1cm" svg:x2="2.801cm" svg:y2="8.8cm">
          <text:p/>
        </draw:line>
        <draw:line draw:style-name="gr17" draw:text-style-name="P12" draw:layer="layout" svg:x1="4.101cm" svg:y1="8.2cm" svg:x2="4.801cm" svg:y2="8.9cm">
          <text:p/>
        </draw:line>
        <draw:frame draw:style-name="gr35" draw:text-style-name="P8" draw:layer="layout" svg:width="1.042cm" svg:height="0.831cm" svg:x="4.859cm" svg:y="5.869cm">
          <draw:text-box>
            <text:p><text:span text:style-name="T7">6</text:span></text:p>
          </draw:text-box>
        </draw:frame>
        <draw:frame draw:style-name="gr18" draw:text-style-name="P8" draw:layer="layout" svg:width="1.129cm" svg:height="0.831cm" svg:x="3.372cm" svg:y="7.369cm">
          <draw:text-box>
            <text:p><text:span text:style-name="T7">4</text:span></text:p>
          </draw:text-box>
        </draw:frame>
        <draw:frame draw:style-name="gr18" draw:text-style-name="P8" draw:layer="layout" svg:width="1.129cm" svg:height="0.831cm" svg:x="6.601cm" svg:y="7.369cm">
          <draw:text-box>
            <text:p><text:span text:style-name="T7">1</text:span></text:p>
          </draw:text-box>
        </draw:frame>
        <draw:frame draw:style-name="gr19" draw:text-style-name="P8" draw:layer="layout" svg:width="0.815cm" svg:height="0.831cm" svg:x="2.072cm" svg:y="8.869cm">
          <draw:text-box>
            <text:p><text:span text:style-name="T7">3</text:span></text:p>
          </draw:text-box>
        </draw:frame>
        <draw:frame draw:style-name="gr19" draw:text-style-name="P8" draw:layer="layout" svg:width="0.815cm" svg:height="0.831cm" svg:x="4.472cm" svg:y="9cm">
          <draw:text-box>
            <text:p><text:span text:style-name="T7">2</text:span></text:p>
          </draw:text-box>
        </draw:frame>
        <draw:frame draw:style-name="gr19" draw:text-style-name="P8" draw:layer="layout" svg:width="0.815cm" svg:height="0.831cm" svg:x="5.701cm" svg:y="8.969cm">
          <draw:text-box>
            <text:p><text:span text:style-name="T7">7</text:span></text:p>
          </draw:text-box>
        </draw:frame>
        <draw:frame draw:style-name="gr19" draw:text-style-name="P8" draw:layer="layout" svg:width="0.815cm" svg:height="0.831cm" svg:x="7.801cm" svg:y="9cm">
          <draw:text-box>
            <text:p><text:span text:style-name="T7">8</text:span></text:p>
          </draw:text-box>
        </draw:frame>
        <draw:frame draw:style-name="gr20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0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0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0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0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0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0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16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2.101cm" svg:y1="9.499cm" svg:x2="1.5cm" svg:y2="10.411cm">
          <text:p/>
        </draw:line>
        <draw:line draw:style-name="gr17" draw:text-style-name="P12" draw:layer="layout" svg:x1="2.649cm" svg:y1="9.7cm" svg:x2="3.1cm" svg:y2="10.511cm">
          <text:p/>
        </draw:line>
        <draw:frame draw:style-name="gr19" draw:text-style-name="P8" draw:layer="layout" svg:width="0.815cm" svg:height="0.831cm" svg:x="0.872cm" svg:y="10.58cm">
          <draw:text-box>
            <text:p><text:span text:style-name="T7">9</text:span></text:p>
          </draw:text-box>
        </draw:frame>
        <draw:frame draw:style-name="gr18" draw:text-style-name="P8" draw:layer="layout" svg:width="1.129cm" svg:height="0.831cm" svg:x="2.772cm" svg:y="10.511cm">
          <draw:text-box>
            <text:p><text:span text:style-name="T7">10</text:span></text:p>
          </draw:text-box>
        </draw:frame>
        <draw:frame draw:style-name="gr20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0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16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801cm" svg:y1="9.899cm" svg:x2="4.6cm" svg:y2="10.899cm">
          <text:p/>
        </draw:line>
        <draw:frame draw:style-name="gr18" draw:text-style-name="P8" draw:layer="layout" svg:width="1.129cm" svg:height="0.831cm" svg:x="4.1cm" svg:y="10.968cm">
          <draw:text-box>
            <text:p><text:span text:style-name="T7">14</text:span></text:p>
          </draw:text-box>
        </draw:frame>
        <draw:g>
          <draw:g>
            <draw:custom-shape draw:style-name="gr36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7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37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37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37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37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37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37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37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37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37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8" draw:text-style-name="P10" draw:layer="layout" svg:width="1.129cm" svg:height="0.831cm" svg:x="11.686cm" svg:y="7.032cm">
          <draw:text-box>
            <text:p><text:span text:style-name="T8">4</text:span></text:p>
          </draw:text-box>
        </draw:frame>
        <draw:frame draw:style-name="gr38" draw:text-style-name="P10" draw:layer="layout" svg:width="1.215cm" svg:height="0.831cm" svg:x="9.686cm" svg:y="7.032cm">
          <draw:text-box>
            <text:p><text:span text:style-name="T8">6</text:span></text:p>
          </draw:text-box>
        </draw:frame>
        <draw:frame draw:style-name="gr18" draw:text-style-name="P10" draw:layer="layout" svg:width="1.129cm" svg:height="0.831cm" svg:x="13.301cm" svg:y="7.001cm">
          <draw:text-box>
            <text:p><text:span text:style-name="T8">1</text:span></text:p>
          </draw:text-box>
        </draw:frame>
        <draw:frame draw:style-name="gr18" draw:text-style-name="P10" draw:layer="layout" svg:width="1.129cm" svg:height="0.831cm" svg:x="22.301cm" svg:y="7.001cm">
          <draw:text-box>
            <text:p><text:span text:style-name="T8">9</text:span></text:p>
          </draw:text-box>
        </draw:frame>
        <draw:frame draw:style-name="gr18" draw:text-style-name="P10" draw:layer="layout" svg:width="1.129cm" svg:height="0.831cm" svg:x="23.972cm" svg:y="7.001cm">
          <draw:text-box>
            <text:p><text:span text:style-name="T8">10</text:span></text:p>
          </draw:text-box>
        </draw:frame>
        <draw:frame draw:style-name="gr18" draw:text-style-name="P10" draw:layer="layout" svg:width="1.129cm" svg:height="0.831cm" svg:x="15.086cm" svg:y="7.001cm">
          <draw:text-box>
            <text:p><text:span text:style-name="T8">3</text:span></text:p>
          </draw:text-box>
        </draw:frame>
        <draw:frame draw:style-name="gr33" draw:text-style-name="P10" draw:layer="layout" svg:width="0.815cm" svg:height="0.831cm" svg:x="17.086cm" svg:y="7.001cm">
          <draw:text-box>
            <text:p><text:span text:style-name="T8">2</text:span></text:p>
          </draw:text-box>
        </draw:frame>
        <draw:frame draw:style-name="gr19" draw:text-style-name="P10" draw:layer="layout" svg:width="0.815cm" svg:height="0.831cm" svg:x="18.886cm" svg:y="7.001cm">
          <draw:text-box>
            <text:p><text:span text:style-name="T8">7</text:span></text:p>
          </draw:text-box>
        </draw:frame>
        <draw:frame draw:style-name="gr19" draw:text-style-name="P10" draw:layer="layout" svg:width="0.815cm" svg:height="0.831cm" svg:x="20.586cm" svg:y="7.001cm">
          <draw:text-box>
            <text:p><text:span text:style-name="T8">8</text:span></text:p>
          </draw:text-box>
        </draw:frame>
        <draw:frame draw:style-name="gr18" draw:text-style-name="P10" draw:layer="layout" svg:width="1.129cm" svg:height="0.831cm" svg:x="25.901cm" svg:y="7.001cm">
          <draw:text-box>
            <text:p><text:span text:style-name="T8">14</text:span></text:p>
          </draw:text-box>
        </draw:frame>
        <draw:frame draw:style-name="gr20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draw:line draw:style-name="gr39" draw:text-style-name="P16" draw:layer="layout" svg:x1="18.3cm" svg:y1="6.4cm" svg:x2="18.3cm" svg:y2="10cm">
          <text:p/>
        </draw:lin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32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34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901cm" svg:y1="6.4cm" svg:x2="3.901cm" svg:y2="7.3cm">
          <text:p/>
        </draw:line>
        <draw:line draw:style-name="gr17" draw:text-style-name="P13" draw:layer="layout" svg:x1="5.801cm" svg:y1="6.4cm" svg:x2="6.801cm" svg:y2="7.3cm">
          <text:p/>
        </draw:line>
        <draw:custom-shape draw:style-name="gr16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6.801cm" svg:y1="8.1cm" svg:x2="6.101cm" svg:y2="8.8cm">
          <text:p/>
        </draw:line>
        <draw:line draw:style-name="gr17" draw:text-style-name="P12" draw:layer="layout" svg:x1="7.401cm" svg:y1="8.2cm" svg:x2="8.101cm" svg:y2="8.9cm">
          <text:p/>
        </draw:line>
        <draw:custom-shape draw:style-name="gr16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3.501cm" svg:y1="8.1cm" svg:x2="2.801cm" svg:y2="8.8cm">
          <text:p/>
        </draw:line>
        <draw:line draw:style-name="gr17" draw:text-style-name="P12" draw:layer="layout" svg:x1="4.101cm" svg:y1="8.2cm" svg:x2="4.801cm" svg:y2="8.9cm">
          <text:p/>
        </draw:line>
        <draw:frame draw:style-name="gr35" draw:text-style-name="P8" draw:layer="layout" svg:width="1.042cm" svg:height="0.831cm" svg:x="4.859cm" svg:y="5.869cm">
          <draw:text-box>
            <text:p><text:span text:style-name="T7">6</text:span></text:p>
          </draw:text-box>
        </draw:frame>
        <draw:frame draw:style-name="gr18" draw:text-style-name="P8" draw:layer="layout" svg:width="1.129cm" svg:height="0.831cm" svg:x="3.372cm" svg:y="7.369cm">
          <draw:text-box>
            <text:p><text:span text:style-name="T7">4</text:span></text:p>
          </draw:text-box>
        </draw:frame>
        <draw:frame draw:style-name="gr18" draw:text-style-name="P8" draw:layer="layout" svg:width="1.129cm" svg:height="0.831cm" svg:x="6.601cm" svg:y="7.369cm">
          <draw:text-box>
            <text:p><text:span text:style-name="T7">1</text:span></text:p>
          </draw:text-box>
        </draw:frame>
        <draw:frame draw:style-name="gr19" draw:text-style-name="P8" draw:layer="layout" svg:width="0.815cm" svg:height="0.831cm" svg:x="2.072cm" svg:y="8.869cm">
          <draw:text-box>
            <text:p><text:span text:style-name="T7">3</text:span></text:p>
          </draw:text-box>
        </draw:frame>
        <draw:frame draw:style-name="gr19" draw:text-style-name="P8" draw:layer="layout" svg:width="0.815cm" svg:height="0.831cm" svg:x="4.472cm" svg:y="9cm">
          <draw:text-box>
            <text:p><text:span text:style-name="T7">2</text:span></text:p>
          </draw:text-box>
        </draw:frame>
        <draw:frame draw:style-name="gr19" draw:text-style-name="P8" draw:layer="layout" svg:width="0.815cm" svg:height="0.831cm" svg:x="5.701cm" svg:y="8.969cm">
          <draw:text-box>
            <text:p><text:span text:style-name="T7">7</text:span></text:p>
          </draw:text-box>
        </draw:frame>
        <draw:frame draw:style-name="gr19" draw:text-style-name="P8" draw:layer="layout" svg:width="0.815cm" svg:height="0.831cm" svg:x="7.801cm" svg:y="9cm">
          <draw:text-box>
            <text:p><text:span text:style-name="T7">8</text:span></text:p>
          </draw:text-box>
        </draw:frame>
        <draw:frame draw:style-name="gr20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0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0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0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0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0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0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16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2.101cm" svg:y1="9.499cm" svg:x2="1.5cm" svg:y2="10.411cm">
          <text:p/>
        </draw:line>
        <draw:line draw:style-name="gr17" draw:text-style-name="P12" draw:layer="layout" svg:x1="2.649cm" svg:y1="9.7cm" svg:x2="3.1cm" svg:y2="10.511cm">
          <text:p/>
        </draw:line>
        <draw:frame draw:style-name="gr19" draw:text-style-name="P8" draw:layer="layout" svg:width="0.815cm" svg:height="0.831cm" svg:x="0.872cm" svg:y="10.58cm">
          <draw:text-box>
            <text:p><text:span text:style-name="T7">9</text:span></text:p>
          </draw:text-box>
        </draw:frame>
        <draw:frame draw:style-name="gr18" draw:text-style-name="P8" draw:layer="layout" svg:width="1.129cm" svg:height="0.831cm" svg:x="2.772cm" svg:y="10.511cm">
          <draw:text-box>
            <text:p><text:span text:style-name="T7">10</text:span></text:p>
          </draw:text-box>
        </draw:frame>
        <draw:frame draw:style-name="gr20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0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16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801cm" svg:y1="9.899cm" svg:x2="4.6cm" svg:y2="10.899cm">
          <text:p/>
        </draw:line>
        <draw:frame draw:style-name="gr18" draw:text-style-name="P8" draw:layer="layout" svg:width="1.129cm" svg:height="0.831cm" svg:x="4.1cm" svg:y="10.968cm">
          <draw:text-box>
            <text:p><text:span text:style-name="T7">14</text:span></text:p>
          </draw:text-box>
        </draw:frame>
        <draw:g>
          <draw:g>
            <draw:custom-shape draw:style-name="gr36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7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37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37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37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37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37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37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37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37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37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8" draw:text-style-name="P10" draw:layer="layout" svg:width="1.129cm" svg:height="0.831cm" svg:x="11.686cm" svg:y="7.032cm">
          <draw:text-box>
            <text:p><text:span text:style-name="T8">4</text:span></text:p>
          </draw:text-box>
        </draw:frame>
        <draw:frame draw:style-name="gr38" draw:text-style-name="P10" draw:layer="layout" svg:width="1.215cm" svg:height="0.831cm" svg:x="9.686cm" svg:y="7.032cm">
          <draw:text-box>
            <text:p><text:span text:style-name="T8">6</text:span></text:p>
          </draw:text-box>
        </draw:frame>
        <draw:frame draw:style-name="gr18" draw:text-style-name="P10" draw:layer="layout" svg:width="1.129cm" svg:height="0.831cm" svg:x="13.301cm" svg:y="7.001cm">
          <draw:text-box>
            <text:p><text:span text:style-name="T8">1</text:span></text:p>
          </draw:text-box>
        </draw:frame>
        <draw:frame draw:style-name="gr18" draw:text-style-name="P10" draw:layer="layout" svg:width="1.129cm" svg:height="0.831cm" svg:x="22.301cm" svg:y="7.001cm">
          <draw:text-box>
            <text:p><text:span text:style-name="T8">9</text:span></text:p>
          </draw:text-box>
        </draw:frame>
        <draw:frame draw:style-name="gr18" draw:text-style-name="P10" draw:layer="layout" svg:width="1.129cm" svg:height="0.831cm" svg:x="23.972cm" svg:y="7.001cm">
          <draw:text-box>
            <text:p><text:span text:style-name="T8">10</text:span></text:p>
          </draw:text-box>
        </draw:frame>
        <draw:frame draw:style-name="gr18" draw:text-style-name="P10" draw:layer="layout" svg:width="1.129cm" svg:height="0.831cm" svg:x="15.086cm" svg:y="7.001cm">
          <draw:text-box>
            <text:p><text:span text:style-name="T8">3</text:span></text:p>
          </draw:text-box>
        </draw:frame>
        <draw:frame draw:style-name="gr33" draw:text-style-name="P10" draw:layer="layout" svg:width="0.815cm" svg:height="0.831cm" svg:x="17.086cm" svg:y="7.001cm">
          <draw:text-box>
            <text:p><text:span text:style-name="T8">2</text:span></text:p>
          </draw:text-box>
        </draw:frame>
        <draw:frame draw:style-name="gr19" draw:text-style-name="P10" draw:layer="layout" svg:width="0.815cm" svg:height="0.831cm" svg:x="18.886cm" svg:y="7.001cm">
          <draw:text-box>
            <text:p><text:span text:style-name="T8">7</text:span></text:p>
          </draw:text-box>
        </draw:frame>
        <draw:frame draw:style-name="gr19" draw:text-style-name="P10" draw:layer="layout" svg:width="0.815cm" svg:height="0.831cm" svg:x="20.586cm" svg:y="7.001cm">
          <draw:text-box>
            <text:p><text:span text:style-name="T8">8</text:span></text:p>
          </draw:text-box>
        </draw:frame>
        <draw:frame draw:style-name="gr18" draw:text-style-name="P10" draw:layer="layout" svg:width="1.129cm" svg:height="0.831cm" svg:x="25.901cm" svg:y="7.001cm">
          <draw:text-box>
            <text:p><text:span text:style-name="T8">14</text:span></text:p>
          </draw:text-box>
        </draw:frame>
        <draw:frame draw:style-name="gr20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draw:line draw:style-name="gr39" draw:text-style-name="P16" draw:layer="layout" svg:x1="18.3cm" svg:y1="6.4cm" svg:x2="18.3cm" svg:y2="10cm">
          <text:p/>
        </draw:line>
        <draw:g>
          <draw:line draw:style-name="gr40" draw:text-style-name="P16" draw:layer="layout" svg:x1="10.2cm" svg:y1="6cm" svg:x2="10.2cm" svg:y2="7.032cm">
            <text:p/>
          </draw:line>
          <draw:line draw:style-name="gr41" draw:text-style-name="P16" draw:layer="layout" svg:x1="10.2cm" svg:y1="6cm" svg:x2="17.4cm" svg:y2="6cm">
            <text:p/>
          </draw:line>
          <draw:line draw:style-name="gr40" draw:text-style-name="P16" draw:layer="layout" svg:x1="17.4cm" svg:y1="5.969cm" svg:x2="17.4cm" svg:y2="7.001cm">
            <text:p/>
          </draw:line>
        </draw:g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32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34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901cm" svg:y1="6.4cm" svg:x2="3.901cm" svg:y2="7.3cm">
          <text:p/>
        </draw:line>
        <draw:line draw:style-name="gr17" draw:text-style-name="P13" draw:layer="layout" svg:x1="5.801cm" svg:y1="6.4cm" svg:x2="6.801cm" svg:y2="7.3cm">
          <text:p/>
        </draw:line>
        <draw:custom-shape draw:style-name="gr16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6.801cm" svg:y1="8.1cm" svg:x2="6.101cm" svg:y2="8.8cm">
          <text:p/>
        </draw:line>
        <draw:line draw:style-name="gr17" draw:text-style-name="P12" draw:layer="layout" svg:x1="7.401cm" svg:y1="8.2cm" svg:x2="8.101cm" svg:y2="8.9cm">
          <text:p/>
        </draw:line>
        <draw:custom-shape draw:style-name="gr16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3.501cm" svg:y1="8.1cm" svg:x2="2.801cm" svg:y2="8.8cm">
          <text:p/>
        </draw:line>
        <draw:line draw:style-name="gr17" draw:text-style-name="P12" draw:layer="layout" svg:x1="4.101cm" svg:y1="8.2cm" svg:x2="4.801cm" svg:y2="8.9cm">
          <text:p/>
        </draw:line>
        <draw:frame draw:style-name="gr35" draw:text-style-name="P8" draw:layer="layout" svg:width="1.042cm" svg:height="0.831cm" svg:x="4.859cm" svg:y="5.869cm">
          <draw:text-box>
            <text:p><text:span text:style-name="T7">6</text:span></text:p>
          </draw:text-box>
        </draw:frame>
        <draw:frame draw:style-name="gr18" draw:text-style-name="P8" draw:layer="layout" svg:width="1.129cm" svg:height="0.831cm" svg:x="3.372cm" svg:y="7.369cm">
          <draw:text-box>
            <text:p><text:span text:style-name="T7">4</text:span></text:p>
          </draw:text-box>
        </draw:frame>
        <draw:frame draw:style-name="gr18" draw:text-style-name="P8" draw:layer="layout" svg:width="1.129cm" svg:height="0.831cm" svg:x="6.601cm" svg:y="7.369cm">
          <draw:text-box>
            <text:p><text:span text:style-name="T7">1</text:span></text:p>
          </draw:text-box>
        </draw:frame>
        <draw:frame draw:style-name="gr19" draw:text-style-name="P8" draw:layer="layout" svg:width="0.815cm" svg:height="0.831cm" svg:x="2.072cm" svg:y="8.869cm">
          <draw:text-box>
            <text:p><text:span text:style-name="T7">3</text:span></text:p>
          </draw:text-box>
        </draw:frame>
        <draw:frame draw:style-name="gr19" draw:text-style-name="P8" draw:layer="layout" svg:width="0.815cm" svg:height="0.831cm" svg:x="4.472cm" svg:y="9cm">
          <draw:text-box>
            <text:p><text:span text:style-name="T7">2</text:span></text:p>
          </draw:text-box>
        </draw:frame>
        <draw:frame draw:style-name="gr19" draw:text-style-name="P8" draw:layer="layout" svg:width="0.815cm" svg:height="0.831cm" svg:x="5.701cm" svg:y="8.969cm">
          <draw:text-box>
            <text:p><text:span text:style-name="T7">7</text:span></text:p>
          </draw:text-box>
        </draw:frame>
        <draw:frame draw:style-name="gr19" draw:text-style-name="P8" draw:layer="layout" svg:width="0.815cm" svg:height="0.831cm" svg:x="7.801cm" svg:y="9cm">
          <draw:text-box>
            <text:p><text:span text:style-name="T7">8</text:span></text:p>
          </draw:text-box>
        </draw:frame>
        <draw:frame draw:style-name="gr20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0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0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0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0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0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0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16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2.101cm" svg:y1="9.499cm" svg:x2="1.5cm" svg:y2="10.411cm">
          <text:p/>
        </draw:line>
        <draw:line draw:style-name="gr17" draw:text-style-name="P12" draw:layer="layout" svg:x1="2.649cm" svg:y1="9.7cm" svg:x2="3.1cm" svg:y2="10.511cm">
          <text:p/>
        </draw:line>
        <draw:frame draw:style-name="gr19" draw:text-style-name="P8" draw:layer="layout" svg:width="0.815cm" svg:height="0.831cm" svg:x="0.872cm" svg:y="10.58cm">
          <draw:text-box>
            <text:p><text:span text:style-name="T7">9</text:span></text:p>
          </draw:text-box>
        </draw:frame>
        <draw:frame draw:style-name="gr18" draw:text-style-name="P8" draw:layer="layout" svg:width="1.129cm" svg:height="0.831cm" svg:x="2.772cm" svg:y="10.511cm">
          <draw:text-box>
            <text:p><text:span text:style-name="T7">10</text:span></text:p>
          </draw:text-box>
        </draw:frame>
        <draw:frame draw:style-name="gr20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0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16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801cm" svg:y1="9.899cm" svg:x2="4.6cm" svg:y2="10.899cm">
          <text:p/>
        </draw:line>
        <draw:frame draw:style-name="gr18" draw:text-style-name="P8" draw:layer="layout" svg:width="1.129cm" svg:height="0.831cm" svg:x="4.1cm" svg:y="10.968cm">
          <draw:text-box>
            <text:p><text:span text:style-name="T7">14</text:span></text:p>
          </draw:text-box>
        </draw:frame>
        <draw:g>
          <draw:g>
            <draw:custom-shape draw:style-name="gr36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7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37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37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37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37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37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37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37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37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37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8" draw:text-style-name="P10" draw:layer="layout" svg:width="1.129cm" svg:height="0.831cm" svg:x="11.686cm" svg:y="7.032cm">
          <draw:text-box>
            <text:p><text:span text:style-name="T8">4</text:span></text:p>
          </draw:text-box>
        </draw:frame>
        <draw:frame draw:style-name="gr38" draw:text-style-name="P10" draw:layer="layout" svg:width="1.215cm" svg:height="0.831cm" svg:x="9.686cm" svg:y="7.032cm">
          <draw:text-box>
            <text:p><text:span text:style-name="T8">2</text:span></text:p>
          </draw:text-box>
        </draw:frame>
        <draw:frame draw:style-name="gr18" draw:text-style-name="P10" draw:layer="layout" svg:width="1.129cm" svg:height="0.831cm" svg:x="13.301cm" svg:y="7.001cm">
          <draw:text-box>
            <text:p><text:span text:style-name="T8">1</text:span></text:p>
          </draw:text-box>
        </draw:frame>
        <draw:frame draw:style-name="gr18" draw:text-style-name="P10" draw:layer="layout" svg:width="1.129cm" svg:height="0.831cm" svg:x="22.301cm" svg:y="7.001cm">
          <draw:text-box>
            <text:p><text:span text:style-name="T8">9</text:span></text:p>
          </draw:text-box>
        </draw:frame>
        <draw:frame draw:style-name="gr18" draw:text-style-name="P10" draw:layer="layout" svg:width="1.129cm" svg:height="0.831cm" svg:x="23.972cm" svg:y="7.001cm">
          <draw:text-box>
            <text:p><text:span text:style-name="T8">10</text:span></text:p>
          </draw:text-box>
        </draw:frame>
        <draw:frame draw:style-name="gr18" draw:text-style-name="P10" draw:layer="layout" svg:width="1.129cm" svg:height="0.831cm" svg:x="15.086cm" svg:y="7.001cm">
          <draw:text-box>
            <text:p><text:span text:style-name="T8">3</text:span></text:p>
          </draw:text-box>
        </draw:frame>
        <draw:frame draw:style-name="gr33" draw:text-style-name="P10" draw:layer="layout" svg:width="0.815cm" svg:height="0.831cm" svg:x="17.086cm" svg:y="7.001cm">
          <draw:text-box>
            <text:p><text:span text:style-name="T8">6</text:span></text:p>
          </draw:text-box>
        </draw:frame>
        <draw:frame draw:style-name="gr19" draw:text-style-name="P10" draw:layer="layout" svg:width="0.815cm" svg:height="0.831cm" svg:x="18.886cm" svg:y="7.001cm">
          <draw:text-box>
            <text:p><text:span text:style-name="T8">7</text:span></text:p>
          </draw:text-box>
        </draw:frame>
        <draw:frame draw:style-name="gr19" draw:text-style-name="P10" draw:layer="layout" svg:width="0.815cm" svg:height="0.831cm" svg:x="20.586cm" svg:y="7.001cm">
          <draw:text-box>
            <text:p><text:span text:style-name="T8">8</text:span></text:p>
          </draw:text-box>
        </draw:frame>
        <draw:frame draw:style-name="gr18" draw:text-style-name="P10" draw:layer="layout" svg:width="1.129cm" svg:height="0.831cm" svg:x="25.901cm" svg:y="7.001cm">
          <draw:text-box>
            <text:p><text:span text:style-name="T8">14</text:span></text:p>
          </draw:text-box>
        </draw:frame>
        <draw:frame draw:style-name="gr20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draw:line draw:style-name="gr39" draw:text-style-name="P16" draw:layer="layout" svg:x1="18.3cm" svg:y1="6.4cm" svg:x2="18.3cm" svg:y2="10cm">
          <text:p/>
        </draw:line>
        <draw:g>
          <draw:line draw:style-name="gr40" draw:text-style-name="P16" draw:layer="layout" svg:x1="10.2cm" svg:y1="6cm" svg:x2="10.2cm" svg:y2="7.032cm">
            <text:p/>
          </draw:line>
          <draw:line draw:style-name="gr41" draw:text-style-name="P16" draw:layer="layout" svg:x1="10.2cm" svg:y1="6cm" svg:x2="17.4cm" svg:y2="6cm">
            <text:p/>
          </draw:line>
          <draw:line draw:style-name="gr40" draw:text-style-name="P16" draw:layer="layout" svg:x1="17.4cm" svg:y1="5.969cm" svg:x2="17.4cm" svg:y2="7.001cm">
            <text:p/>
          </draw:line>
        </draw:g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32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34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901cm" svg:y1="6.4cm" svg:x2="3.901cm" svg:y2="7.3cm">
          <text:p/>
        </draw:line>
        <draw:line draw:style-name="gr17" draw:text-style-name="P13" draw:layer="layout" svg:x1="5.801cm" svg:y1="6.4cm" svg:x2="6.801cm" svg:y2="7.3cm">
          <text:p/>
        </draw:line>
        <draw:custom-shape draw:style-name="gr16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6.801cm" svg:y1="8.1cm" svg:x2="6.101cm" svg:y2="8.8cm">
          <text:p/>
        </draw:line>
        <draw:line draw:style-name="gr17" draw:text-style-name="P12" draw:layer="layout" svg:x1="7.401cm" svg:y1="8.2cm" svg:x2="8.101cm" svg:y2="8.9cm">
          <text:p/>
        </draw:line>
        <draw:custom-shape draw:style-name="gr16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3.501cm" svg:y1="8.1cm" svg:x2="2.801cm" svg:y2="8.8cm">
          <text:p/>
        </draw:line>
        <draw:line draw:style-name="gr17" draw:text-style-name="P12" draw:layer="layout" svg:x1="4.101cm" svg:y1="8.2cm" svg:x2="4.801cm" svg:y2="8.9cm">
          <text:p/>
        </draw:line>
        <draw:frame draw:style-name="gr35" draw:text-style-name="P8" draw:layer="layout" svg:width="1.042cm" svg:height="0.831cm" svg:x="4.859cm" svg:y="5.869cm">
          <draw:text-box>
            <text:p><text:span text:style-name="T7">6</text:span></text:p>
          </draw:text-box>
        </draw:frame>
        <draw:frame draw:style-name="gr18" draw:text-style-name="P8" draw:layer="layout" svg:width="1.129cm" svg:height="0.831cm" svg:x="3.372cm" svg:y="7.369cm">
          <draw:text-box>
            <text:p><text:span text:style-name="T7">4</text:span></text:p>
          </draw:text-box>
        </draw:frame>
        <draw:frame draw:style-name="gr18" draw:text-style-name="P8" draw:layer="layout" svg:width="1.129cm" svg:height="0.831cm" svg:x="6.601cm" svg:y="7.369cm">
          <draw:text-box>
            <text:p><text:span text:style-name="T7">1</text:span></text:p>
          </draw:text-box>
        </draw:frame>
        <draw:frame draw:style-name="gr19" draw:text-style-name="P8" draw:layer="layout" svg:width="0.815cm" svg:height="0.831cm" svg:x="2.072cm" svg:y="8.869cm">
          <draw:text-box>
            <text:p><text:span text:style-name="T7">3</text:span></text:p>
          </draw:text-box>
        </draw:frame>
        <draw:frame draw:style-name="gr19" draw:text-style-name="P8" draw:layer="layout" svg:width="0.815cm" svg:height="0.831cm" svg:x="4.472cm" svg:y="9cm">
          <draw:text-box>
            <text:p><text:span text:style-name="T7">2</text:span></text:p>
          </draw:text-box>
        </draw:frame>
        <draw:frame draw:style-name="gr19" draw:text-style-name="P8" draw:layer="layout" svg:width="0.815cm" svg:height="0.831cm" svg:x="5.701cm" svg:y="8.969cm">
          <draw:text-box>
            <text:p><text:span text:style-name="T7">7</text:span></text:p>
          </draw:text-box>
        </draw:frame>
        <draw:frame draw:style-name="gr19" draw:text-style-name="P8" draw:layer="layout" svg:width="0.815cm" svg:height="0.831cm" svg:x="7.801cm" svg:y="9cm">
          <draw:text-box>
            <text:p><text:span text:style-name="T7">8</text:span></text:p>
          </draw:text-box>
        </draw:frame>
        <draw:frame draw:style-name="gr20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0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0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0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0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0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0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16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2.101cm" svg:y1="9.499cm" svg:x2="1.5cm" svg:y2="10.411cm">
          <text:p/>
        </draw:line>
        <draw:line draw:style-name="gr17" draw:text-style-name="P12" draw:layer="layout" svg:x1="2.649cm" svg:y1="9.7cm" svg:x2="3.1cm" svg:y2="10.511cm">
          <text:p/>
        </draw:line>
        <draw:frame draw:style-name="gr19" draw:text-style-name="P8" draw:layer="layout" svg:width="0.815cm" svg:height="0.831cm" svg:x="0.872cm" svg:y="10.58cm">
          <draw:text-box>
            <text:p><text:span text:style-name="T7">9</text:span></text:p>
          </draw:text-box>
        </draw:frame>
        <draw:frame draw:style-name="gr18" draw:text-style-name="P8" draw:layer="layout" svg:width="1.129cm" svg:height="0.831cm" svg:x="2.772cm" svg:y="10.511cm">
          <draw:text-box>
            <text:p><text:span text:style-name="T7">10</text:span></text:p>
          </draw:text-box>
        </draw:frame>
        <draw:frame draw:style-name="gr20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0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16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801cm" svg:y1="9.899cm" svg:x2="4.6cm" svg:y2="10.899cm">
          <text:p/>
        </draw:line>
        <draw:frame draw:style-name="gr18" draw:text-style-name="P8" draw:layer="layout" svg:width="1.129cm" svg:height="0.831cm" svg:x="4.1cm" svg:y="10.968cm">
          <draw:text-box>
            <text:p><text:span text:style-name="T7">14</text:span></text:p>
          </draw:text-box>
        </draw:frame>
        <draw:g>
          <draw:g>
            <draw:custom-shape draw:style-name="gr36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7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37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37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37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37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37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37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37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37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37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8" draw:text-style-name="P10" draw:layer="layout" svg:width="1.129cm" svg:height="0.831cm" svg:x="11.686cm" svg:y="7.032cm">
          <draw:text-box>
            <text:p><text:span text:style-name="T8">4</text:span></text:p>
          </draw:text-box>
        </draw:frame>
        <draw:frame draw:style-name="gr38" draw:text-style-name="P10" draw:layer="layout" svg:width="1.215cm" svg:height="0.831cm" svg:x="9.686cm" svg:y="7.032cm">
          <draw:text-box>
            <text:p><text:span text:style-name="T8">2</text:span></text:p>
          </draw:text-box>
        </draw:frame>
        <draw:frame draw:style-name="gr18" draw:text-style-name="P10" draw:layer="layout" svg:width="1.129cm" svg:height="0.831cm" svg:x="13.301cm" svg:y="7.001cm">
          <draw:text-box>
            <text:p><text:span text:style-name="T8">1</text:span></text:p>
          </draw:text-box>
        </draw:frame>
        <draw:frame draw:style-name="gr18" draw:text-style-name="P10" draw:layer="layout" svg:width="1.129cm" svg:height="0.831cm" svg:x="22.301cm" svg:y="7.001cm">
          <draw:text-box>
            <text:p><text:span text:style-name="T8">9</text:span></text:p>
          </draw:text-box>
        </draw:frame>
        <draw:frame draw:style-name="gr18" draw:text-style-name="P10" draw:layer="layout" svg:width="1.129cm" svg:height="0.831cm" svg:x="23.972cm" svg:y="7.001cm">
          <draw:text-box>
            <text:p><text:span text:style-name="T8">10</text:span></text:p>
          </draw:text-box>
        </draw:frame>
        <draw:frame draw:style-name="gr18" draw:text-style-name="P10" draw:layer="layout" svg:width="1.129cm" svg:height="0.831cm" svg:x="15.086cm" svg:y="7.001cm">
          <draw:text-box>
            <text:p><text:span text:style-name="T8">3</text:span></text:p>
          </draw:text-box>
        </draw:frame>
        <draw:frame draw:style-name="gr33" draw:text-style-name="P10" draw:layer="layout" svg:width="0.815cm" svg:height="0.831cm" svg:x="17.086cm" svg:y="7.001cm">
          <draw:text-box>
            <text:p><text:span text:style-name="T8">6</text:span></text:p>
          </draw:text-box>
        </draw:frame>
        <draw:frame draw:style-name="gr19" draw:text-style-name="P10" draw:layer="layout" svg:width="0.815cm" svg:height="0.831cm" svg:x="18.886cm" svg:y="7.001cm">
          <draw:text-box>
            <text:p><text:span text:style-name="T8">7</text:span></text:p>
          </draw:text-box>
        </draw:frame>
        <draw:frame draw:style-name="gr19" draw:text-style-name="P10" draw:layer="layout" svg:width="0.815cm" svg:height="0.831cm" svg:x="20.586cm" svg:y="7.001cm">
          <draw:text-box>
            <text:p><text:span text:style-name="T8">8</text:span></text:p>
          </draw:text-box>
        </draw:frame>
        <draw:frame draw:style-name="gr18" draw:text-style-name="P10" draw:layer="layout" svg:width="1.129cm" svg:height="0.831cm" svg:x="25.901cm" svg:y="7.001cm">
          <draw:text-box>
            <text:p><text:span text:style-name="T8">14</text:span></text:p>
          </draw:text-box>
        </draw:frame>
        <draw:frame draw:style-name="gr20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draw:line draw:style-name="gr39" draw:text-style-name="P16" draw:layer="layout" svg:x1="16.5cm" svg:y1="6.4cm" svg:x2="16.5cm" svg:y2="10cm">
          <text:p/>
        </draw:lin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32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custom-shape draw:style-name="gr34" draw:text-style-name="P15" draw:layer="layout" svg:width="0.942cm" svg:height="0.995cm" svg:x="4.832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8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6.6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901cm" svg:y1="6.4cm" svg:x2="3.901cm" svg:y2="7.3cm">
          <text:p/>
        </draw:line>
        <draw:line draw:style-name="gr17" draw:text-style-name="P13" draw:layer="layout" svg:x1="5.801cm" svg:y1="6.4cm" svg:x2="6.801cm" svg:y2="7.3cm">
          <text:p/>
        </draw:line>
        <draw:custom-shape draw:style-name="gr16" draw:text-style-name="P11" draw:layer="layout" svg:width="1cm" svg:height="1cm" svg:x="5.60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7.7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6.801cm" svg:y1="8.1cm" svg:x2="6.101cm" svg:y2="8.8cm">
          <text:p/>
        </draw:line>
        <draw:line draw:style-name="gr17" draw:text-style-name="P12" draw:layer="layout" svg:x1="7.401cm" svg:y1="8.2cm" svg:x2="8.101cm" svg:y2="8.9cm">
          <text:p/>
        </draw:line>
        <draw:custom-shape draw:style-name="gr16" draw:text-style-name="P11" draw:layer="layout" svg:width="1cm" svg:height="1cm" svg:x="3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00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4.40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3.501cm" svg:y1="8.1cm" svg:x2="2.801cm" svg:y2="8.8cm">
          <text:p/>
        </draw:line>
        <draw:line draw:style-name="gr17" draw:text-style-name="P12" draw:layer="layout" svg:x1="4.101cm" svg:y1="8.2cm" svg:x2="4.801cm" svg:y2="8.9cm">
          <text:p/>
        </draw:line>
        <draw:frame draw:style-name="gr35" draw:text-style-name="P8" draw:layer="layout" svg:width="1.042cm" svg:height="0.831cm" svg:x="4.859cm" svg:y="5.869cm">
          <draw:text-box>
            <text:p><text:span text:style-name="T7">1</text:span></text:p>
          </draw:text-box>
        </draw:frame>
        <draw:frame draw:style-name="gr18" draw:text-style-name="P8" draw:layer="layout" svg:width="1.129cm" svg:height="0.831cm" svg:x="3.372cm" svg:y="7.369cm">
          <draw:text-box>
            <text:p><text:span text:style-name="T7">2</text:span></text:p>
          </draw:text-box>
        </draw:frame>
        <draw:frame draw:style-name="gr18" draw:text-style-name="P8" draw:layer="layout" svg:width="1.129cm" svg:height="0.831cm" svg:x="6.601cm" svg:y="7.369cm">
          <draw:text-box>
            <text:p><text:span text:style-name="T7">3</text:span></text:p>
          </draw:text-box>
        </draw:frame>
        <draw:frame draw:style-name="gr19" draw:text-style-name="P8" draw:layer="layout" svg:width="0.815cm" svg:height="0.831cm" svg:x="2.072cm" svg:y="8.869cm">
          <draw:text-box>
            <text:p><text:span text:style-name="T7">4</text:span></text:p>
          </draw:text-box>
        </draw:frame>
        <draw:frame draw:style-name="gr19" draw:text-style-name="P8" draw:layer="layout" svg:width="0.815cm" svg:height="0.831cm" svg:x="4.472cm" svg:y="9cm">
          <draw:text-box>
            <text:p><text:span text:style-name="T7">6</text:span></text:p>
          </draw:text-box>
        </draw:frame>
        <draw:frame draw:style-name="gr19" draw:text-style-name="P8" draw:layer="layout" svg:width="0.815cm" svg:height="0.831cm" svg:x="5.701cm" svg:y="8.969cm">
          <draw:text-box>
            <text:p><text:span text:style-name="T7">7</text:span></text:p>
          </draw:text-box>
        </draw:frame>
        <draw:frame draw:style-name="gr19" draw:text-style-name="P8" draw:layer="layout" svg:width="0.815cm" svg:height="0.831cm" svg:x="7.801cm" svg:y="9cm">
          <draw:text-box>
            <text:p><text:span text:style-name="T7">8</text:span></text:p>
          </draw:text-box>
        </draw:frame>
        <draw:frame draw:style-name="gr20" draw:text-style-name="P14" draw:layer="layout" svg:width="0.777cm" svg:height="0.806cm" svg:x="4.924cm" svg:y="6.593cm">
          <draw:text-box>
            <text:p><text:span text:style-name="T9">0</text:span></text:p>
          </draw:text-box>
        </draw:frame>
        <draw:frame draw:style-name="gr20" draw:text-style-name="P14" draw:layer="layout" svg:width="0.777cm" svg:height="0.806cm" svg:x="3.41cm" svg:y="8.2cm">
          <draw:text-box>
            <text:p><text:span text:style-name="T9">1</text:span></text:p>
          </draw:text-box>
        </draw:frame>
        <draw:frame draw:style-name="gr20" draw:text-style-name="P14" draw:layer="layout" svg:width="0.777cm" svg:height="0.806cm" svg:x="6.739cm" svg:y="8.2cm">
          <draw:text-box>
            <text:p><text:span text:style-name="T9">2</text:span></text:p>
          </draw:text-box>
        </draw:frame>
        <draw:frame draw:style-name="gr20" draw:text-style-name="P14" draw:layer="layout" svg:width="0.777cm" svg:height="0.806cm" svg:x="1.872cm" svg:y="9.611cm">
          <draw:text-box>
            <text:p><text:span text:style-name="T9">3</text:span></text:p>
          </draw:text-box>
        </draw:frame>
        <draw:frame draw:style-name="gr20" draw:text-style-name="P14" draw:layer="layout" svg:width="0.777cm" svg:height="0.806cm" svg:x="4cm" svg:y="9.593cm">
          <draw:text-box>
            <text:p><text:span text:style-name="T9">4</text:span></text:p>
          </draw:text-box>
        </draw:frame>
        <draw:frame draw:style-name="gr20" draw:text-style-name="P14" draw:layer="layout" svg:width="0.777cm" svg:height="0.806cm" svg:x="5.824cm" svg:y="9.693cm">
          <draw:text-box>
            <text:p><text:span text:style-name="T9">5</text:span></text:p>
          </draw:text-box>
        </draw:frame>
        <draw:frame draw:style-name="gr20" draw:text-style-name="P14" draw:layer="layout" svg:width="0.777cm" svg:height="0.806cm" svg:x="8.223cm" svg:y="9.693cm">
          <draw:text-box>
            <text:p><text:span text:style-name="T9">6</text:span></text:p>
          </draw:text-box>
        </draw:frame>
        <draw:custom-shape draw:style-name="gr16" draw:text-style-name="P11" draw:layer="layout" svg:width="1cm" svg:height="1cm" svg:x="0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cm" svg:height="1cm" svg:x="2.801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2.101cm" svg:y1="9.499cm" svg:x2="1.5cm" svg:y2="10.411cm">
          <text:p/>
        </draw:line>
        <draw:line draw:style-name="gr17" draw:text-style-name="P12" draw:layer="layout" svg:x1="2.649cm" svg:y1="9.7cm" svg:x2="3.1cm" svg:y2="10.511cm">
          <text:p/>
        </draw:line>
        <draw:frame draw:style-name="gr19" draw:text-style-name="P8" draw:layer="layout" svg:width="0.815cm" svg:height="0.831cm" svg:x="0.872cm" svg:y="10.58cm">
          <draw:text-box>
            <text:p><text:span text:style-name="T7">9</text:span></text:p>
          </draw:text-box>
        </draw:frame>
        <draw:frame draw:style-name="gr18" draw:text-style-name="P8" draw:layer="layout" svg:width="1.129cm" svg:height="0.831cm" svg:x="2.772cm" svg:y="10.511cm">
          <draw:text-box>
            <text:p><text:span text:style-name="T7">10</text:span></text:p>
          </draw:text-box>
        </draw:frame>
        <draw:frame draw:style-name="gr20" draw:text-style-name="P14" draw:layer="layout" svg:width="0.777cm" svg:height="0.806cm" svg:x="1cm" svg:y="11.31cm">
          <draw:text-box>
            <text:p><text:span text:style-name="T9">7</text:span></text:p>
          </draw:text-box>
        </draw:frame>
        <draw:frame draw:style-name="gr20" draw:text-style-name="P14" draw:layer="layout" svg:width="0.777cm" svg:height="0.806cm" svg:x="3.1cm" svg:y="11.204cm">
          <draw:text-box>
            <text:p><text:span text:style-name="T9">8</text:span></text:p>
          </draw:text-box>
        </draw:frame>
        <draw:custom-shape draw:style-name="gr16" draw:text-style-name="P11" draw:layer="layout" svg:width="1cm" svg:height="1cm" svg:x="4.1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4.801cm" svg:y1="9.899cm" svg:x2="4.6cm" svg:y2="10.899cm">
          <text:p/>
        </draw:line>
        <draw:frame draw:style-name="gr18" draw:text-style-name="P8" draw:layer="layout" svg:width="1.129cm" svg:height="0.831cm" svg:x="4.1cm" svg:y="10.968cm">
          <draw:text-box>
            <text:p><text:span text:style-name="T7">14</text:span></text:p>
          </draw:text-box>
        </draw:frame>
        <draw:g>
          <draw:g>
            <draw:custom-shape draw:style-name="gr36" draw:text-style-name="P9" draw:layer="layout" svg:width="1.8cm" svg:height="0.8cm" svg:x="9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5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3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1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20.1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8.3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6.5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4.7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2.901cm" svg:y="7.03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1.8cm" svg:height="0.8cm" svg:x="11.101cm" svg:y="7.0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7" draw:text-style-name="P10" draw:layer="layout" svg:width="2.184cm" svg:height="1cm" draw:transform="rotate (0.515919326889524) translate (8.808cm 8.509cm)">
            <draw:text-box>
              <text:p><text:span text:style-name="T8">arr[0]</text:span></text:p>
            </draw:text-box>
          </draw:frame>
          <draw:frame draw:style-name="gr37" draw:text-style-name="P10" draw:layer="layout" svg:width="2.184cm" svg:height="1cm" draw:transform="rotate (0.515919326889524) translate (10.801cm 8.509cm)">
            <draw:text-box>
              <text:p><text:span text:style-name="T8">arr[1]</text:span></text:p>
            </draw:text-box>
          </draw:frame>
          <draw:frame draw:style-name="gr37" draw:text-style-name="P10" draw:layer="layout" svg:width="2.184cm" svg:height="1cm" draw:transform="rotate (0.515919326889524) translate (12.501cm 8.509cm)">
            <draw:text-box>
              <text:p><text:span text:style-name="T8">arr[2]</text:span></text:p>
            </draw:text-box>
          </draw:frame>
          <draw:frame draw:style-name="gr37" draw:text-style-name="P10" draw:layer="layout" svg:width="2.184cm" svg:height="1cm" draw:transform="rotate (0.515919326889524) translate (23.308cm 8.509cm)">
            <draw:text-box>
              <text:p><text:span text:style-name="T8">arr[8]</text:span></text:p>
            </draw:text-box>
          </draw:frame>
          <draw:frame draw:style-name="gr37" draw:text-style-name="P10" draw:layer="layout" svg:width="2.184cm" svg:height="1cm" draw:transform="rotate (0.515919326889524) translate (21.508cm 8.509cm)">
            <draw:text-box>
              <text:p><text:span text:style-name="T8">arr[7]</text:span></text:p>
            </draw:text-box>
          </draw:frame>
          <draw:frame draw:style-name="gr37" draw:text-style-name="P10" draw:layer="layout" svg:width="2.184cm" svg:height="1cm" draw:transform="rotate (0.515919326889524) translate (19.608cm 8.509cm)">
            <draw:text-box>
              <text:p><text:span text:style-name="T8">arr[6]</text:span></text:p>
            </draw:text-box>
          </draw:frame>
          <draw:frame draw:style-name="gr37" draw:text-style-name="P10" draw:layer="layout" svg:width="2.184cm" svg:height="1cm" draw:transform="rotate (0.515919326889524) translate (17.901cm 8.562cm)">
            <draw:text-box>
              <text:p><text:span text:style-name="T8">arr[5]</text:span></text:p>
            </draw:text-box>
          </draw:frame>
          <draw:frame draw:style-name="gr37" draw:text-style-name="P10" draw:layer="layout" svg:width="2.184cm" svg:height="1cm" draw:transform="rotate (0.515919326889524) translate (16.008cm 8.509cm)">
            <draw:text-box>
              <text:p><text:span text:style-name="T8">arr[4]</text:span></text:p>
            </draw:text-box>
          </draw:frame>
          <draw:frame draw:style-name="gr37" draw:text-style-name="P10" draw:layer="layout" svg:width="2.184cm" svg:height="1cm" draw:transform="rotate (0.515919326889524) translate (14.208cm 8.509cm)">
            <draw:text-box>
              <text:p><text:span text:style-name="T8">arr[3]</text:span></text:p>
            </draw:text-box>
          </draw:frame>
          <draw:frame draw:style-name="gr37" draw:text-style-name="P10" draw:layer="layout" svg:width="2.184cm" svg:height="1cm" draw:transform="rotate (0.515919326889524) translate (25.108cm 8.509cm)">
            <draw:text-box>
              <text:p><text:span text:style-name="T8">arr[9]</text:span></text:p>
            </draw:text-box>
          </draw:frame>
        </draw:g>
        <draw:frame draw:style-name="gr18" draw:text-style-name="P10" draw:layer="layout" svg:width="1.129cm" svg:height="0.831cm" svg:x="11.686cm" svg:y="7.032cm">
          <draw:text-box>
            <text:p><text:span text:style-name="T8">2</text:span></text:p>
          </draw:text-box>
        </draw:frame>
        <draw:frame draw:style-name="gr38" draw:text-style-name="P10" draw:layer="layout" svg:width="1.215cm" svg:height="0.831cm" svg:x="9.686cm" svg:y="7.032cm">
          <draw:text-box>
            <text:p><text:span text:style-name="T8">1</text:span></text:p>
          </draw:text-box>
        </draw:frame>
        <draw:frame draw:style-name="gr18" draw:text-style-name="P10" draw:layer="layout" svg:width="1.129cm" svg:height="0.831cm" svg:x="13.301cm" svg:y="7.001cm">
          <draw:text-box>
            <text:p><text:span text:style-name="T8">3</text:span></text:p>
          </draw:text-box>
        </draw:frame>
        <draw:frame draw:style-name="gr18" draw:text-style-name="P10" draw:layer="layout" svg:width="1.129cm" svg:height="0.831cm" svg:x="22.301cm" svg:y="7.001cm">
          <draw:text-box>
            <text:p><text:span text:style-name="T8">9</text:span></text:p>
          </draw:text-box>
        </draw:frame>
        <draw:frame draw:style-name="gr18" draw:text-style-name="P10" draw:layer="layout" svg:width="1.129cm" svg:height="0.831cm" svg:x="23.972cm" svg:y="7.001cm">
          <draw:text-box>
            <text:p><text:span text:style-name="T8">10</text:span></text:p>
          </draw:text-box>
        </draw:frame>
        <draw:frame draw:style-name="gr18" draw:text-style-name="P10" draw:layer="layout" svg:width="1.129cm" svg:height="0.831cm" svg:x="15.086cm" svg:y="7.001cm">
          <draw:text-box>
            <text:p><text:span text:style-name="T8">4</text:span></text:p>
          </draw:text-box>
        </draw:frame>
        <draw:frame draw:style-name="gr33" draw:text-style-name="P10" draw:layer="layout" svg:width="0.815cm" svg:height="0.831cm" svg:x="17.086cm" svg:y="7.001cm">
          <draw:text-box>
            <text:p><text:span text:style-name="T8">6</text:span></text:p>
          </draw:text-box>
        </draw:frame>
        <draw:frame draw:style-name="gr19" draw:text-style-name="P10" draw:layer="layout" svg:width="0.815cm" svg:height="0.831cm" svg:x="18.886cm" svg:y="7.001cm">
          <draw:text-box>
            <text:p><text:span text:style-name="T8">7</text:span></text:p>
          </draw:text-box>
        </draw:frame>
        <draw:frame draw:style-name="gr19" draw:text-style-name="P10" draw:layer="layout" svg:width="0.815cm" svg:height="0.831cm" svg:x="20.586cm" svg:y="7.001cm">
          <draw:text-box>
            <text:p><text:span text:style-name="T8">8</text:span></text:p>
          </draw:text-box>
        </draw:frame>
        <draw:frame draw:style-name="gr18" draw:text-style-name="P10" draw:layer="layout" svg:width="1.129cm" svg:height="0.831cm" svg:x="25.901cm" svg:y="7.001cm">
          <draw:text-box>
            <text:p><text:span text:style-name="T8">14</text:span></text:p>
          </draw:text-box>
        </draw:frame>
        <draw:frame draw:style-name="gr20" draw:text-style-name="P14" draw:layer="layout" svg:width="0.777cm" svg:height="0.806cm" svg:x="4.801cm" svg:y="11.499cm">
          <draw:text-box>
            <text:p><text:span text:style-name="T9">9</text:span></text:p>
          </draw:text-box>
        </draw:frame>
        <draw:line draw:style-name="gr39" draw:text-style-name="P16" draw:layer="layout" svg:x1="9.3cm" svg:y1="6cm" svg:x2="9.3cm" svg:y2="9.6cm">
          <text:p/>
        </draw:lin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frame draw:style-name="gr42" draw:text-style-name="P17" draw:layer="layout" svg:width="10.457cm" svg:height="0.988cm" svg:x="14.543cm" svg:y="2cm">
          <draw:text-box>
            <text:p><text:span text:style-name="T10">build_maxheap(arr,size):</text:span></text:p>
          </draw:text-box>
        </draw:frame>
        <draw:custom-shape draw:style-name="gr43" draw:text-style-name="P11" draw:layer="layout" svg:width="8.6cm" svg:height="2.993cm" svg:x="14.8cm" svg:y="2.999cm">
          <text:p/>
          <draw:enhanced-geometry svg:viewBox="0 0 21600 21600" draw:type="rectangle" draw:enhanced-path="M 0 0 L 21600 0 21600 21600 0 21600 0 0 Z N"/>
        </draw:custom-shape>
        <draw:frame draw:style-name="gr44" draw:text-style-name="P19" draw:layer="layout" svg:width="7.699cm" svg:height="2.758cm" svg:x="14.901cm" svg:y="3.235cm">
          <draw:text-box>
            <text:p text:style-name="P18"><text:span text:style-name="T11">index = size/2 – 1 </text:span></text:p>
            <text:p text:style-name="P18"><text:span text:style-name="T11">while(index &gt;= 0 )</text:span></text:p>
            <text:p text:style-name="P18"><text:span text:style-name="T11"><text:tab/></text:span><text:span text:style-name="T11">maxheapify(arr,index,size)</text:span></text:p>
            <text:p text:style-name="P18"><text:span text:style-name="T11"><text:tab/></text:span><text:span text:style-name="T11">Decrement index</text:span></text:p>
          </draw:text-box>
        </draw:frame>
        <draw:frame draw:style-name="gr42" draw:text-style-name="P20" draw:layer="layout" svg:width="10.457cm" svg:height="0.988cm" svg:x="0.544cm" svg:y="2.808cm">
          <draw:text-box>
            <text:p><text:span text:style-name="T12">heap_sort(arr,size):</text:span></text:p>
          </draw:text-box>
        </draw:frame>
        <draw:custom-shape draw:style-name="gr45" draw:text-style-name="P11" draw:layer="layout" svg:width="8.8cm" svg:height="3.794cm" svg:x="0.801cm" svg:y="3.807cm">
          <text:p/>
          <draw:enhanced-geometry svg:viewBox="0 0 21600 21600" draw:type="rectangle" draw:enhanced-path="M 0 0 L 21600 0 21600 21600 0 21600 0 0 Z N"/>
        </draw:custom-shape>
        <draw:frame draw:style-name="gr46" draw:text-style-name="P19" draw:layer="layout" svg:width="7.699cm" svg:height="3.727cm" svg:x="0.902cm" svg:y="3.843cm">
          <draw:text-box>
            <text:p text:style-name="P18"><text:span text:style-name="T11">build_maxheap(arr,size)</text:span></text:p>
            <text:p text:style-name="P18"><text:span text:style-name="T11">index = size – 1 </text:span></text:p>
            <text:p text:style-name="P18"><text:span text:style-name="T11">while(index &gt;= 0 )</text:span></text:p>
            <text:p text:style-name="P18"><text:span text:style-name="T11"><text:tab/></text:span><text:span text:style-name="T11">swap(arr[0],arr[index])</text:span></text:p>
            <text:p text:style-name="P18"><text:span text:style-name="T11"><text:tab/></text:span><text:span text:style-name="T11">maxheapify(arr,0,index)</text:span></text:p>
            <text:p text:style-name="P18"><text:span text:style-name="T11"><text:tab/></text:span><text:span text:style-name="T11">Decrement index</text:span></text:p>
          </draw:text-box>
        </draw:frame>
        <draw:frame draw:style-name="gr47" draw:text-style-name="P21" draw:layer="layout" svg:width="12.101cm" svg:height="0.989cm" svg:x="14.799cm" svg:y="6.3cm">
          <draw:text-box>
            <text:p><text:span text:style-name="T10">maxheapify(arr,index,size)</text:span></text:p>
          </draw:text-box>
        </draw:frame>
        <draw:custom-shape draw:style-name="gr48" draw:text-style-name="P11" draw:layer="layout" svg:width="9.2cm" svg:height="7.411cm" svg:x="14.899cm" svg:y="7.289cm">
          <text:p/>
          <draw:enhanced-geometry svg:viewBox="0 0 21600 21600" draw:type="rectangle" draw:enhanced-path="M 0 0 L 21600 0 21600 21600 0 21600 0 0 Z N"/>
        </draw:custom-shape>
        <draw:frame draw:style-name="gr49" draw:text-style-name="P22" draw:layer="layout" svg:width="8.4cm" svg:height="6.948cm" svg:x="15.099cm" svg:y="7.489cm">
          <draw:text-box>
            <text:p text:style-name="P18"><text:span text:style-name="T13"><text:s/></text:span><text:span text:style-name="T11">L = 2*index +1</text:span></text:p>
            <text:p text:style-name="P18"><text:span text:style-name="T11"><text:s/></text:span><text:span text:style-name="T11">R = 2*index+2</text:span></text:p>
            <text:p text:style-name="P18"><text:span text:style-name="T11"><text:s/></text:span><text:span text:style-name="T11">if(arr[index] &lt; arr[L] AND L &lt; size)</text:span></text:p>
            <text:p text:style-name="P18"><text:span text:style-name="T11"><text:s text:c="3"/></text:span><text:span text:style-name="T11">large = L</text:span></text:p>
            <text:p text:style-name="P18"><text:span text:style-name="T11"><text:s/></text:span><text:span text:style-name="T11">else</text:span></text:p>
            <text:p text:style-name="P18"><text:span text:style-name="T11"><text:s text:c="3"/></text:span><text:span text:style-name="T11">large = index</text:span></text:p>
            <text:p text:style-name="P18"><text:span text:style-name="T11"><text:s/></text:span><text:span text:style-name="T11">if(arr[large]&lt; arr[R] AND R &lt; size)</text:span></text:p>
            <text:p text:style-name="P18"><text:span text:style-name="T11"><text:s text:c="3"/></text:span><text:span text:style-name="T11">large = R </text:span></text:p>
            <text:p text:style-name="P18"><text:span text:style-name="T11"><text:s/></text:span><text:span text:style-name="T11">if(index != large)</text:span></text:p>
            <text:p text:style-name="P18"><text:span text:style-name="T11"><text:s text:c="3"/></text:span><text:span text:style-name="T11">swap(arr[large] ,arr[index]) </text:span></text:p>
            <text:p text:style-name="P18"><text:span text:style-name="T11"><text:s text:c="3"/></text:span><text:span text:style-name="T11">maxheapify(arr,large,size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Heap Sort </text:span></text:p>
          </draw:text-box>
        </draw:frame>
        <draw:frame draw:style-name="gr50" draw:text-style-name="P23" draw:layer="layout" svg:width="7.579cm" svg:height="1.398cm" svg:x="0.821cm" svg:y="2.9cm">
          <draw:text-box>
            <text:p><text:span text:style-name="T14">Advantages</text:span></text:p>
          </draw:text-box>
        </draw:frame>
        <draw:frame draw:style-name="gr51" draw:text-style-name="P25" draw:layer="layout" svg:width="21.528cm" svg:height="3.566cm" svg:x="1.4cm" svg:y="4.1cm">
          <draw:text-box>
            <text:list text:style-name="L3">
              <text:list-item>
                <text:p xml:id="id3" text:id="id3" text:style-name="P24"><text:span text:style-name="T15">The Heap sort algorithm is widely used because of its efficiency.</text:span></text:p>
              </text:list-item>
              <text:list-item>
                <text:p xml:id="id4" text:id="id4" text:style-name="P24"><text:span text:style-name="T15">It is an in-place sorting technique </text:span></text:p>
              </text:list-item>
              <text:list-item>
                <text:p xml:id="id5" text:id="id5" text:style-name="P24"><text:span text:style-name="T15">The Heap sort algorithm exhibits consistent performan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</text:span><text:span text:style-name="T4">Sorting Techniques </text:span><text:span text:style-name="T5"><text:line-break/></text:span><text:span text:style-name="T5">Heap Sort </text:span></text:p>
          </draw:text-box>
        </draw:frame>
        <draw:frame draw:style-name="gr50" draw:text-style-name="P23" draw:layer="layout" svg:width="7.579cm" svg:height="1.398cm" svg:x="0.821cm" svg:y="2.9cm">
          <draw:text-box>
            <text:p><text:span text:style-name="T14">Advantages</text:span></text:p>
          </draw:text-box>
        </draw:frame>
        <draw:frame draw:style-name="gr51" draw:text-style-name="P25" draw:layer="layout" svg:width="21.528cm" svg:height="3.566cm" svg:x="1.4cm" svg:y="4.1cm">
          <draw:text-box>
            <text:list text:style-name="L3">
              <text:list-item>
                <text:p text:style-name="P24"><text:span text:style-name="T15">The Heap sort </text:span><text:span text:style-name="T15">algorithm is widely </text:span><text:span text:style-name="T15">used because of its </text:span><text:span text:style-name="T15">efficiency.</text:span></text:p>
              </text:list-item>
              <text:list-item>
                <text:p text:style-name="P24"><text:span text:style-name="T15">It is an in-place sorting </text:span><text:span text:style-name="T15">technique </text:span></text:p>
              </text:list-item>
              <text:list-item>
                <text:p text:style-name="P24"><text:span text:style-name="T15">The Heap sort </text:span><text:span text:style-name="T15">algorithm exhibits </text:span><text:span text:style-name="T15">consistent </text:span><text:span text:style-name="T15">performance</text:span></text:p>
              </text:list-item>
            </text:list>
          </draw:text-box>
        </draw:frame>
        <draw:frame draw:style-name="gr50" draw:text-style-name="P27" draw:layer="layout" svg:width="8.599cm" svg:height="1.398cm" svg:x="0.801cm" svg:y="8.1cm">
          <draw:text-box>
            <text:p><text:span text:style-name="T16">Disadvantages</text:span></text:p>
          </draw:text-box>
        </draw:frame>
        <draw:frame draw:style-name="gr52" draw:text-style-name="P29" draw:layer="layout" svg:width="8.6cm" svg:height="0.988cm" svg:x="1.4cm" svg:y="9.7cm">
          <draw:text-box>
            <text:list text:style-name="L3">
              <text:list-item>
                <text:p xml:id="id6" text:id="id6" text:style-name="P28"><text:span text:style-name="T17">It is not a stable sort</text:span></text:p>
              </text:list-item>
            </text:list>
          </draw:text-box>
        </draw:frame>
        <draw:frame draw:style-name="gr52" draw:text-style-name="P29" draw:layer="layout" svg:width="4.571cm" svg:height="0.988cm" svg:x="1.329cm" svg:y="12.4cm">
          <draw:text-box>
            <text:list text:style-name="L3">
              <text:list-item>
                <text:p xml:id="id8" text:id="id8" text:style-name="P28"><text:span text:style-name="T17">O(nlogn)</text:span></text:p>
              </text:list-item>
            </text:list>
          </draw:text-box>
        </draw:frame>
        <draw:frame draw:style-name="gr53" draw:text-style-name="P27" draw:layer="layout" svg:width="13.579cm" svg:height="1.73cm" svg:x="0.9cm" svg:y="11.07cm">
          <draw:text-box>
            <text:p xml:id="id7" text:id="id7"><text:span text:style-name="T16">Time Complex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Code -Heap Sor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4"/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08D0F4915599228F.png" xlink:type="simple" xlink:show="embed" xlink:actuate="onLoad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71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803B8C8A483C48C9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7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7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20:36:48.701561082</meta:creation-date>
    <meta:editing-duration>P4DT14H22M22S</meta:editing-duration>
    <meta:editing-cycles>169</meta:editing-cycles>
    <meta:generator>LibreOffice/6.0.7.3$Linux_X86_64 LibreOffice_project/00m0$Build-3</meta:generator>
    <dc:title>Bright Blue</dc:title>
    <dc:date>2020-09-30T10:11:40.811330753</dc:date>
    <meta:document-statistic meta:object-count="2386"/>
    <meta:template xlink:type="simple" xlink:actuate="onRequest" xlink:title="Bright Blue" xlink:href="../../Time%20Complexity/R05_Flowchart.odp" meta:date="2020-04-08T20:36:48.497255069"/>
  </office:meta>
</office:document-meta>
</file>